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D000001AB5F69996B6689F3D3.png" manifest:media-type="image/png"/>
  <manifest:file-entry manifest:full-path="Pictures/10000201000001E2000000C6E84FDF8926C30320.png" manifest:media-type="image/png"/>
  <manifest:file-entry manifest:full-path="Pictures/1000000000000138000000E1203F65DD67EF28B8.png" manifest:media-type="image/png"/>
  <manifest:file-entry manifest:full-path="Pictures/100002010000015D0000005A3EB7B22ACBB86888.png" manifest:media-type="image/png"/>
  <manifest:file-entry manifest:full-path="Pictures/100000000000016E000000ADF3FA3A23CE112E7C.gif" manifest:media-type="image/gif"/>
  <manifest:file-entry manifest:full-path="Pictures/10000201000001710000006675417EDA4E2BB0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9"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30"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4"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5"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36"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37"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8"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9"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40"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1"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42"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3"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44"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5"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6"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7"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8"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9"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50"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51"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52"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53"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54"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55" style:family="paragraph" style:parent-style-name="Heading_20_1">
      <style:text-properties fo:font-size="21pt" fo:font-weight="normal" officeooo:rsid="0002557c" officeooo:paragraph-rsid="0002557c"/>
    </style:style>
    <style:style style:name="P56" style:family="paragraph" style:parent-style-name="Heading_20_1">
      <style:text-properties fo:font-size="21pt" fo:font-weight="normal" officeooo:rsid="0002af32" officeooo:paragraph-rsid="0002af32"/>
    </style:style>
    <style:style style:name="P57" style:family="paragraph" style:parent-style-name="Heading_20_1">
      <style:text-properties fo:font-size="21pt" fo:font-weight="normal" officeooo:rsid="00037498" officeooo:paragraph-rsid="00037498"/>
    </style:style>
    <style:style style:name="P58" style:family="paragraph" style:parent-style-name="Heading_20_1">
      <style:text-properties fo:font-size="21pt" fo:font-weight="normal" officeooo:rsid="0005349c" officeooo:paragraph-rsid="0005349c"/>
    </style:style>
    <style:style style:name="P59" style:family="paragraph" style:parent-style-name="Heading_20_1">
      <style:text-properties fo:font-size="21pt" fo:font-weight="normal" officeooo:rsid="0005a294" officeooo:paragraph-rsid="0005a294"/>
    </style:style>
    <style:style style:name="P60" style:family="paragraph" style:parent-style-name="Heading_20_1">
      <style:text-properties fo:font-size="21pt" fo:font-weight="normal" officeooo:rsid="0007563d" officeooo:paragraph-rsid="0007563d"/>
    </style:style>
    <style:style style:name="P61" style:family="paragraph" style:parent-style-name="Heading_20_1">
      <style:text-properties fo:font-size="21pt" fo:font-weight="normal" officeooo:rsid="0008c68a" officeooo:paragraph-rsid="0008c68a"/>
    </style:style>
    <style:style style:name="P62" style:family="paragraph" style:parent-style-name="Heading_20_1">
      <style:text-properties fo:font-size="21pt" fo:font-weight="normal" officeooo:rsid="002520c7" officeooo:paragraph-rsid="002520c7"/>
    </style:style>
    <style:style style:name="P63" style:family="paragraph" style:parent-style-name="Heading_20_1">
      <style:text-properties fo:font-size="21pt" fo:font-weight="normal" officeooo:rsid="002d37a7" officeooo:paragraph-rsid="002d37a7"/>
    </style:style>
    <style:style style:name="P64" style:family="paragraph" style:parent-style-name="Heading_20_1">
      <style:text-properties fo:font-size="21pt" fo:font-weight="normal" officeooo:rsid="002f02d2" officeooo:paragraph-rsid="002f02d2"/>
    </style:style>
    <style:style style:name="P65" style:family="paragraph" style:parent-style-name="Heading_20_1">
      <style:text-properties fo:font-size="21pt" fo:font-weight="normal" officeooo:rsid="0031e69b" officeooo:paragraph-rsid="0031e69b"/>
    </style:style>
    <style:style style:name="P66" style:family="paragraph" style:parent-style-name="Heading_20_1">
      <style:text-properties fo:font-size="21pt" fo:font-weight="normal" officeooo:rsid="0032daea" officeooo:paragraph-rsid="0032daea"/>
    </style:style>
    <style:style style:name="P67" style:family="paragraph" style:parent-style-name="Heading_20_1">
      <style:text-properties fo:font-size="21pt" fo:font-weight="normal" officeooo:rsid="0036db5b" officeooo:paragraph-rsid="0036db5b"/>
    </style:style>
    <style:style style:name="P68" style:family="paragraph" style:parent-style-name="Heading_20_1">
      <style:text-properties fo:font-size="21pt" fo:font-weight="normal" officeooo:rsid="003892be" officeooo:paragraph-rsid="003892be"/>
    </style:style>
    <style:style style:name="P69" style:family="paragraph" style:parent-style-name="Heading_20_1">
      <style:text-properties fo:font-size="21pt" fo:font-weight="normal" officeooo:rsid="003cb772" officeooo:paragraph-rsid="003cb772"/>
    </style:style>
    <style:style style:name="P70" style:family="paragraph" style:parent-style-name="Heading_20_1">
      <style:text-properties fo:font-size="21pt" fo:font-weight="normal" officeooo:rsid="0047db5e" officeooo:paragraph-rsid="0047db5e"/>
    </style:style>
    <style:style style:name="P71"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72"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73"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74"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75"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76"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77"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78"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79"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80"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81"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82" style:family="paragraph" style:parent-style-name="Text_20_body">
      <style:text-properties officeooo:paragraph-rsid="002520c7"/>
    </style:style>
    <style:style style:name="P83" style:family="paragraph" style:parent-style-name="Text_20_body">
      <style:text-properties officeooo:rsid="002520c7" officeooo:paragraph-rsid="002520c7"/>
    </style:style>
    <style:style style:name="P84" style:family="paragraph" style:parent-style-name="Text_20_body">
      <style:text-properties officeooo:rsid="002ac981" officeooo:paragraph-rsid="002ac981"/>
    </style:style>
    <style:style style:name="P85" style:family="paragraph" style:parent-style-name="Text_20_body">
      <style:text-properties officeooo:rsid="002d37a7" officeooo:paragraph-rsid="002d37a7"/>
    </style:style>
    <style:style style:name="P86" style:family="paragraph" style:parent-style-name="Text_20_body">
      <style:text-properties officeooo:rsid="002f02d2" officeooo:paragraph-rsid="002f02d2"/>
    </style:style>
    <style:style style:name="P87" style:family="paragraph" style:parent-style-name="Text_20_body">
      <style:text-properties officeooo:rsid="0031e69b" officeooo:paragraph-rsid="0031e69b"/>
    </style:style>
    <style:style style:name="P88" style:family="paragraph" style:parent-style-name="Text_20_body">
      <style:text-properties officeooo:rsid="0032daea" officeooo:paragraph-rsid="0032daea"/>
    </style:style>
    <style:style style:name="P89" style:family="paragraph" style:parent-style-name="Text_20_body">
      <style:text-properties officeooo:paragraph-rsid="0033dc66"/>
    </style:style>
    <style:style style:name="P90" style:family="paragraph" style:parent-style-name="Text_20_body">
      <style:text-properties officeooo:rsid="0033dc66" officeooo:paragraph-rsid="0033dc66"/>
    </style:style>
    <style:style style:name="P91" style:family="paragraph" style:parent-style-name="Text_20_body">
      <style:text-properties officeooo:rsid="00353d5a" officeooo:paragraph-rsid="00353d5a"/>
    </style:style>
    <style:style style:name="P92" style:family="paragraph" style:parent-style-name="Text_20_body">
      <style:text-properties officeooo:rsid="0036db5b" officeooo:paragraph-rsid="0036db5b"/>
    </style:style>
    <style:style style:name="P93" style:family="paragraph" style:parent-style-name="Text_20_body">
      <style:text-properties officeooo:rsid="003892be" officeooo:paragraph-rsid="003892be"/>
    </style:style>
    <style:style style:name="P94" style:family="paragraph" style:parent-style-name="Text_20_body">
      <style:text-properties officeooo:rsid="003afb1b" officeooo:paragraph-rsid="003afb1b"/>
    </style:style>
    <style:style style:name="P95" style:family="paragraph" style:parent-style-name="Text_20_body">
      <style:text-properties officeooo:rsid="003cb772" officeooo:paragraph-rsid="003cb772"/>
    </style:style>
    <style:style style:name="P96" style:family="paragraph" style:parent-style-name="Text_20_body">
      <style:text-properties officeooo:rsid="00464c74" officeooo:paragraph-rsid="00464c74"/>
    </style:style>
    <style:style style:name="P97" style:family="paragraph" style:parent-style-name="Text_20_body">
      <style:text-properties officeooo:rsid="0047db5e" officeooo:paragraph-rsid="0047db5e"/>
    </style:style>
    <style:style style:name="P98" style:family="paragraph" style:parent-style-name="Text_20_body">
      <style:paragraph-properties fo:margin-top="0cm" fo:margin-bottom="0cm" loext:contextual-spacing="false" style:line-height-at-least="0.503cm"/>
      <style:text-properties fo:font-size="9.75pt" loext:padding="0cm" loext:border="none"/>
    </style:style>
    <style:style style:name="P99" style:family="paragraph" style:parent-style-name="Text_20_body">
      <style:paragraph-properties fo:margin-top="0cm" fo:margin-bottom="0cm" loext:contextual-spacing="false" style:line-height-at-least="0.503cm"/>
    </style:style>
    <style:style style:name="P100"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101"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02"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03" style:family="paragraph" style:parent-style-name="Text_20_body">
      <style:paragraph-properties fo:margin-top="0cm" fo:margin-bottom="0cm" loext:contextual-spacing="false" style:line-height-at-least="0.503cm"/>
      <style:text-properties fo:font-size="12pt" loext:padding="0cm" loext:border="none"/>
    </style:style>
    <style:style style:name="P104"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105"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06"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07"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08"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0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10"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11"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12"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13"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14"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1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16"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17"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18"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19" style:family="paragraph" style:parent-style-name="Text_20_body">
      <style:text-properties officeooo:rsid="0047db5e" officeooo:paragraph-rsid="0047db5e"/>
    </style:style>
    <style:style style:name="P120" style:family="paragraph" style:parent-style-name="Text_20_body">
      <style:text-properties officeooo:rsid="004c9fc0" officeooo:paragraph-rsid="004c9fc0"/>
    </style:style>
    <style:style style:name="P121" style:family="paragraph" style:parent-style-name="Text_20_body">
      <style:text-properties officeooo:rsid="004d5216" officeooo:paragraph-rsid="004d5216"/>
    </style:style>
    <style:style style:name="P122"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23"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24"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5" style:family="paragraph" style:parent-style-name="Text_20_body" style:list-style-name="L8">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6"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7"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8"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9"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30"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31"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32"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3"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35"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36"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37" style:family="paragraph" style:parent-style-name="Heading_20_1">
      <style:text-properties fo:font-size="21pt" fo:font-weight="normal" officeooo:rsid="0047db5e" officeooo:paragraph-rsid="0047db5e"/>
    </style:style>
    <style:style style:name="P138" style:family="paragraph" style:parent-style-name="Heading_20_1">
      <style:text-properties fo:font-size="21pt" fo:font-weight="normal" officeooo:rsid="004c9fc0" officeooo:paragraph-rsid="004c9fc0"/>
    </style:style>
    <style:style style:name="P139"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7" style:family="text">
      <style:text-properties fo:font-variant="normal" fo:text-transform="none" fo:color="#009900" style:font-name="Consolas2" fo:font-style="normal" fo:font-weight="normal" fo:background-color="#e0e0e0" loext:char-shading-value="0" loext:padding="0cm" loext:border="none"/>
    </style:style>
    <style:style style:name="T38" style:family="text">
      <style:text-properties fo:font-variant="normal" fo:text-transform="none" fo:color="#009900" style:font-name="Consolas2" fo:font-style="normal" fo:font-weight="normal" fo:background-color="#ffffff" loext:char-shading-value="0" loext:padding="0cm" loext:border="none"/>
    </style:style>
    <style:style style:name="T39"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1" style:family="text">
      <style:text-properties fo:font-variant="normal" fo:text-transform="none" fo:background-color="#ffffff" loext:char-shading-value="0" loext:padding="0cm" loext:border="none"/>
    </style:style>
    <style:style style:name="T42" style:family="text">
      <style:text-properties fo:font-variant="normal" fo:text-transform="none" fo:color="#808080" style:font-name="Consolas2" fo:font-style="normal" fo:font-weight="normal" fo:background-color="#ffffff" loext:char-shading-value="0" loext:padding="0cm" loext:border="none"/>
    </style:style>
    <style:style style:name="T43" style:family="text">
      <style:text-properties fo:font-variant="normal" fo:text-transform="none" fo:color="#808080" style:font-name="Consolas2" fo:font-style="normal" fo:font-weight="bold" fo:background-color="#e0e0e0" loext:char-shading-value="0" loext:padding="0cm" loext:border="none"/>
    </style:style>
    <style:style style:name="T44" style:family="text">
      <style:text-properties fo:font-variant="normal" fo:text-transform="none" fo:color="#808080" style:font-name="Consolas2" fo:font-style="normal" fo:font-weight="bold" fo:background-color="#ffffff" loext:char-shading-value="0" loext:padding="0cm" loext:border="none"/>
    </style:style>
    <style:style style:name="T45" style:family="text">
      <style:text-properties fo:font-variant="normal" fo:text-transform="none" fo:background-color="#e0e0e0" loext:char-shading-value="0" loext:padding="0cm" loext:border="none"/>
    </style:style>
    <style:style style:name="T46" style:family="text">
      <style:text-properties fo:font-variant="normal" fo:text-transform="none" style:font-name="Consolas2" fo:font-style="normal" fo:font-weight="normal" fo:background-color="#e0e0e0" loext:char-shading-value="0" loext:padding="0cm" loext:border="none"/>
    </style:style>
    <style:style style:name="T47" style:family="text">
      <style:text-properties fo:font-variant="normal" fo:text-transform="none" style:font-name="Consolas2" fo:font-style="normal" fo:font-weight="normal" fo:background-color="#ffffff" loext:char-shading-value="0" loext:padding="0cm" loext:border="none"/>
    </style:style>
    <style:style style:name="T48" style:family="text">
      <style:text-properties fo:font-variant="normal" fo:text-transform="none" style:font-name="Consolas2" fo:letter-spacing="normal"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e0e0e0" loext:char-shading-value="0" loext:padding="0cm" loext:border="none"/>
    </style:style>
    <style:style style:name="T50" style:family="text">
      <style:text-properties fo:font-variant="normal" fo:text-transform="none" fo:color="#ff1493" style:font-name="Consolas2" fo:font-style="normal" fo:font-weight="bold" fo:background-color="#e0e0e0" loext:char-shading-value="0" loext:padding="0cm" loext:border="none"/>
    </style:style>
    <style:style style:name="T51" style:family="text">
      <style:text-properties fo:font-variant="normal" fo:text-transform="none" fo:color="#0000ff" style:font-name="Consolas2" fo:font-style="normal" fo:font-weight="normal" fo:background-color="#e0e0e0" loext:char-shading-value="0" loext:padding="0cm" loext:border="none"/>
    </style:style>
    <style:style style:name="T52" style:family="text">
      <style:text-properties fo:font-variant="normal" fo:text-transform="none" fo:color="#0000ff" style:font-name="Consolas2" fo:font-style="normal" fo:font-weight="normal" fo:background-color="#ffffff" loext:char-shading-value="0" loext:padding="0cm" loext:border="none"/>
    </style:style>
    <style:style style:name="T53"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4" style:family="text">
      <style:text-properties fo:font-variant="normal" fo:text-transform="none" fo:letter-spacing="normal" fo:background-color="#ffffff" loext:char-shading-value="0" loext:padding="0cm" loext:border="none"/>
    </style:style>
    <style:style style:name="T55" style:family="text">
      <style:text-properties fo:font-variant="normal" fo:text-transform="none" fo:letter-spacing="normal" fo:background-color="#e0e0e0" loext:char-shading-value="0" loext:padding="0cm" loext:border="none"/>
    </style:style>
    <style:style style:name="T56" style:family="text">
      <style:text-properties fo:font-variant="normal" fo:text-transform="none" style:font-name="Roboto" fo:font-size="12pt" fo:letter-spacing="normal" fo:font-style="normal" fo:font-weight="normal" loext:padding="0cm" loext:border="none"/>
    </style:style>
    <style:style style:name="T57" style:family="text">
      <style:text-properties fo:font-variant="normal" fo:text-transform="none" style:font-name="Roboto" fo:font-size="12pt" fo:letter-spacing="normal" fo:font-style="normal" style:font-size-asian="12pt" style:font-size-complex="12pt" loext:padding="0cm" loext:border="none"/>
    </style:style>
    <style:style style:name="T58" style:family="text">
      <style:text-properties fo:font-variant="normal" fo:text-transform="none" style:font-name="Consolas1" fo:font-size="11.25pt" fo:letter-spacing="normal" fo:font-style="normal" fo:font-weight="normal" loext:padding="0cm" loext:border="none"/>
    </style:style>
    <style:style style:name="T59" style:family="text">
      <style:text-properties style:font-name="Consolas" fo:font-size="9pt" fo:font-style="normal" fo:font-weight="normal"/>
    </style:style>
    <style:style style:name="T60" style:family="text">
      <style:text-properties fo:font-weight="bold"/>
    </style:style>
    <style:style style:name="T61" style:family="text">
      <style:text-properties fo:font-size="6.75pt"/>
    </style:style>
    <style:style style:name="T62" style:family="text">
      <style:text-properties fo:font-size="6.75pt" fo:font-weight="bold"/>
    </style:style>
    <style:style style:name="T63" style:family="text">
      <style:text-properties fo:font-weight="normal" loext:padding="0cm" loext:border="none"/>
    </style:style>
    <style:style style:name="T64" style:family="text">
      <style:text-properties fo:color="#ec4e20" style:text-line-through-style="none" style:text-line-through-type="none" fo:font-size="13.5pt" style:text-underline-style="none" style:text-blinking="false" loext:padding="0cm" loext:border="none"/>
    </style:style>
    <style:style style:name="T65"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66" style:family="text">
      <style:text-properties fo:color="#ec4e20" style:text-line-through-style="none" style:text-line-through-type="none" style:text-underline-style="none" style:text-blinking="false"/>
    </style:style>
    <style:style style:name="T67" style:family="text">
      <style:text-properties officeooo:rsid="002520c7"/>
    </style:style>
    <style:style style:name="T68" style:family="text">
      <style:text-properties fo:font-size="8.25pt"/>
    </style:style>
    <style:style style:name="T69" style:family="text">
      <style:text-properties officeooo:rsid="0033dc66"/>
    </style:style>
    <style:style style:name="T70" style:family="text">
      <style:text-properties fo:font-size="12pt" style:font-size-asian="12pt" style:font-size-complex="12pt" loext:padding="0cm" loext:border="none"/>
    </style:style>
    <style:style style:name="T71" style:family="text">
      <style:text-properties style:font-name="Consolas1" fo:font-size="11.25pt" fo:font-style="normal" fo:font-weight="normal"/>
    </style:style>
    <style:style style:name="fr1"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55"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1"><draw:a xlink:type="simple" xlink:href="https://www.geeksforgeeks.org/wp-content/uploads/gq/2014/12/square.png"><draw:frame draw:style-name="fr1"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55" text:outline-level="1">Check if a string can be obtained by rotating another string 2 places</text:h>
      <text:p text:style-name="P44">Given two strings, the task is to find if a string can be obtained by rotating another string two places.<text:line-break/>Examples:</text:p>
      <text:p text:style-name="P49">Input : string1 = "amazon" </text:p>
      <text:p text:style-name="P105"><text:s text:c="8"/><text:span text:style-name="T59">string2 = "azonam" <text:s/>// rotated anti-clockwise</text:span></text:p>
      <text:p text:style-name="P107">Output : Yes</text:p>
      <text:p text:style-name="P109"/>
      <text:p text:style-name="P107">Input : string1 = "amazon"</text:p>
      <text:p text:style-name="P105"><text:s text:c="8"/><text:span text:style-name="T59">string2 = "onamaz" <text:s/>// rotated clockwise</text:span></text:p>
      <text:p text:style-name="P107">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5" text:outline-level="1">Find the nearest smaller numbers on left side in an array</text:h>
      <text:p text:style-name="P44">Given an array of integers, find the nearest smaller number for every element such that the smaller element is on left side.</text:p>
      <text:p text:style-name="P44">Examples:</text:p>
      <text:p text:style-name="P49">Input: <text:s/>arr[] = {1, 6, 4, 10, 2, 5}</text:p>
      <text:p text:style-name="P107">Output: <text:s text:c="8"/>{_, 1, 1, <text:s/>4, 1, 2}</text:p>
      <text:p text:style-name="P107">First element ('1') has no element on left side. For 6, </text:p>
      <text:p text:style-name="P107">there is only one smaller element on left side '1'. </text:p>
      <text:p text:style-name="P107">For 10, there are three smaller elements on left side (1,</text:p>
      <text:p text:style-name="P107">6 and 4), nearest among the three elements is 4.</text:p>
      <text:p text:style-name="P109"/>
      <text:p text:style-name="P107">Input: arr[] = {1, 3, 0, 2, 5}</text:p>
      <text:p text:style-name="P107">Output: <text:s text:c="7"/>{_, 1, _, 0, 2}</text:p>
      <text:p text:style-name="P44">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71" text:outline-level="1">Pair with given product | Set 1 (Find if any pair exists)</text:h>
      <text:p text:style-name="P104">Input : arr[] = {10, 20, 9, 40};</text:p>
      <text:p text:style-name="P106"><text:s text:c="8"/><text:span text:style-name="T59">int x = 400;</text:span></text:p>
      <text:p text:style-name="P108">Output : Yes</text:p>
      <text:p text:style-name="P109"/>
      <text:p text:style-name="P108">Input : arr[] = {10, 20, 9, 40};</text:p>
      <text:p text:style-name="P106"><text:s text:c="8"/><text:span text:style-name="T59">int x = 190;</text:span></text:p>
      <text:p text:style-name="P108">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56" text:outline-level="1">Position of rightmost set bit</text:h>
      <text:p text:style-name="P44">Write a one line C function to return position of first 1 from right to left, in binary representation of an Integer.</text:p>
      <text:p text:style-name="P49">I/P <text:s text:c="3"/>18, <text:s text:c="2"/>Binary Representation 010010</text:p>
      <text:p text:style-name="P107">O/P <text:s text:c="2"/>2</text:p>
      <text:p text:style-name="P107">I/P <text:s text:c="3"/>19, <text:s text:c="2"/>Binary Representation 010011</text:p>
      <text:p text:style-name="P107">O/P <text:s text:c="2"/>1</text:p>
      <text:p text:style-name="P2"><text:span text:style-name="Source_20_Text"><text:span text:style-name="T24">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to find </text:span></text:span></text:p>
      <text:p text:style-name="P18"><text:span text:style-name="Source_20_Text"><text:span text:style-name="T13">    </text:span></text:span><text:span text:style-name="Source_20_Text"><text:span text:style-name="T30">// the rightmost set bit </text:span></text:span></text:p>
      <text:p text:style-name="P18"><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0">// Position variable initialize </text:span></text:span></text:p>
      <text:p text:style-name="P18"><text:span text:style-name="Source_20_Text"><text:span text:style-name="T13">        </text:span></text:span><text:span text:style-name="Source_20_Text"><text:span text:style-name="T30">// with 1 m variable is used to </text:span></text:span></text:p>
      <text:p text:style-name="P18"><text:span text:style-name="Source_20_Text"><text:span text:style-name="T13">        </text:span></text:span><text:span text:style-name="Source_20_Text"><text:span text:style-name="T30">// check the set bit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6">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6">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Driver Code </text:span></text:span></text:p>
      <text:p text:style-name="P18"><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6">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56" text:outline-level="1">Replace all ‘0’ with ‘5’ in an input Integer</text:h>
      <text:p text:style-name="P44">Given a integer as a input and replace all the ‘0’ with ‘5’ in the integer.<text:line-break/>Examples:</text:p>
      <text:p text:style-name="P50"><text:s text:c="4"/><text:span text:style-name="T59">102 - 152</text:span></text:p>
      <text:p text:style-name="P105"><text:s text:c="4"/><text:span text:style-name="T59">1020 - 1525 </text:span></text:p>
      <text:p text:style-name="P44">Use of array to store all digits is not allowed.</text:p>
      <text:p text:style-name="P98"/>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57" text:outline-level="1"><text:soft-page-break/>Program for array rotation</text:h>
      <text:p text:style-name="P44">Write a function rotate(ar[], d, n) that rotates arr[] of size n by d elements.<text:line-break/><draw:frame draw:style-name="fr2" draw:name="Image2" text:anchor-type="as-char" svg:width="10.451cm" svg:height="1.535cm" draw:z-index="1"><draw:image xlink:href="Pictures/10000201000001710000006675417EDA4E2BB05E.png" xlink:type="simple" xlink:show="embed" xlink:actuate="onLoad"/><svg:title>Array</svg:title></draw:frame></text:p>
      <text:p text:style-name="P44">Rotation of the above array by 2 will make array</text:p>
      <text:p text:style-name="P46"><draw:frame draw:style-name="fr2" draw:name="Image3" text:anchor-type="as-char" svg:width="10.451cm" svg:height="1.376cm" draw:z-index="2"><draw:image xlink:href="Pictures/100002010000015D0000005A3EB7B22ACBB86888.png" xlink:type="simple" xlink:show="embed" xlink:actuate="onLoad"/><svg:title>ArrayRotation1</svg:title></draw:frame></text:p>
      <text:section text:style-name="Sect1" text:name="practiceLinkDiv">
        <text:p text:style-name="P37"><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58"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9">Input: <text:s/>h = 12:00, m = 30.00</text:p>
      <text:p text:style-name="P107">Output: 165 degree</text:p>
      <text:p text:style-name="P109"/>
      <text:p text:style-name="P107">Input: <text:s/>h = 3.00, m = 30.00</text:p>
      <text:p text:style-name="P107">Output: 75 degree</text:p>
      <text:p text:style-name="P80"><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59" text:outline-level="1">Check if all bits of a number are set</text:h>
      <text:p text:style-name="P22">Given a number <text:span text:style-name="T60">n</text:span>. The problem is to check whether every bit in the binary representation of the given number is set or not. Here 0 &lt;= <text:span text:style-name="T60">n</text:span>.</text:p>
      <text:p text:style-name="P19"><text:span text:style-name="Strong_20_Emphasis"><text:span text:style-name="T2">Examples :</text:span></text:span></text:p>
      <text:p text:style-name="P49">Input : 7</text:p>
      <text:p text:style-name="P107">Output : Yes</text:p>
      <text:p text:style-name="P40"><text:span text:style-name="T60">(7)</text:span><text:span text:style-name="T62">10</text:span> = (111)<text:span text:style-name="T61">2</text:span></text:p>
      <text:p text:style-name="P109"><text:soft-page-break/></text:p>
      <text:p text:style-name="P107">Input : 14</text:p>
      <text:p text:style-name="P107">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60" text:outline-level="1">Check if a given Binary Tree is SumTree</text:h>
      <text:p text:style-name="P44">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44">Following is an example of SumTree.</text:p>
      <text:p text:style-name="P50"><text:s text:c="10"/><text:span text:style-name="T59">26</text:span></text:p>
      <text:p text:style-name="P105"><text:s text:c="8"/><text:span text:style-name="T59">/ <text:s text:c="2"/>\</text:span></text:p>
      <text:p text:style-name="P105"><text:s text:c="6"/><text:span text:style-name="T59">10 <text:s text:c="4"/>3</text:span></text:p>
      <text:p text:style-name="P105"><text:s text:c="4"/><text:span text:style-name="T59">/ <text:s text:c="3"/>\ <text:s text:c="4"/>\</text:span></text:p>
      <text:p text:style-name="P105"><text:soft-page-break/><text:s text:c="2"/><text:span text:style-name="T59">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61" text:outline-level="1">Check if two trees are Mirror</text:h>
      <text:p text:style-name="P44">Given two Binary Trees, write a function that returns true if two trees are mirror of each other, else false. For example, the function should return true for following input trees.</text:p>
      <text:p text:style-name="P46"><draw:frame draw:style-name="fr2"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30"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44"><text:soft-page-break/>For two trees ‘a’ and ‘b’ to be mirror images, the following three conditions must be true:</text:p>
      <text:p text:style-name="P99"/>
      <text:list xml:id="list7616267461323787912" text:style-name="L1">
        <text:list-item>
          <text:p text:style-name="P122">Their root node’s key must be same</text:p>
        </text:list-item>
        <text:list-item>
          <text:p text:style-name="P122">Left subtree of root of ‘a’ and right subtree root of ‘b’ are mirror.</text:p>
        </text:list-item>
        <text:list-item>
          <text:p text:style-name="P122">Right subtree of ‘a’ and left subtree of ‘b’ are mirror.</text:p>
        </text:list-item>
      </text:list>
      <text:p text:style-name="P98"/>
      <text:p text:style-name="P7"><text:span text:style-name="Source_20_Text"><text:span text:style-name="T25">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1">/* Base case : Both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If only one is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Both non-empty, compare them recursively </text:span></text:span></text:p>
      <text:p text:style-name="P18"><text:span text:style-name="Source_20_Text"><text:span text:style-name="T14">           </text:span></text:span><text:span text:style-name="Source_20_Text"><text:span text:style-name="T31">Note that in recursive calls, we pass left </text:span></text:span></text:p>
      <text:p text:style-name="P18"><text:span text:style-name="Source_20_Text"><text:span text:style-name="T14">           </text:span></text:span><text:span text:style-name="Source_20_Text"><text:span text:style-name="T31">of one tree and right of other tree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61" text:outline-level="1">Count number of bits to be flipped to convert A to B</text:h>
      <text:p text:style-name="P44">Given two numbers ‘a’ and b’. Write a program to count number of bits needed to be flipped to convert ‘a’ to ‘b’.</text:p>
      <text:p text:style-name="P19"><text:span text:style-name="Strong_20_Emphasis"><text:span text:style-name="T2">Example :</text:span></text:span></text:p>
      <text:p text:style-name="P49">Input : a = 10, b = 20</text:p>
      <text:p text:style-name="P107">Output : 4</text:p>
      <text:p text:style-name="P41"><text:span text:style-name="T15">Binary representation of a is 000</text:span><text:span text:style-name="Strong_20_Emphasis"><text:span text:style-name="T15">0101</text:span></text:span><text:span text:style-name="T15">0</text:span></text:p>
      <text:p text:style-name="P107">Binary representation of b is 00010100</text:p>
      <text:p text:style-name="P107">We need to flip highlighted four bits in a</text:p>
      <text:p text:style-name="P107">to make it b.</text:p>
      <text:p text:style-name="P109"/>
      <text:p text:style-name="P107">Input : a = 7, b = 10</text:p>
      <text:p text:style-name="P107">Output : 3</text:p>
      <text:p text:style-name="P41"><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07">Binary representation of b is 00001010</text:p>
      <text:p text:style-name="P107">We need to flip highlighted three bits in a</text:p>
      <text:p text:style-name="P107">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61" text:outline-level="1">Count number of occurrences (or frequency) in a sorted array</text:h>
      <text:p text:style-name="P44">Given a sorted array arr[] and a number x, write a function that counts the occurrences of x in arr[]. Expected time complexity is O(Logn)</text:p>
      <text:p text:style-name="P19"><text:span text:style-name="Strong_20_Emphasis"><text:span text:style-name="T2">Examples:</text:span></text:span></text:p>
      <text:p text:style-name="P50"><text:s text:c="2"/><text:span text:style-name="T59">Input: arr[] = {1, 1, 2, 2, 2, 2, 3,}, <text:s text:c="2"/>x = 2</text:span></text:p>
      <text:p text:style-name="P105"><text:s text:c="2"/><text:span text:style-name="T59">Output: 4 // x (or 2) occurs 4 times in arr[]</text:span></text:p>
      <text:p text:style-name="P109"/>
      <text:p text:style-name="P105"><text:soft-page-break/><text:s text:c="2"/><text:span text:style-name="T59">Input: arr[] = {1, 1, 2, 2, 2, 2, 3,}, <text:s text:c="2"/>x = 3</text:span></text:p>
      <text:p text:style-name="P105"><text:s text:c="2"/><text:span text:style-name="T59">Output: 1 </text:span></text:p>
      <text:p text:style-name="P109"/>
      <text:p text:style-name="P105"><text:s text:c="2"/><text:span text:style-name="T59">Input: arr[] = {1, 1, 2, 2, 2, 2, 3,}, <text:s text:c="2"/>x = 1</text:span></text:p>
      <text:p text:style-name="P105"><text:s text:c="2"/><text:span text:style-name="T59">Output: 2 </text:span></text:p>
      <text:p text:style-name="P109"/>
      <text:p text:style-name="P105"><text:s text:c="2"/><text:span text:style-name="T59">Input: arr[] = {1, 1, 2, 2, 2, 2, 3,}, <text:s text:c="2"/>x = 4</text:span></text:p>
      <text:p text:style-name="P105"><text:s text:c="2"/><text:span text:style-name="T59">Output: -1 // 4 doesn't occur in arr[] </text:span></text:p>
      <text:section text:style-name="Sect1" text:name="Section2">
        <text:p text:style-name="P37"><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72" text:outline-level="1">Count all possible paths from top left to bottom right of a mXn matrix</text:h>
      <text:p text:style-name="P10">Note the count can also be calculated using the formula (m-1 + n-1)!/(m-1)!(n-1)!.</text:p>
      <text:p text:style-name="P10"/>
      <text:h text:style-name="P72" text:outline-level="1">Equilibrium index of an array</text:h>
      <text:p text:style-name="P44">Equilibrium index of an array is an index such that the sum of elements at lower indexes is equal to the sum of elements at higher indexes. For example, in an array A:</text:p>
      <text:p text:style-name="P44">Example :</text:p>
      <text:p text:style-name="P49">Input : A[] = {-7, 1, 5, 2, -4, 3, 0}</text:p>
      <text:p text:style-name="P107">Output : 3</text:p>
      <text:p text:style-name="P107">3 is an equilibrium index, because:</text:p>
      <text:p text:style-name="P107">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73" text:outline-level="1">Find first and last positions of an element in a sorted array</text:h>
      <text:p text:style-name="P44">Given a sorted array with possibly duplicate elements, the task is to find indexes of first and last occurrences of an element x in the given array.</text:p>
      <text:p text:style-name="P44">Examples:</text:p>
      <text:p text:style-name="P49">Input : arr[] = {1, 3, 5, 5, 5, 5 ,67, 123, 125} <text:s text:c="3"/></text:p>
      <text:p text:style-name="P105"><text:s text:c="8"/><text:span text:style-name="T59">x = 5</text:span></text:p>
      <text:p text:style-name="P107">Output : First Occurrence = 2</text:p>
      <text:p text:style-name="P105"><text:s text:c="9"/><text:span text:style-name="T59">Last Occurrence = 5</text:span></text:p>
      <text:p text:style-name="P109"/>
      <text:p text:style-name="P107">Input : arr[] = {1, 3, 5, 5, 5, 5 ,7, 123 ,125 } <text:s text:c="3"/></text:p>
      <text:p text:style-name="P105"><text:s text:c="8"/><text:span text:style-name="T59">x = 7</text:span></text:p>
      <text:p text:style-name="P107">Output : First Occurrence = 6</text:p>
      <text:p text:style-name="P105"><text:s text:c="9"/><text:span text:style-name="T59">Last Occurrence = 6</text:span></text:p>
      <text:section text:style-name="Sect1" text:name="Section3">
        <text:p text:style-name="P37"><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74" text:outline-level="1">Find four elements that sum to a given value | Set 1 (n^3 solution)</text:h>
      <text:p text:style-name="P44">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75"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44">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76" text:outline-level="1">Find the index of first 1 in a sorted array of 0’s and 1’s</text:h>
      <text:p text:style-name="P44">Given a sorted array consisting 0’s and 1’s. The problem is to find the index of first ‘1’ in the sorted array. It could be possible that the array consists of only 0’s or only 1’s. If 1’s are not present in the array then print “-1”.</text:p>
      <text:p text:style-name="P44">Examples :</text:p>
      <text:p text:style-name="P49">Input : arr[] = {0, 0, 0, 0, 0, 0, 1, 1, 1, 1}</text:p>
      <text:p text:style-name="P107">Output : 6</text:p>
      <text:p text:style-name="P40">The index of first <text:span text:style-name="T60">1</text:span> in the array is 6.</text:p>
      <text:p text:style-name="P109"/>
      <text:p text:style-name="P107">Input : arr[] = {0, 0, 0, 0}</text:p>
      <text:p text:style-name="P107">Output : -1</text:p>
      <text:p text:style-name="P107">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77" text:outline-level="1">Find minimum difference between any two elements</text:h>
      <text:p text:style-name="P44">Given an unsorted array, find the minimum difference between any pair in given array.</text:p>
      <text:p text:style-name="P19"><text:span text:style-name="Strong_20_Emphasis"><text:span text:style-name="T2">Examples :</text:span></text:span></text:p>
      <text:p text:style-name="P49">Input <text:s/>: {1, 5, 3, 19, 18, 25};</text:p>
      <text:p text:style-name="P107">Output : 1</text:p>
      <text:p text:style-name="P107">Minimum difference is between 18 and 19</text:p>
      <text:p text:style-name="P109"/>
      <text:p text:style-name="P107">Input <text:s/>: {30, 5, 20, 9};</text:p>
      <text:p text:style-name="P107">Output : 4</text:p>
      <text:p text:style-name="P107">Minimum difference is between 5 and 9</text:p>
      <text:p text:style-name="P109"/>
      <text:p text:style-name="P107">Input <text:s/>: {1, 19, -4, 31, 38, 25, 100};</text:p>
      <text:p text:style-name="P107">Output : 5</text:p>
      <text:p text:style-name="P107">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78" text:outline-level="1"><text:soft-page-break/>Count the number of possible triangles</text:h>
      <text:p text:style-name="P44">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81"><text:span text:style-name="Strong_20_Emphasis"><text:span text:style-name="T63">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45">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45">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45">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3"/>
      <text:h text:style-name="P31" text:outline-level="1">Find a pair with maximum product in array of Integers</text:h>
      <text:p text:style-name="P44">Given an array with both +ive and -ive integers, return a pair with highest product.</text:p>
      <text:p text:style-name="P19"><text:span text:style-name="Strong_20_Emphasis"><text:span text:style-name="T2">Examples :</text:span></text:span></text:p>
      <text:p text:style-name="P49">Input: arr[] = {1, 4, 3, 6, 7, 0} <text:s/></text:p>
      <text:p text:style-name="P107">Output: {6,7} <text:s/></text:p>
      <text:p text:style-name="P109"/>
      <text:p text:style-name="P107">Input: arr[] = {-1, -3, -4, 2, 0, -5} </text:p>
      <text:p text:style-name="P107">Output: {-4,-5} </text:p>
      <text:section text:style-name="Sect1" text:name="Section4">
        <text:p text:style-name="P37"><text:bookmark text:name="practiceLinkDiv3"/><text:line-break/></text:p>
      </text:section>
      <text:p text:style-name="P24"/>
      <text:p text:style-name="P25">class MaxProd{</text:p>
      <text:p text:style-name="P25"><text:tab/>public static void main(String[] args) {</text:p>
      <text:p text:style-name="P25"><text:tab/><text:tab/>int[] a={-1, -3, -4, 2, 0, -5} ;</text:p>
      <text:p text:style-name="P25"><text:tab/><text:tab/>int n=a.length;</text:p>
      <text:p text:style-name="P25"><text:tab/><text:tab/>int maxa=Integer.MIN_VALUE;</text:p>
      <text:p text:style-name="P25"><text:tab/><text:tab/>int maxb=Integer.MIN_VALUE;</text:p>
      <text:p text:style-name="P25"><text:tab/><text:tab/>int mina=Integer.MAX_VALUE;</text:p>
      <text:p text:style-name="P25"><text:tab/><text:tab/>int minb=Integer.MAX_VALUE;</text:p>
      <text:p text:style-name="P25"><text:tab/><text:tab/>for(int i=0;i&lt;n;i++){</text:p>
      <text:p text:style-name="P25"><text:tab/><text:tab/><text:tab/>if(a[i]&gt;maxa){</text:p>
      <text:p text:style-name="P25"><text:tab/><text:tab/><text:tab/><text:tab/>maxb=maxa;</text:p>
      <text:p text:style-name="P25"><text:tab/><text:tab/><text:tab/><text:tab/>maxa=a[i];</text:p>
      <text:p text:style-name="P25"><text:tab/><text:tab/><text:tab/>}</text:p>
      <text:p text:style-name="P25"><text:tab/><text:tab/><text:tab/>else if(a[i]&gt;maxb){</text:p>
      <text:p text:style-name="P25"><text:tab/><text:tab/><text:tab/><text:tab/>maxb=a[i];</text:p>
      <text:p text:style-name="P25"><text:soft-page-break/><text:tab/><text:tab/><text:tab/>}</text:p>
      <text:p text:style-name="P25"><text:tab/><text:tab/><text:tab/>if(a[i]&lt;mina){</text:p>
      <text:p text:style-name="P25"><text:tab/><text:tab/><text:tab/><text:tab/>minb=mina;</text:p>
      <text:p text:style-name="P25"><text:tab/><text:tab/><text:tab/><text:tab/>mina=a[i];</text:p>
      <text:p text:style-name="P25"><text:tab/><text:tab/><text:tab/>}</text:p>
      <text:p text:style-name="P25"><text:tab/><text:tab/><text:tab/>else if(a[i]&gt;minb){</text:p>
      <text:p text:style-name="P25"><text:tab/><text:tab/><text:tab/><text:tab/>minb=a[i];</text:p>
      <text:p text:style-name="P25"><text:tab/><text:tab/><text:tab/>}</text:p>
      <text:p text:style-name="P25"><text:tab/><text:tab/>}<text:tab/></text:p>
      <text:p text:style-name="P25"><text:tab/><text:tab/>System.out.println(Math.max(maxa*maxb,mina*minb));</text:p>
      <text:p text:style-name="P25"/>
      <text:p text:style-name="P25"/>
      <text:p text:style-name="P25"><text:tab/>}</text:p>
      <text:p text:style-name="P25">}</text:p>
      <text:p text:style-name="P25"/>
      <text:h text:style-name="P32" text:outline-level="1">Print all nodes that don’t have sibling</text:h>
      <text:p text:style-name="P44">Given a Binary Tree, print all nodes that don’t have a sibling (a sibling is a node that has same parent. In a Binary Tree, there can be at most one sibling). Root should not be printed as root cannot have a sibling.</text:p>
      <text:p text:style-name="P44">For example, the output should be “4 5 6” for the following tree.</text:p>
      <text:p text:style-name="P21"><draw:a xlink:type="simple" xlink:href="https://www.geeksforgeeks.org/wp-content/uploads/Binary-Tree.png"><draw:frame draw:style-name="fr2"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7"><text:bookmark text:name="practiceLinkDiv4"/><text:soft-page-break/><text:line-break/></text:p>
      </text:section>
      <text:p text:style-name="P26">class Node{</text:p>
      <text:p text:style-name="P26"><text:tab/>int data;</text:p>
      <text:p text:style-name="P26"><text:tab/>Node left,right;</text:p>
      <text:p text:style-name="P26"><text:tab/>Node(int d){</text:p>
      <text:p text:style-name="P26"><text:tab/><text:tab/>data=d;</text:p>
      <text:p text:style-name="P26"><text:tab/><text:tab/>left=null;</text:p>
      <text:p text:style-name="P26"><text:tab/><text:tab/>right=null;</text:p>
      <text:p text:style-name="P26"><text:tab/>}</text:p>
      <text:p text:style-name="P26">}</text:p>
      <text:p text:style-name="P26"/>
      <text:p text:style-name="P26">class Sibling{</text:p>
      <text:p text:style-name="P26"><text:tab/>Node root;</text:p>
      <text:p text:style-name="P26"/>
      <text:p text:style-name="P26"/>
      <text:p text:style-name="P26"><text:tab/>public static void main(String[] args) {</text:p>
      <text:p text:style-name="P26"><text:tab/><text:tab/>Sibling tree = new Sibling(); </text:p>
      <text:p text:style-name="P26"><text:s text:c="8"/>tree.root = new Node(1); </text:p>
      <text:p text:style-name="P26"><text:s text:c="8"/>tree.root.left = new Node(2); </text:p>
      <text:p text:style-name="P26"><text:s text:c="8"/>tree.root.right = new Node(3); </text:p>
      <text:p text:style-name="P26"><text:s text:c="8"/>tree.root.left.right = new Node(4); </text:p>
      <text:p text:style-name="P26"><text:s text:c="8"/>tree.root.right.left = new Node(5); </text:p>
      <text:p text:style-name="P26"><text:s text:c="8"/>tree.root.right.left.right = new Node(6); </text:p>
      <text:p text:style-name="P26"><text:s text:c="8"/>tree.printSingles(tree.root); </text:p>
      <text:p text:style-name="P26"><text:tab/>}</text:p>
      <text:p text:style-name="P26"><text:tab/>public static void printSingles(Node root){</text:p>
      <text:p text:style-name="P26"><text:tab/><text:tab/>if(root==null){</text:p>
      <text:p text:style-name="P26"><text:tab/><text:tab/><text:tab/>return;</text:p>
      <text:p text:style-name="P26"><text:tab/><text:tab/>}</text:p>
      <text:p text:style-name="P26"><text:tab/><text:tab/>if(root.left!=null &amp;&amp; root.right!=null){</text:p>
      <text:p text:style-name="P26"><text:tab/><text:tab/><text:tab/>printSingles(root.left);</text:p>
      <text:p text:style-name="P26"><text:tab/><text:tab/><text:tab/>printSingles(root.right);</text:p>
      <text:p text:style-name="P26"><text:soft-page-break/><text:tab/><text:tab/>}</text:p>
      <text:p text:style-name="P26"><text:tab/><text:tab/>else if(root.left!=null){</text:p>
      <text:p text:style-name="P26"><text:tab/><text:tab/><text:tab/>System.out.println(root.left.data);</text:p>
      <text:p text:style-name="P26"><text:tab/><text:tab/><text:tab/>printSingles(root.left);</text:p>
      <text:p text:style-name="P26"><text:tab/><text:tab/>}</text:p>
      <text:p text:style-name="P26"/>
      <text:p text:style-name="P26"><text:tab/><text:tab/>else if(root.right!=null){</text:p>
      <text:p text:style-name="P26"><text:tab/><text:tab/><text:tab/>System.out.println(root.right.data);</text:p>
      <text:p text:style-name="P26"><text:tab/><text:tab/><text:tab/>printSingles(root.right);</text:p>
      <text:p text:style-name="P26"><text:tab/><text:tab/>}</text:p>
      <text:p text:style-name="P26">}</text:p>
      <text:p text:style-name="P26"/>
      <text:p text:style-name="P26">}</text:p>
      <text:p text:style-name="P26"/>
      <text:h text:style-name="P33" text:outline-level="1">Reverse an array upto a given position</text:h>
      <text:p text:style-name="P44">Given an array arr[] and a position in array, k. Write a function name reverse (a[], k) such that it reverses subarray arr[0..k-1]. Extra space used should be O(1) and time complexity should be O(k).</text:p>
      <text:p text:style-name="P44">Example:</text:p>
      <text:p text:style-name="P49">Input:</text:p>
      <text:p text:style-name="P107">arr[] = {1, 2, 3, 4, 5, 6}</text:p>
      <text:p text:style-name="P105"><text:s text:c="4"/><text:span text:style-name="T59">k = 4</text:span></text:p>
      <text:p text:style-name="P109"/>
      <text:p text:style-name="P107">Output:</text:p>
      <text:p text:style-name="P107">arr[] = {4, 3, 2, 1, 5, 6} </text:p>
      <text:p text:style-name="P26"/>
      <text:p text:style-name="P27">class SwapArrayPosition{</text:p>
      <text:p text:style-name="P27"><text:tab/>public static void main(String[] args) {</text:p>
      <text:p text:style-name="P27"><text:tab/><text:tab/>int[] a={1, 2, 3, 4, 5, 6};</text:p>
      <text:p text:style-name="P27"><text:tab/><text:tab/>int k=4; </text:p>
      <text:p text:style-name="P27"><text:soft-page-break/><text:tab/><text:tab/>for(int i=0;i&lt;k/2;i++){</text:p>
      <text:p text:style-name="P27"><text:tab/><text:tab/><text:tab/>int temp=a[i];</text:p>
      <text:p text:style-name="P27"><text:tab/><text:tab/><text:tab/>a[i]=a[k-i-1];</text:p>
      <text:p text:style-name="P27"><text:tab/><text:tab/><text:tab/>a[k-i-1]=temp;</text:p>
      <text:p text:style-name="P27"><text:tab/><text:tab/>}<text:tab/></text:p>
      <text:p text:style-name="P27"><text:tab/><text:tab/>for(int i=0;i&lt;a.length;i++){</text:p>
      <text:p text:style-name="P27"><text:tab/><text:tab/><text:tab/>System.out.print(a[i]+" ");</text:p>
      <text:p text:style-name="P27"><text:tab/><text:tab/>}</text:p>
      <text:p text:style-name="P27"/>
      <text:p text:style-name="P27"/>
      <text:p text:style-name="P27"><text:tab/>}</text:p>
      <text:p text:style-name="P27">}</text:p>
      <text:p text:style-name="P27"/>
      <text:h text:style-name="P34" text:outline-level="1">Find the middle of a given linked list in C and Java</text:h>
      <text:p text:style-name="P44">Given a singly linked list, find middle of the linked list. For example, if given linked list is 1-&gt;2-&gt;3-&gt;4-&gt;5 then output should be 3.</text:p>
      <text:p text:style-name="P44">If there are even nodes, then there would be two middle nodes, we need to print second middle element. For example, if given linked list is 1-&gt;2-&gt;3-&gt;4-&gt;5-&gt;6 then output should be 4.</text:p>
      <text:section text:style-name="Sect1" text:name="Section6">
        <text:h text:style-name="P30" text:outline-level="2"><text:bookmark text:name="practiceLinkDiv5"/><text:a xlink:type="simple" xlink:href="https://practice.geeksforgeeks.org/problems/finding-middle-element-in-a-linked-list/1" text:style-name="Internet_20_link" text:visited-style-name="Visited_20_Internet_20_Link"><text:span text:style-name="T64">Recommended: Please solve it on “</text:span></text:a><text:a xlink:type="simple" xlink:href="https://practice.geeksforgeeks.org/problems/finding-middle-element-in-a-linked-list/1" text:style-name="Internet_20_link" text:visited-style-name="Visited_20_Internet_20_Link"><text:span text:style-name="T65">PRACTICE</text:span></text:a><text:a xlink:type="simple" xlink:href="https://practice.geeksforgeeks.org/problems/finding-middle-element-in-a-linked-list/1" text:style-name="Internet_20_link" text:visited-style-name="Visited_20_Internet_20_Link"><text:span text:style-name="T64">”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82"><text:soft-page-break/><text:line-break/><text:span text:style-name="T67">class FindMiddle{ </text:span></text:p>
      <text:p text:style-name="P83"><text:tab/>ListNode head;</text:p>
      <text:p text:style-name="P83"><text:tab/>class ListNode{</text:p>
      <text:p text:style-name="P83"><text:tab/><text:tab/>int data;</text:p>
      <text:p text:style-name="P83"><text:tab/><text:tab/>ListNode next;</text:p>
      <text:p text:style-name="P83"><text:tab/><text:tab/>ListNode(int d){</text:p>
      <text:p text:style-name="P83"><text:tab/><text:tab/><text:tab/>data=d;</text:p>
      <text:p text:style-name="P83"><text:tab/><text:tab/><text:tab/>next=null;</text:p>
      <text:p text:style-name="P83"><text:tab/><text:tab/>}</text:p>
      <text:p text:style-name="P83"><text:tab/>}</text:p>
      <text:p text:style-name="P83"><text:tab/>public void push(int d){</text:p>
      <text:p text:style-name="P83"><text:tab/><text:tab/>ListNode new_node=new ListNode(d);</text:p>
      <text:p text:style-name="P83"><text:tab/><text:tab/>new_node.next=head;</text:p>
      <text:p text:style-name="P83"><text:tab/><text:tab/>head=new_node;</text:p>
      <text:p text:style-name="P83"><text:tab/>}</text:p>
      <text:p text:style-name="P83"><text:tab/>public int FinaMid(){</text:p>
      <text:p text:style-name="P83"><text:tab/><text:tab/>ListNode slow=head;</text:p>
      <text:p text:style-name="P83"><text:tab/><text:tab/>ListNode fast=head;</text:p>
      <text:p text:style-name="P83"><text:tab/><text:tab/>while(fast!=null &amp;&amp; fast.next!=null){</text:p>
      <text:p text:style-name="P83"><text:tab/><text:tab/><text:tab/>slow=slow.next;</text:p>
      <text:p text:style-name="P83"><text:tab/><text:tab/><text:tab/>fast=fast.next.next;</text:p>
      <text:p text:style-name="P83"><text:tab/><text:tab/>}</text:p>
      <text:p text:style-name="P83"><text:tab/><text:tab/>return slow.data;</text:p>
      <text:p text:style-name="P83"><text:tab/>}</text:p>
      <text:p text:style-name="P83"><text:tab/>public static void main(String[] args) {</text:p>
      <text:p text:style-name="P83"><text:tab/>FindMiddle f=new FindMiddle();</text:p>
      <text:p text:style-name="P83"><text:tab/>f.push(1);</text:p>
      <text:p text:style-name="P83"><text:tab/>f.push(2);</text:p>
      <text:p text:style-name="P83"><text:tab/>f.push(3);</text:p>
      <text:p text:style-name="P83"><text:tab/>f.push(4);</text:p>
      <text:p text:style-name="P83"><text:soft-page-break/><text:tab/>f.push(5);</text:p>
      <text:p text:style-name="P83"><text:tab/>f.push(6);</text:p>
      <text:p text:style-name="P83"><text:tab/>f.push(7);</text:p>
      <text:p text:style-name="P83"><text:tab/>System.out.print(f.FinaMid());</text:p>
      <text:p text:style-name="P83"><text:tab/>}</text:p>
      <text:p text:style-name="P83">}</text:p>
      <text:p text:style-name="P83"/>
      <text:h text:style-name="P62" text:outline-level="1">Tree Isomorphism Problem</text:h>
      <text:p text:style-name="P44">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2">For example, following two trees are isomorphic with following sub-trees flipped: 2 and 3, NULL and 6, 7 and 8.<text:line-break/><text:span text:style-name="T66"><draw:a xlink:type="simple" xlink:href="https://www.geeksforgeeks.org/wp-content/uploads/ISomorphicTrees-e1368593305854.png"><draw:frame draw:style-name="fr2" draw:name="Image6" text:anchor-type="as-char" svg:width="12.806cm" svg:height="5.292cm" draw:z-index="5"><draw:image xlink:href="Pictures/10000201000001E2000000C6E84FDF8926C30320.png" xlink:type="simple" xlink:show="embed" xlink:actuate="onLoad"/><svg:title>ISomorphicTrees</svg:title></draw:frame></draw:a></text:span></text:p>
      <text:section text:style-name="Sect1" text:name="Section7">
        <text:h text:style-name="P30" text:outline-level="2"><text:bookmark text:name="practiceLinkDiv6"/><text:a xlink:type="simple" xlink:href="https://practice.geeksforgeeks.org/problems/check-if-tree-is-isomorphic/1" text:style-name="Internet_20_link" text:visited-style-name="Visited_20_Internet_20_Link"><text:span text:style-name="T64">Recommended: Please solve it on “</text:span></text:a><text:a xlink:type="simple" xlink:href="https://practice.geeksforgeeks.org/problems/check-if-tree-is-isomorphic/1" text:style-name="Internet_20_link" text:visited-style-name="Visited_20_Internet_20_Link"><text:span text:style-name="T65">PRACTICE</text:span></text:a><text:a xlink:type="simple" xlink:href="https://practice.geeksforgeeks.org/problems/check-if-tree-is-isomorphic/1" text:style-name="Internet_20_link" text:visited-style-name="Visited_20_Internet_20_Link"><text:span text:style-name="T64">” first, before moving on to the solution.</text:span></text:a></text:h>
      </text:section>
      <text:p text:style-name="P100"/>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83"/>
      <text:p text:style-name="P84">class Node <text:s/></text:p>
      <text:p text:style-name="P84">{ </text:p>
      <text:p text:style-name="P84"><text:s text:c="4"/>int data; </text:p>
      <text:p text:style-name="P84"><text:s text:c="4"/>Node left, right; </text:p>
      <text:p text:style-name="P84"><text:s text:c="3"/></text:p>
      <text:p text:style-name="P84"><text:s text:c="4"/>Node(int item) <text:s/></text:p>
      <text:p text:style-name="P84"><text:s text:c="4"/>{ </text:p>
      <text:p text:style-name="P84"><text:s text:c="8"/>data = item; </text:p>
      <text:p text:style-name="P84"><text:s text:c="8"/>left = right; </text:p>
      <text:p text:style-name="P84"><text:s text:c="4"/>} </text:p>
      <text:p text:style-name="P84">} </text:p>
      <text:p text:style-name="P84"><text:s text:c="3"/></text:p>
      <text:p text:style-name="P84">class TreeIsomorphism </text:p>
      <text:p text:style-name="P84">{ </text:p>
      <text:p text:style-name="P84"><text:s text:c="4"/>Node root1, root2; </text:p>
      <text:p text:style-name="P84"><text:s text:c="3"/></text:p>
      <text:p text:style-name="P84"><text:s text:c="4"/>/* Given a binary tree, print its nodes in reverse level order */</text:p>
      <text:p text:style-name="P84"><text:s text:c="4"/>boolean isIsomorphic(Node n1, Node n2) <text:s/></text:p>
      <text:p text:style-name="P84"><text:s text:c="4"/>{ </text:p>
      <text:p text:style-name="P84"><text:s text:c="8"/>// Both roots are NULL, trees isomorphic by definition </text:p>
      <text:p text:style-name="P84"><text:s text:c="8"/>if (n1 == null &amp;&amp; n2 == null) </text:p>
      <text:p text:style-name="P84"><text:soft-page-break/><text:s text:c="12"/>return true; </text:p>
      <text:p text:style-name="P84"><text:s text:c="3"/></text:p>
      <text:p text:style-name="P84"><text:s text:c="8"/>// Exactly one of the n1 and n2 is NULL, trees not isomorphic </text:p>
      <text:p text:style-name="P84"><text:s text:c="8"/>if (n1 == null || n2 == null) </text:p>
      <text:p text:style-name="P84"><text:s text:c="12"/>return false; </text:p>
      <text:p text:style-name="P84"><text:s text:c="3"/></text:p>
      <text:p text:style-name="P84"><text:s text:c="8"/>if (n1.data != n2.data) </text:p>
      <text:p text:style-name="P84"><text:s text:c="12"/>return false; </text:p>
      <text:p text:style-name="P84"><text:s text:c="3"/></text:p>
      <text:p text:style-name="P84"><text:s text:c="8"/>// There are two possible cases for n1 and n2 to be isomorphic </text:p>
      <text:p text:style-name="P84"><text:s text:c="8"/>// Case 1: The subtrees rooted at these nodes have NOT been <text:s/></text:p>
      <text:p text:style-name="P84"><text:s text:c="8"/>// "Flipped". <text:s/></text:p>
      <text:p text:style-name="P84"><text:s text:c="8"/>// Both of these subtrees have to be isomorphic. </text:p>
      <text:p text:style-name="P84"><text:s text:c="8"/>// Case 2: The subtrees rooted at these nodes have been "Flipped" </text:p>
      <text:p text:style-name="P84"><text:s text:c="8"/>return (isIsomorphic(n1.left, n2.left) &amp;&amp; <text:s/></text:p>
      <text:p text:style-name="P84"><text:s text:c="41"/>isIsomorphic(n1.right, n2.right)) </text:p>
      <text:p text:style-name="P84"><text:s text:c="8"/>|| (isIsomorphic(n1.left, n2.right) &amp;&amp; <text:s/></text:p>
      <text:p text:style-name="P84"><text:s text:c="41"/>isIsomorphic(n1.right, n2.left)); </text:p>
      <text:p text:style-name="P84"><text:s text:c="4"/>} </text:p>
      <text:p text:style-name="P84"><text:s text:c="3"/></text:p>
      <text:p text:style-name="P84"><text:s text:c="4"/>// Driver program to test above functions </text:p>
      <text:p text:style-name="P84"><text:s text:c="4"/>public static void main(String args[]) <text:s/></text:p>
      <text:p text:style-name="P84"><text:s text:c="4"/>{ </text:p>
      <text:p text:style-name="P84"><text:s text:c="8"/>TreeIsomorphism tree = new TreeIsomorphism(); </text:p>
      <text:p text:style-name="P84"><text:s text:c="10"/></text:p>
      <text:p text:style-name="P84"><text:s text:c="8"/>// Let us create trees shown in above diagram </text:p>
      <text:p text:style-name="P84"><text:s text:c="8"/>tree.root1 = new Node(1); </text:p>
      <text:p text:style-name="P84"><text:s text:c="8"/>tree.root1.left = new Node(2); </text:p>
      <text:p text:style-name="P84"><text:s text:c="8"/>tree.root1.right = new Node(3); </text:p>
      <text:p text:style-name="P84"><text:s text:c="8"/>tree.root1.left.left = new Node(4); </text:p>
      <text:p text:style-name="P84"><text:s text:c="8"/>tree.root1.left.right = new Node(5); </text:p>
      <text:p text:style-name="P84"><text:soft-page-break/><text:s text:c="8"/>tree.root1.right.left = new Node(6); </text:p>
      <text:p text:style-name="P84"><text:s text:c="8"/>tree.root1.left.right.left = new Node(7); </text:p>
      <text:p text:style-name="P84"><text:s text:c="8"/>tree.root1.left.right.right = new Node(8); </text:p>
      <text:p text:style-name="P84"><text:s text:c="3"/></text:p>
      <text:p text:style-name="P84"><text:s text:c="8"/>tree.root2 = new Node(1); </text:p>
      <text:p text:style-name="P84"><text:s text:c="8"/>tree.root2.left = new Node(3); </text:p>
      <text:p text:style-name="P84"><text:s text:c="8"/>tree.root2.right = new Node(2); </text:p>
      <text:p text:style-name="P84"><text:s text:c="8"/>tree.root2.right.left = new Node(4); </text:p>
      <text:p text:style-name="P84"><text:s text:c="8"/>tree.root2.right.right = new Node(5); </text:p>
      <text:p text:style-name="P84"><text:s text:c="8"/>tree.root2.left.right = new Node(6); </text:p>
      <text:p text:style-name="P84"><text:s text:c="8"/>tree.root2.right.right.left = new Node(8); </text:p>
      <text:p text:style-name="P84"><text:s text:c="8"/>tree.root2.right.right.right = new Node(7); </text:p>
      <text:p text:style-name="P84"><text:s text:c="3"/></text:p>
      <text:p text:style-name="P84"><text:s text:c="8"/>if (tree.isIsomorphic(tree.root1, tree.root2) == true) </text:p>
      <text:p text:style-name="P84"><text:s text:c="12"/>System.out.println("Yes"); </text:p>
      <text:p text:style-name="P84"><text:s text:c="8"/>else</text:p>
      <text:p text:style-name="P84"><text:s text:c="12"/>System.out.println("No"); </text:p>
      <text:p text:style-name="P84"><text:s text:c="4"/>} </text:p>
      <text:p text:style-name="P84">} </text:p>
      <text:p text:style-name="P83"/>
      <text:h text:style-name="P62"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9">Input : {3, 3, 4, 2, 4, 4, 2, 4, 4}</text:p>
      <text:p text:style-name="P107">Output : 4 </text:p>
      <text:p text:style-name="P109"/>
      <text:p text:style-name="P107">Input : {3, 3, 4, 2, 4, 4, 2, 4}</text:p>
      <text:p text:style-name="P107"><text:soft-page-break/>Output : No Majority Element</text:p>
      <text:section text:style-name="Sect1" text:name="Section8">
        <text:p text:style-name="P37"><text:bookmark text:name="practiceLinkDiv7"/><text:line-break/></text:p>
      </text:section>
      <text:p text:style-name="P83"/>
      <text:p text:style-name="P83"/>
      <text:p text:style-name="P85">import java.util.*;</text:p>
      <text:p text:style-name="P85">class Majority{</text:p>
      <text:p text:style-name="P85"><text:tab/>public static void main(String[] args) {</text:p>
      <text:p text:style-name="P85"><text:tab/><text:tab/>int[] a= {3, 3, 4, 2, 4, 4, 2, 4, 4};</text:p>
      <text:p text:style-name="P85"><text:tab/><text:tab/>HashMap&lt;Integer,Integer&gt; hm=new HashMap&lt;Integer,Integer&gt;();</text:p>
      <text:p text:style-name="P85"><text:tab/><text:tab/>for(int i=0;i&lt;a.length;i++){</text:p>
      <text:p text:style-name="P85"><text:tab/><text:tab/><text:tab/>if(hm.containsKey(a[i]))</text:p>
      <text:p text:style-name="P85"><text:tab/><text:tab/><text:tab/>{</text:p>
      <text:p text:style-name="P85"><text:tab/><text:tab/><text:tab/><text:tab/>hm.put(a[i],hm.get(a[i])+1);</text:p>
      <text:p text:style-name="P85"><text:tab/><text:tab/><text:tab/><text:tab/>if(hm.get(a[i])&gt;a.length/2){</text:p>
      <text:p text:style-name="P85"><text:tab/><text:tab/><text:tab/><text:tab/><text:tab/>System.out.println("Majority element is "+a[i]);</text:p>
      <text:p text:style-name="P85"><text:tab/><text:tab/><text:tab/><text:tab/><text:tab/>break;</text:p>
      <text:p text:style-name="P85"><text:tab/><text:tab/><text:tab/><text:tab/>}</text:p>
      <text:p text:style-name="P85"><text:tab/><text:tab/><text:tab/>}</text:p>
      <text:p text:style-name="P85"><text:tab/><text:tab/><text:tab/>else</text:p>
      <text:p text:style-name="P85"><text:tab/><text:tab/><text:tab/>{</text:p>
      <text:p text:style-name="P85"><text:tab/><text:tab/><text:tab/><text:tab/>hm.put(a[i],1);</text:p>
      <text:p text:style-name="P85"><text:tab/><text:tab/><text:tab/>}</text:p>
      <text:p text:style-name="P85"><text:tab/><text:tab/>}</text:p>
      <text:p text:style-name="P85"><text:tab/>}</text:p>
      <text:p text:style-name="P85">}</text:p>
      <text:p text:style-name="P85"/>
      <text:p text:style-name="P85"/>
      <text:p text:style-name="P85"/>
      <text:p text:style-name="P85"/>
      <text:p text:style-name="P85"/>
      <text:p text:style-name="P85"><text:soft-page-break/></text:p>
      <text:h text:style-name="P63" text:outline-level="1">Binary Tree to Binary Search Tree Conversion</text:h>
      <text:p text:style-name="P44">Given a Binary Tree, convert it to a Binary Search Tree. The conversion must be done in such a way that keeps the original structure of Binary Tree.</text:p>
      <text:p text:style-name="P44">Examples.</text:p>
      <text:p text:style-name="P49">Example 1</text:p>
      <text:p text:style-name="P107">Input:</text:p>
      <text:p text:style-name="P105"><text:s text:c="10"/><text:span text:style-name="T59">10</text:span></text:p>
      <text:p text:style-name="P105"><text:s text:c="9"/><text:span text:style-name="T59">/ <text:s/>\</text:span></text:p>
      <text:p text:style-name="P105"><text:s text:c="8"/><text:span text:style-name="T59">2 <text:s text:c="3"/>7</text:span></text:p>
      <text:p text:style-name="P105"><text:s text:c="7"/><text:span text:style-name="T59">/ \</text:span></text:p>
      <text:p text:style-name="P105"><text:s text:c="6"/><text:span text:style-name="T59">8 <text:s text:c="2"/>4</text:span></text:p>
      <text:p text:style-name="P107">Output:</text:p>
      <text:p text:style-name="P105"><text:s text:c="10"/><text:span text:style-name="T59">8</text:span></text:p>
      <text:p text:style-name="P105"><text:s text:c="9"/><text:span text:style-name="T59">/ <text:s/>\</text:span></text:p>
      <text:p text:style-name="P105"><text:s text:c="8"/><text:span text:style-name="T59">4 <text:s text:c="3"/>10</text:span></text:p>
      <text:p text:style-name="P105"><text:s text:c="7"/><text:span text:style-name="T59">/ \</text:span></text:p>
      <text:p text:style-name="P105"><text:s text:c="6"/><text:span text:style-name="T59">2 <text:s text:c="2"/>7</text:span></text:p>
      <text:p text:style-name="P109"/>
      <text:p text:style-name="P109"/>
      <text:p text:style-name="P107">Example 2</text:p>
      <text:p text:style-name="P107">Input:</text:p>
      <text:p text:style-name="P105"><text:s text:c="10"/><text:span text:style-name="T59">10</text:span></text:p>
      <text:p text:style-name="P105"><text:s text:c="9"/><text:span text:style-name="T59">/ <text:s/>\</text:span></text:p>
      <text:p text:style-name="P105"><text:s text:c="8"/><text:span text:style-name="T59">30 <text:s text:c="2"/>15</text:span></text:p>
      <text:p text:style-name="P105"><text:s text:c="7"/><text:span text:style-name="T59">/ <text:s text:c="5"/>\</text:span></text:p>
      <text:p text:style-name="P105"><text:s text:c="6"/><text:span text:style-name="T59">20 <text:s text:c="6"/>5</text:span></text:p>
      <text:p text:style-name="P107">Output:</text:p>
      <text:p text:style-name="P105"><text:soft-page-break/><text:s text:c="10"/><text:span text:style-name="T59">15</text:span></text:p>
      <text:p text:style-name="P105"><text:s text:c="9"/><text:span text:style-name="T59">/ <text:s/>\</text:span></text:p>
      <text:p text:style-name="P105"><text:s text:c="7"/><text:span text:style-name="T59">10 <text:s text:c="3"/>20</text:span></text:p>
      <text:p text:style-name="P105"><text:s text:c="7"/><text:span text:style-name="T59">/ <text:s text:c="5"/>\</text:span></text:p>
      <text:p text:style-name="P105"><text:s text:c="6"/><text:span text:style-name="T59">5 <text:s text:c="7"/>30</text:span></text:p>
      <text:section text:style-name="Sect1" text:name="Section9">
        <text:p text:style-name="P37"><text:bookmark text:name="practiceLinkDiv8"/><text:line-break/></text:p>
      </text:section>
      <text:p text:style-name="P85"/>
      <text:p text:style-name="P85"/>
      <text:p text:style-name="P86">import java.util.*;</text:p>
      <text:p text:style-name="P86">class Node{</text:p>
      <text:p text:style-name="P86"><text:tab/>int data;</text:p>
      <text:p text:style-name="P86"><text:tab/>Node left;</text:p>
      <text:p text:style-name="P86"><text:tab/>Node right;</text:p>
      <text:p text:style-name="P86"><text:tab/>Node(int d){</text:p>
      <text:p text:style-name="P86"><text:tab/><text:tab/>data=d;</text:p>
      <text:p text:style-name="P86"><text:tab/>}</text:p>
      <text:p text:style-name="P86">}</text:p>
      <text:p text:style-name="P86">class ConverTree{</text:p>
      <text:p text:style-name="P86"><text:tab/>public static void main(String[] args) {</text:p>
      <text:p text:style-name="P86"><text:tab/><text:tab/>Node root=new Node(8);</text:p>
      <text:p text:style-name="P86"><text:tab/><text:tab/>root.left = new Node(3);</text:p>
      <text:p text:style-name="P86"><text:tab/><text:tab/>root.right = new Node(5);</text:p>
      <text:p text:style-name="P86"><text:tab/><text:tab/>root.left.left = new Node(10);</text:p>
      <text:p text:style-name="P86"><text:tab/><text:tab/>root.left.right = new Node(2);</text:p>
      <text:p text:style-name="P86"><text:tab/><text:tab/>root.right.left = new Node(4);</text:p>
      <text:p text:style-name="P86"><text:tab/><text:tab/>root.right.right = new Node(6);</text:p>
      <text:p text:style-name="P86"><text:tab/><text:tab/>print(root);</text:p>
      <text:p text:style-name="P86"><text:tab/><text:tab/>Set&lt;Integer&gt; hs = new TreeSet&lt;&gt;();</text:p>
      <text:p text:style-name="P86"><text:tab/><text:tab/>constructHS(root,hs);<text:tab/></text:p>
      <text:p text:style-name="P86"><text:tab/><text:tab/>Iterator&lt;Integer&gt; itr=hs.iterator();</text:p>
      <text:p text:style-name="P86"><text:soft-page-break/><text:tab/><text:tab/>Conversion(root,itr);</text:p>
      <text:p text:style-name="P86"><text:tab/><text:tab/>print(root);</text:p>
      <text:p text:style-name="P86"><text:tab/>}</text:p>
      <text:p text:style-name="P86"><text:tab/>public static void constructHS(Node root,Set&lt;Integer&gt; hs){</text:p>
      <text:p text:style-name="P86"><text:tab/><text:tab/>if(root==null){</text:p>
      <text:p text:style-name="P86"><text:tab/><text:tab/><text:tab/>return;</text:p>
      <text:p text:style-name="P86"><text:tab/><text:tab/>}</text:p>
      <text:p text:style-name="P86"><text:tab/><text:tab/>constructHS(root.left,hs);</text:p>
      <text:p text:style-name="P86"><text:tab/><text:tab/>hs.add(root.data);<text:tab/><text:tab/></text:p>
      <text:p text:style-name="P86"><text:tab/><text:tab/>constructHS(root.right,hs);</text:p>
      <text:p text:style-name="P86"><text:tab/>}</text:p>
      <text:p text:style-name="P86"><text:tab/>public static void Conversion(Node root,Iterator&lt;Integer&gt; itr){</text:p>
      <text:p text:style-name="P86"><text:tab/><text:tab/>if(root==null){</text:p>
      <text:p text:style-name="P86"><text:tab/><text:tab/><text:tab/>return;</text:p>
      <text:p text:style-name="P86"><text:tab/><text:tab/>}</text:p>
      <text:p text:style-name="P86"><text:tab/><text:tab/>Conversion(root.left,itr);</text:p>
      <text:p text:style-name="P86"><text:tab/><text:tab/>root.data=itr.next();</text:p>
      <text:p text:style-name="P86"><text:tab/><text:tab/>Conversion(root.right,itr);</text:p>
      <text:p text:style-name="P86"><text:tab/>}</text:p>
      <text:p text:style-name="P86"><text:tab/>public static void print(Node root){</text:p>
      <text:p text:style-name="P86"><text:tab/><text:tab/>if(root==null){</text:p>
      <text:p text:style-name="P86"><text:tab/><text:tab/><text:tab/>return;</text:p>
      <text:p text:style-name="P86"><text:tab/><text:tab/>}</text:p>
      <text:p text:style-name="P86"><text:tab/><text:tab/>print(root.left);</text:p>
      <text:p text:style-name="P86"><text:tab/><text:tab/>System.out.println(root.data+" <text:s/>");</text:p>
      <text:p text:style-name="P86"><text:tab/><text:tab/>print(root.right);</text:p>
      <text:p text:style-name="P86"><text:tab/>}</text:p>
      <text:p text:style-name="P86">}</text:p>
      <text:p text:style-name="P86"/>
      <text:h text:style-name="P64" text:outline-level="1"><text:soft-page-break/>Find four elements a, b, c and d in an array such that a+b = c+d</text:h>
      <text:p text:style-name="P44">Given an array of distinct integers, find if there are two pairs (a, b) and (c, d) such that a+b = c+d, and a, b, c and d are distinct elements. If there are multiple answers, then print any of them.</text:p>
      <text:p text:style-name="P44">Example:</text:p>
      <text:p text:style-name="P49">Input: <text:s text:c="2"/>{3, 4, 7, 1, 2, 9, 8}</text:p>
      <text:p text:style-name="P107">Output: <text:s/>(3, 8) and (4, 7)</text:p>
      <text:p text:style-name="P107">Explanation: 3+8 = 4+7</text:p>
      <text:p text:style-name="P109"/>
      <text:p text:style-name="P107">Input: <text:s text:c="2"/>{3, 4, 7, 1, 12, 9};</text:p>
      <text:p text:style-name="P107">Output: <text:s/>(4, 12) and (7, 9)</text:p>
      <text:p text:style-name="P107">Explanation: 4+12 = 7+9</text:p>
      <text:p text:style-name="P109"/>
      <text:p text:style-name="P107">Input: <text:s/>{65, 30, 7, 90, 1, 9, 8};</text:p>
      <text:p text:style-name="P107">Output: <text:s/>No pairs found</text:p>
      <text:p text:style-name="P22">Expected Time Complexity: O(n<text:span text:style-name="T68">2</text:span>)</text:p>
      <text:section text:style-name="Sect1" text:name="Section10">
        <text:p text:style-name="P37"><text:bookmark text:name="practiceLinkDiv9"/><text:line-break/></text:p>
      </text:section>
      <text:p text:style-name="P86"/>
      <text:p text:style-name="P87">import java.util.*;</text:p>
      <text:p text:style-name="P87">class Pair{</text:p>
      <text:p text:style-name="P87"><text:tab/>int f;</text:p>
      <text:p text:style-name="P87"><text:tab/>int s;</text:p>
      <text:p text:style-name="P87"><text:tab/>Pair(int a, int b){</text:p>
      <text:p text:style-name="P87"><text:tab/><text:tab/>f=a;</text:p>
      <text:p text:style-name="P87"><text:tab/><text:tab/>s=b;</text:p>
      <text:p text:style-name="P87"><text:tab/>}</text:p>
      <text:p text:style-name="P87">}</text:p>
      <text:p text:style-name="P87"/>
      <text:p text:style-name="P87"><text:soft-page-break/>class FindPair{</text:p>
      <text:p text:style-name="P87"><text:tab/>public static void main(String[] args) {</text:p>
      <text:p text:style-name="P87"><text:tab/><text:tab/>int[] a={3, 4, 7, 1, 2, 9, 8};</text:p>
      <text:p text:style-name="P87"><text:tab/><text:tab/>FindPair(a);<text:tab/></text:p>
      <text:p text:style-name="P87"><text:tab/>}</text:p>
      <text:p text:style-name="P87"><text:tab/>public static void FindPair(int[] a){</text:p>
      <text:p text:style-name="P87"><text:tab/><text:tab/>HashMap&lt;Integer,Pair&gt; hm=new HashMap&lt;Integer,Pair&gt;();</text:p>
      <text:p text:style-name="P87"><text:tab/><text:tab/>for(int i=0;i&lt;a.length;i++){</text:p>
      <text:p text:style-name="P87"><text:tab/><text:tab/><text:tab/>for(int j=i+1;j&lt;a.length;j++){</text:p>
      <text:p text:style-name="P87"><text:tab/><text:tab/><text:tab/><text:tab/>int sum=a[i]+a[j];</text:p>
      <text:p text:style-name="P87"><text:tab/><text:tab/><text:tab/><text:tab/>if(hm.containsKey(sum)){</text:p>
      <text:p text:style-name="P87"><text:tab/><text:tab/><text:tab/><text:tab/><text:tab/>Pair p=hm.get(sum);</text:p>
      <text:p text:style-name="P87"><text:tab/><text:tab/><text:tab/><text:tab/><text:tab/>System.out.println(a[p.f]+" "+a[p.s]+" "+a[i]+" "+a[j]);</text:p>
      <text:p text:style-name="P87"><text:tab/><text:tab/><text:tab/><text:tab/><text:tab/>break;</text:p>
      <text:p text:style-name="P87"><text:tab/><text:tab/><text:tab/><text:tab/>}</text:p>
      <text:p text:style-name="P87"><text:tab/><text:tab/><text:tab/><text:tab/>else{</text:p>
      <text:p text:style-name="P87"><text:tab/><text:tab/><text:tab/><text:tab/><text:tab/>hm.put(sum,new Pair(i,j));</text:p>
      <text:p text:style-name="P87"><text:tab/><text:tab/><text:tab/><text:tab/>}</text:p>
      <text:p text:style-name="P87"><text:tab/><text:tab/><text:tab/>}</text:p>
      <text:p text:style-name="P87"><text:tab/><text:tab/>}</text:p>
      <text:p text:style-name="P87"/>
      <text:p text:style-name="P87"/>
      <text:p text:style-name="P87"/>
      <text:p text:style-name="P87"/>
      <text:p text:style-name="P87"><text:tab/>}</text:p>
      <text:p text:style-name="P87">}</text:p>
      <text:p text:style-name="P87"/>
      <text:h text:style-name="P65" text:outline-level="1"><text:soft-page-break/>For each element in 1st array count elements less than or equal to it in 2nd array</text:h>
      <text:p text:style-name="P44">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44">Examples:</text:p>
      <text:p text:style-name="P49">Input : arr1[] = [1, 2, 3, 4, 7, 9]</text:p>
      <text:p text:style-name="P105"><text:s text:c="8"/><text:span text:style-name="T59">arr2[] = [0, 1, 2, 1, 1, 4]</text:span></text:p>
      <text:p text:style-name="P107">Output : [4, 5, 5, 6, 6, 6]</text:p>
      <text:p text:style-name="P109"/>
      <text:p text:style-name="P107">Input : arr1[] = [5, 10, 2, 6, 1, 8, 6, 12]</text:p>
      <text:p text:style-name="P105"><text:s text:c="8"/><text:span text:style-name="T59">arr2[] = [6, 5, 11, 4, 2, 3, 7]</text:span></text:p>
      <text:p text:style-name="P107">Output : [4, 6, 1, 5, 0, 6, 5, 7]</text:p>
      <text:section text:style-name="Sect1" text:name="Section11">
        <text:p text:style-name="P37"><text:bookmark text:name="practiceLinkDiv10"/><text:line-break/></text:p>
      </text:section>
      <text:p text:style-name="P87"/>
      <text:p text:style-name="P88">import java.util.*;</text:p>
      <text:p text:style-name="P88">class FindLessThanEqual{</text:p>
      <text:p text:style-name="P88"><text:tab/>public static void main(String[] args) {</text:p>
      <text:p text:style-name="P88"><text:tab/><text:tab/>int a[] = {1, 2, 3, 4, 7, 9}; </text:p>
      <text:p text:style-name="P88"><text:s text:c="4"/><text:tab/>int b[] = {0, 1, 2, 1, 1, 4}; </text:p>
      <text:p text:style-name="P88"><text:s text:c="4"/><text:tab/>CountELement(a,b);<text:tab/></text:p>
      <text:p text:style-name="P88"><text:tab/>}</text:p>
      <text:p text:style-name="P88"><text:tab/>public static void CountELement(int[] a,int[] b){</text:p>
      <text:p text:style-name="P88"><text:tab/><text:tab/>Arrays.sort(b);</text:p>
      <text:p text:style-name="P88"><text:tab/><text:tab/>for(int i=0;i&lt;a.length;i++){</text:p>
      <text:p text:style-name="P88"><text:tab/><text:tab/><text:tab/>int find_index=binary_search(b,a[i])+1;</text:p>
      <text:p text:style-name="P88"><text:tab/><text:tab/><text:tab/>System.out.print(find_index+" <text:s/>");</text:p>
      <text:p text:style-name="P88"><text:tab/><text:tab/>}</text:p>
      <text:p text:style-name="P88"><text:tab/>}</text:p>
      <text:p text:style-name="P88"><text:soft-page-break/><text:tab/>public static int binary_search(int[] b,int e){</text:p>
      <text:p text:style-name="P88"><text:tab/><text:tab/>int low=0;</text:p>
      <text:p text:style-name="P88"><text:tab/><text:tab/>int high=b.length-1;</text:p>
      <text:p text:style-name="P88"><text:tab/><text:tab/>while(low&lt;=high){</text:p>
      <text:p text:style-name="P88"><text:tab/><text:tab/><text:tab/>int mid=low+(high-low)/2;</text:p>
      <text:p text:style-name="P88"><text:tab/><text:tab/><text:tab/>if(b[mid]&lt;=e){</text:p>
      <text:p text:style-name="P88"><text:tab/><text:tab/><text:tab/><text:tab/>low=mid+1;</text:p>
      <text:p text:style-name="P88"><text:tab/><text:tab/><text:tab/>}</text:p>
      <text:p text:style-name="P88"><text:tab/><text:tab/><text:tab/>else{</text:p>
      <text:p text:style-name="P88"><text:tab/><text:tab/><text:tab/><text:tab/>high=mid-1;</text:p>
      <text:p text:style-name="P88"><text:tab/><text:tab/><text:tab/>}</text:p>
      <text:p text:style-name="P88"><text:tab/><text:tab/>}</text:p>
      <text:p text:style-name="P88"><text:tab/><text:tab/>return high;</text:p>
      <text:p text:style-name="P88"><text:tab/>}</text:p>
      <text:p text:style-name="P88">}</text:p>
      <text:p text:style-name="P88"/>
      <text:h text:style-name="P66" text:outline-level="1">0-1 Knapsack Problem | DP-10</text:h>
      <text:p text:style-name="P44">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6"><text:soft-page-break/><draw:frame draw:style-name="fr1" draw:name="Image7" text:anchor-type="as-char" svg:width="13.097cm" svg:height="5.662cm" draw:z-index="6"><draw:image xlink:href="Pictures/10000201000003DD000001AB5F69996B6689F3D3.png" xlink:type="simple" xlink:show="embed" xlink:actuate="onLoad"/><svg:title>knapsack-problem</svg:title></draw:frame></text:p>
      <text:p text:style-name="P88">class KnapSackZeroOne{</text:p>
      <text:p text:style-name="P88"><text:tab/>public static void main(String[] args) {</text:p>
      <text:p text:style-name="P88"><text:tab/><text:tab/>int val[] = {60, 100, 120}; </text:p>
      <text:p text:style-name="P88"><text:s text:c="4"/><text:tab/>int wt[] = {10, 20, 30}; </text:p>
      <text:p text:style-name="P88"><text:s text:c="4"/><text:tab/>int <text:s/>W = 50;</text:p>
      <text:p text:style-name="P88"><text:s text:c="4"/><text:tab/>System.out.println(Find_max(val,wt,W)); </text:p>
      <text:p text:style-name="P88"><text:tab/>}</text:p>
      <text:p text:style-name="P88"><text:tab/>public static int Find_max(int[] val,int[] wt,int W){</text:p>
      <text:p text:style-name="P88"><text:tab/><text:tab/>int n=val.length;</text:p>
      <text:p text:style-name="P88"><text:tab/><text:tab/>int[][] dp=new int[n+1][W+1];</text:p>
      <text:p text:style-name="P88"><text:tab/><text:tab/>for(int i=0;i&lt;=n;i++){</text:p>
      <text:p text:style-name="P88"><text:tab/><text:tab/><text:tab/>for(int w=0;w&lt;=W;w++){</text:p>
      <text:p text:style-name="P88"><text:tab/><text:tab/><text:tab/><text:tab/>if(i==0 || w==0){</text:p>
      <text:p text:style-name="P88"><text:tab/><text:tab/><text:tab/><text:tab/><text:tab/>dp[i][w]=0;</text:p>
      <text:p text:style-name="P88"><text:tab/><text:tab/><text:tab/><text:tab/>}</text:p>
      <text:p text:style-name="P88"><text:tab/><text:tab/><text:tab/><text:tab/>else if(wt[i-1]&lt;=w){</text:p>
      <text:p text:style-name="P88"><text:tab/><text:tab/><text:tab/><text:tab/><text:tab/>dp[i][w]=Math.max(dp[i-1][w],dp[i-1][w-wt[i-1]]+val[i-1]);</text:p>
      <text:p text:style-name="P88"><text:tab/><text:tab/><text:tab/><text:tab/>}</text:p>
      <text:p text:style-name="P88"><text:tab/><text:tab/><text:tab/><text:tab/>else{</text:p>
      <text:p text:style-name="P88"><text:tab/><text:tab/><text:tab/><text:tab/><text:tab/>dp[i][w]=dp[i-1][w];</text:p>
      <text:p text:style-name="P88"><text:tab/><text:tab/><text:tab/><text:tab/>}</text:p>
      <text:p text:style-name="P88"><text:tab/><text:tab/><text:tab/>}</text:p>
      <text:p text:style-name="P88"/>
      <text:p text:style-name="P88"><text:soft-page-break/><text:tab/><text:tab/>}</text:p>
      <text:p text:style-name="P88"><text:tab/><text:tab/>return dp[n][W];</text:p>
      <text:p text:style-name="P88"><text:tab/><text:tab/>/ </text:p>
      <text:p text:style-name="P88"><text:s/></text:p>
      <text:p text:style-name="P88"/>
      <text:p text:style-name="P88"><text:tab/>}</text:p>
      <text:p text:style-name="P88">}</text:p>
      <text:p text:style-name="P88"/>
      <text:h text:style-name="P66" text:outline-level="1">Largest subarray with equal number of 0s and 1s</text:h>
      <text:p text:style-name="P44">Given an array containing only 0s and 1s, find the largest subarray which contain equal no of 0s and 1s. Expected time complexity is O(n).</text:p>
      <text:p text:style-name="P19"><text:span text:style-name="Strong_20_Emphasis"><text:span text:style-name="T2">Examples:</text:span></text:span></text:p>
      <text:p text:style-name="P49">Input: arr[] = {1, 0, 1, 1, 1, 0, 0}</text:p>
      <text:p text:style-name="P107">Output: 1 to 6 (Starting and Ending indexes of output subarray)</text:p>
      <text:p text:style-name="P109"/>
      <text:p text:style-name="P107">Input: arr[] = {1, 1, 1, 1}</text:p>
      <text:p text:style-name="P107">Output: No such subarray</text:p>
      <text:p text:style-name="P109"/>
      <text:p text:style-name="P107">Input: arr[] = {0, 0, 1, 1, 0}</text:p>
      <text:p text:style-name="P107">Output: 0 to 3 Or 1 to 4</text:p>
      <text:p text:style-name="P88"/>
      <text:p text:style-name="P88"><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1620158677324964369" text:style-name="L2">
        <text:list-item>
          <text:p text:style-name="P126"><text:bookmark text:name="tablist1-tab1"/>C</text:p>
        </text:list-item>
        <text:list-item>
          <text:p text:style-name="P130"><text:bookmark text:name="tablist1-tab2"/>Java</text:p>
        </text:list-item>
        <text:list-item>
          <text:p text:style-name="P130"><text:bookmark text:name="tablist1-tab3"/>Python3</text:p>
        </text:list-item>
        <text:list-item>
          <text:p text:style-name="P130"><text:bookmark text:name="tablist1-tab4"/><text:soft-page-break/>C#</text:p>
        </text:list-item>
        <text:list-item>
          <text:p text:style-name="P130"><text:bookmark text:name="tablist1-tab5"/>PHP</text:p>
        </text:list-item>
      </text:list>
      <text:section text:style-name="Sect2" text:name="tablist1-panel1">
        <text:p text:style-name="P38"/>
        <text:section text:style-name="Sect2" text:name="highlighter_265849">
          <table:table table:name="Table1" table:style-name="Table1">
            <table:table-column table:style-name="Table1.A"/>
            <table:table-row>
              <table:table-cell table:style-name="Table1.A1" office:value-type="string">
                <text:p text:style-name="P42"><text:span text:style-name="Source_20_Text"><text:span text:style-name="T32">// A simple program to find the largest subarray  </text:span></text:span></text:p>
                <text:p text:style-name="P42"><text:span text:style-name="Source_20_Text"><text:span text:style-name="T32">// with equal number of 0s and 1s </text:span></text:span></text:p>
                <text:p text:style-name="P42"><text:span text:style-name="Source_20_Text"><text:span text:style-name="T41"> </text:span></text:span><text:span text:style-name="T41"> </text:span></text:p>
                <text:p text:style-name="P42"><text:span text:style-name="Source_20_Text"><text:span text:style-name="T42">#include &lt;stdio.h&gt; </text:span></text:span></text:p>
                <text:p text:style-name="P42"><text:span text:style-name="Source_20_Text"><text:span text:style-name="T41"> </text:span></text:span><text:span text:style-name="T41"> </text:span></text:p>
                <text:p text:style-name="P42"><text:span text:style-name="Source_20_Text"><text:span text:style-name="T33">// This function Prints the starting and ending </text:span></text:span></text:p>
                <text:p text:style-name="P42"><text:span text:style-name="Source_20_Text"><text:span text:style-name="T33">// indexes of the largest subarray with equal  </text:span></text:span></text:p>
                <text:p text:style-name="P42"><text:span text:style-name="Source_20_Text"><text:span text:style-name="T33">// number of 0s and 1s. Also returns the size  </text:span></text:span></text:p>
                <text:p text:style-name="P42"><text:span text:style-name="Source_20_Text"><text:span text:style-name="T33">// of such subarray. </text:span></text:span></text:p>
                <text:p text:style-name="P42"><text:span text:style-name="Source_20_Text"><text:span text:style-name="T45"> </text:span></text:span><text:span text:style-name="T45"> </text:span></text:p>
                <text:p text:style-name="P42"><text:span text:style-name="Source_20_Text"><text:span text:style-name="T43">int</text:span></text:span><text:span text:style-name="T46"> </text:span><text:span text:style-name="Source_20_Text"><text:span text:style-name="T9">findSubArray(</text:span></text:span><text:span text:style-name="Source_20_Text"><text:span text:style-name="T43">int</text:span></text:span><text:span text:style-name="T46"> </text:span><text:span text:style-name="Source_20_Text"><text:span text:style-name="T9">arr[], </text:span></text:span><text:span text:style-name="Source_20_Text"><text:span text:style-name="T43">int</text:span></text:span><text:span text:style-name="T46"> </text:span><text:span text:style-name="Source_20_Text"><text:span text:style-name="T9">n) </text:span></text:span></text:p>
                <text:p text:style-name="P42"><text:span text:style-name="Source_20_Text"><text:span text:style-name="T9">{ </text:span></text:span></text:p>
                <text:p text:style-name="P42"><text:span text:style-name="Source_20_Text"><text:span text:style-name="T45">    </text:span></text:span><text:span text:style-name="Source_20_Text"><text:span text:style-name="T43">int</text:span></text:span><text:span text:style-name="T46"> </text:span><text:span text:style-name="Source_20_Text"><text:span text:style-name="T9">sum = 0; </text:span></text:span></text:p>
                <text:p text:style-name="P42"><text:span text:style-name="Source_20_Text"><text:span text:style-name="T45">    </text:span></text:span><text:span text:style-name="Source_20_Text"><text:span text:style-name="T43">int</text:span></text:span><text:span text:style-name="T46"> </text:span><text:span text:style-name="Source_20_Text"><text:span text:style-name="T9">maxsize = -1, startindex;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Pick a starting point as i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i = 0; i &lt; n-1;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sum = (arr[i] == 0)? -1 : 1;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Consider all subarrays starting from i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43">int</text:span></text:span><text:span text:style-name="T46"> </text:span><text:span text:style-name="Source_20_Text"><text:span text:style-name="T9">j = i+1; j &lt; n; j++)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arr[j] == 0)? (sum += -1): (sum += 1);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If this is a 0 sum subarray, then  </text:span></text:span></text:p>
                <text:p text:style-name="P42"><text:span text:style-name="Source_20_Text"><text:span text:style-name="T45">            </text:span></text:span><text:span text:style-name="Source_20_Text"><text:span text:style-name="T33">// compare it with maximum size subarray </text:span></text:span></text:p>
                <text:p text:style-name="P42"><text:span text:style-name="Source_20_Text"><text:span text:style-name="T45">            </text:span></text:span><text:span text:style-name="Source_20_Text"><text:span text:style-name="T33">// calculated so far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sum == 0 &amp;&amp; maxsize &lt; j-i+1)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maxsize = j - i + 1; </text:span></text:span></text:p>
                <text:p text:style-name="P42"><text:span text:style-name="Source_20_Text"><text:span text:style-name="T45">                </text:span></text:span><text:span text:style-name="Source_20_Text"><text:span text:style-name="T9">startindex =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maxsize == -1) </text:span></text:span></text:p>
                <text:p text:style-name="P42"><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1">"No such subarray"</text:span></text:span><text:span text:style-name="Source_20_Text"><text:span text:style-name="T9">); </text:span></text:span></text:p>
                <text:p text:style-name="P42"><text:span text:style-name="Source_20_Text"><text:span text:style-name="T45">    </text:span></text:span><text:span text:style-name="Source_20_Text"><text:span text:style-name="T26">else</text:span></text:span></text:p>
                <text:p text:style-name="P42"><text:span text:style-name="Source_20_Text"><text:span text:style-name="T45">        </text:span></text:span><text:span text:style-name="Source_20_Text"><text:span text:style-name="T50">printf</text:span></text:span><text:span text:style-name="Source_20_Text"><text:span text:style-name="T9">(</text:span></text:span><text:span text:style-name="Source_20_Text"><text:span text:style-name="T51">"%d to %d"</text:span></text:span><text:span text:style-name="Source_20_Text"><text:span text:style-name="T9">, startindex, startindex+maxsize-1);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return</text:span></text:span><text:span text:style-name="T46"> </text:span><text:span text:style-name="Source_20_Text"><text:span text:style-name="T9">maxsize; </text:span></text:span></text:p>
                <text:p text:style-name="P42"><text:span text:style-name="Source_20_Text"><text:span text:style-name="T9">} </text:span></text:span></text:p>
                <text:p text:style-name="P42"><text:soft-page-break/><text:span text:style-name="Source_20_Text"><text:span text:style-name="T41"> </text:span></text:span><text:span text:style-name="T41"> </text:span></text:p>
                <text:p text:style-name="P42"><text:span text:style-name="Source_20_Text"><text:span text:style-name="T32">/* Driver program to test above functions*/</text:span></text:span></text:p>
                <text:p text:style-name="P42"><text:span text:style-name="Source_20_Text"><text:span text:style-name="T41"> </text:span></text:span><text:span text:style-name="T41"> </text:span></text:p>
                <text:p text:style-name="P42"><text:span text:style-name="Source_20_Text"><text:span text:style-name="T44">int</text:span></text:span><text:span text:style-name="T47"> </text:span><text:span text:style-name="Source_20_Text"><text:span text:style-name="T10">main() </text:span></text:span></text:p>
                <text:p text:style-name="P42"><text:span text:style-name="Source_20_Text"><text:span text:style-name="T10">{ </text:span></text:span></text:p>
                <text:p text:style-name="P42"><text:span text:style-name="Source_20_Text"><text:span text:style-name="T41">    </text:span></text:span><text:span text:style-name="Source_20_Text"><text:span text:style-name="T44">int</text:span></text:span><text:span text:style-name="T47"> </text:span><text:span text:style-name="Source_20_Text"><text:span text:style-name="T10">arr[] =  {1, 0, 0, 1, 0, 1, 1}; </text:span></text:span></text:p>
                <text:p text:style-name="P42"><text:span text:style-name="Source_20_Text"><text:span text:style-name="T41">    </text:span></text:span><text:span text:style-name="Source_20_Text"><text:span text:style-name="T44">int</text:span></text:span><text:span text:style-name="T47">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findSubArray(arr, size); </text:span></text:span></text:p>
                <text:p text:style-name="P42"><text:span text:style-name="Source_20_Text"><text:span text:style-name="T41">    </text:span></text:span><text:span text:style-name="Source_20_Text"><text:span text:style-name="T27">return</text:span></text:span><text:span text:style-name="T47"> </text:span><text:span text:style-name="Source_20_Text"><text:span text:style-name="T10">0; </text:span></text:span></text:p>
                <text:p text:style-name="P43"><text:span text:style-name="Source_20_Text"><text:span text:style-name="T10">} </text:span></text:span></text:p>
              </table:table-cell>
            </table:table-row>
          </table:table>
        </text:section>
      </text:section>
      <text:p text:style-name="P38"><text:line-break/><text:span text:style-name="Strong_20_Emphasis"><text:span text:style-name="T6">Output:</text:span></text:span></text:p>
      <text:p text:style-name="P51"><text:s/><text:span text:style-name="T59">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3850884386048052569" text:style-name="L3">
        <text:list-item>
          <text:p text:style-name="P131"><text:bookmark text:name="tablist2-tab1"/>C</text:p>
        </text:list-item>
        <text:list-item>
          <text:p text:style-name="P131"><text:bookmark text:name="tablist2-tab2"/>C++/STL</text:p>
        </text:list-item>
        <text:list-item>
          <text:p text:style-name="P127"><text:bookmark text:name="tablist2-tab3"/>Java</text:p>
        </text:list-item>
        <text:list-item>
          <text:p text:style-name="P131"><text:bookmark text:name="tablist2-tab4"/>C#</text:p>
        </text:list-item>
      </text:list>
      <text:section text:style-name="Sect2" text:name="tablist2-panel3">
        <text:p text:style-name="P38"/>
        <text:section text:style-name="Sect2" text:name="highlighter_252924">
          <table:table table:name="Table2" table:style-name="Table2">
            <table:table-column table:style-name="Table2.A"/>
            <table:table-row>
              <table:table-cell table:style-name="Table2.A1" office:value-type="string">
                <text:p text:style-name="P42"><text:span text:style-name="Source_20_Text"><text:span text:style-name="T27">import</text:span></text:span><text:span text:style-name="T47"> </text:span><text:span text:style-name="Source_20_Text"><text:span text:style-name="T10">java.util.HashMap; </text:span></text:span></text:p>
                <text:p text:style-name="P42"><text:span text:style-name="Source_20_Text"><text:span text:style-name="T41"> </text:span></text:span><text:span text:style-name="T41"> </text:span></text:p>
                <text:p text:style-name="P42"><text:span text:style-name="Source_20_Text"><text:span text:style-name="T27">class</text:span></text:span><text:span text:style-name="T47"> </text:span><text:span text:style-name="Source_20_Text"><text:span text:style-name="T10">LargestSubArray1  </text:span></text:span></text:p>
                <text:p text:style-name="P42"><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5">    </text:span></text:span><text:span text:style-name="Source_20_Text"><text:span text:style-name="T33">// Returns largest subarray with equal number of 0s and 1s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maxLen(</text:span></text:span><text:span text:style-name="Source_20_Text"><text:span text:style-name="T26">int</text:span></text:span><text:span text:style-name="T46"> </text:span><text:span text:style-name="Source_20_Text"><text:span text:style-name="T9">arr[], </text:span></text:span><text:span text:style-name="Source_20_Text"><text:span text:style-name="T26">int</text:span></text:span><text:span text:style-name="T46"> </text:span><text:span text:style-name="Source_20_Text"><text:span text:style-name="T9">n)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33">// Creates an empty hashMap hM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9">HashMap&lt;Integer, Integer&gt; hM = </text:span></text:span><text:span text:style-name="Source_20_Text"><text:span text:style-name="T26">new</text:span></text:span><text:span text:style-name="T46"> </text:span><text:span text:style-name="Source_20_Text"><text:span text:style-name="T9">HashMap&lt;Integer, Integer&gt;();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span text:style-name="Source_20_Text"><text:span text:style-name="T33">// Initialize sum of elements </text:span></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max_len = </text:span></text:span><text:span text:style-name="Source_20_Text"><text:span text:style-name="T37">0</text:span></text:span><text:span text:style-name="Source_20_Text"><text:span text:style-name="T9">; </text:span></text:span><text:span text:style-name="Source_20_Text"><text:span text:style-name="T33">// Initialize result </text:span></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ending_index =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start_index = </text:span></text:span><text:span text:style-name="Source_20_Text"><text:span text:style-name="T37">0</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arr[i] = (arr[i] == </text:span></text:span><text:span text:style-name="Source_20_Text"><text:span text:style-name="T37">0</text:span></text:span><text:span text:style-name="Source_20_Text"><text:span text:style-name="T9">) ? -</text:span></text:span><text:span text:style-name="Source_20_Text"><text:span text:style-name="T37">1</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Traverse through the given array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33">// Add current element to sum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9">sum += arr[i]; </text:span></text:span></text:p>
                <text:p text:style-name="P42"><text:soft-page-break/><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To handle sum=0 at last index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sum == </text:span></text:span><text:span text:style-name="Source_20_Text"><text:span text:style-name="T37">0</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max_len = i +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9">ending_index =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33">// If this sum is seen before, then update max_len </text:span></text:span></text:p>
                <text:p text:style-name="P42"><text:span text:style-name="Source_20_Text"><text:span text:style-name="T45">            </text:span></text:span><text:span text:style-name="Source_20_Text"><text:span text:style-name="T33">// if required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hM.containsKey(sum + n))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26">if</text:span></text:span><text:span text:style-name="T46"> </text:span><text:span text:style-name="Source_20_Text"><text:span text:style-name="T9">(max_len &lt; i - hM.get(sum + n))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max_len = i - hM.get(sum + n); </text:span></text:span></text:p>
                <text:p text:style-name="P42"><text:span text:style-name="Source_20_Text"><text:span text:style-name="T45">                    </text:span></text:span><text:span text:style-name="Source_20_Text"><text:span text:style-name="T9">ending_index =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26">else</text:span></text:span><text:span text:style-name="T46"> </text:span><text:span text:style-name="Source_20_Text"><text:span text:style-name="T33">// Else put this sum in hash table </text:span></text:span></text:p>
                <text:p text:style-name="P42"><text:span text:style-name="Source_20_Text"><text:span text:style-name="T45">                </text:span></text:span><text:span text:style-name="Source_20_Text"><text:span text:style-name="T9">hM.put(sum + n,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for</text:span></text:span><text:span text:style-name="T46"> </text:span><text:span text:style-name="Source_20_Text"><text:span text:style-name="T9">(</text:span></text:span><text:span text:style-name="Source_20_Text"><text:span text:style-name="T26">int</text:span></text:span><text:span text:style-name="T46"> </text:span><text:span text:style-name="Source_20_Text"><text:span text:style-name="T9">i = </text:span></text:span><text:span text:style-name="Source_20_Text"><text:span text:style-name="T37">0</text:span></text:span><text:span text:style-name="Source_20_Text"><text:span text:style-name="T9">; i &lt; n; i++)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Source_20_Text"><text:span text:style-name="T9">arr[i] = (arr[i] == -</text:span></text:span><text:span text:style-name="Source_20_Text"><text:span text:style-name="T37">1</text:span></text:span><text:span text:style-name="Source_20_Text"><text:span text:style-name="T9">) ? </text:span></text:span><text:span text:style-name="Source_20_Text"><text:span text:style-name="T37">0</text:span></text:span><text:span text:style-name="T46"> </text:span><text:span text:style-name="Source_20_Text"><text:span text:style-name="T9">: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int</text:span></text:span><text:span text:style-name="T46"> </text:span><text:span text:style-name="Source_20_Text"><text:span text:style-name="T9">end = ending_index - max_len + </text:span></text:span><text:span text:style-name="Source_20_Text"><text:span text:style-name="T37">1</text:span></text:span><text:span text:style-name="Source_20_Text"><text:span text:style-name="T9">; </text:span></text:span></text:p>
                <text:p text:style-name="P42"><text:span text:style-name="Source_20_Text"><text:span text:style-name="T45">        </text:span></text:span><text:span text:style-name="Source_20_Text"><text:span text:style-name="T9">System.out.println(end + </text:span></text:span><text:span text:style-name="Source_20_Text"><text:span text:style-name="T51">" to "</text:span></text:span><text:span text:style-name="T46"> </text:span><text:span text:style-name="Source_20_Text"><text:span text:style-name="T9">+ ending_index); </text:span></text:span></text:p>
                <text:p text:style-name="P42"><text:span text:style-name="Source_20_Text"><text:span text:style-name="T45"> </text:span></text:span><text:span text:style-name="T45"> </text:span></text:p>
                <text:p text:style-name="P42"><text:span text:style-name="Source_20_Text"><text:span text:style-name="T45">        </text:span></text:span><text:span text:style-name="Source_20_Text"><text:span text:style-name="T26">return</text:span></text:span><text:span text:style-name="T46"> </text:span><text:span text:style-name="Source_20_Text"><text:span text:style-name="T9">max_len; </text:span></text:span></text:p>
                <text:p text:style-name="P42"><text:span text:style-name="Source_20_Text"><text:span text:style-name="T45">    </text:span></text:span><text:span text:style-name="Source_20_Text"><text:span text:style-name="T9">}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Driver program to test the above functions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LargestSubArray1 sub = </text:span></text:span><text:span text:style-name="Source_20_Text"><text:span text:style-name="T27">new</text:span></text:span><text:span text:style-name="T47"> </text:span><text:span text:style-name="Source_20_Text"><text:span text:style-name="T10">LargestSubArray1();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arr[] =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0</text:span></text:span><text:span text:style-name="Source_20_Text"><text:span text:style-name="T10">, </text:span></text:span><text:span text:style-name="Source_20_Text"><text:span text:style-name="T38">1</text:span></text:span><text:span text:style-name="Source_20_Text"><text:span text:style-name="T10">,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n = arr.length;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sub.maxLen(arr, n); </text:span></text:span></text:p>
                <text:p text:style-name="P42"><text:span text:style-name="Source_20_Text"><text:span text:style-name="T41">    </text:span></text:span><text:span text:style-name="Source_20_Text"><text:span text:style-name="T10">} </text:span></text:span></text:p>
                <text:p text:style-name="P43"><text:span text:style-name="Source_20_Text"><text:span text:style-name="T10">} </text:span></text:span></text:p>
              </table:table-cell>
            </table:table-row>
          </table:table>
        </text:section>
      </text:section>
      <text:p text:style-name="P88"/>
      <text:p text:style-name="P88"/>
      <text:h text:style-name="P66" text:outline-level="1"><text:soft-page-break/>Coin Change | DP-7</text:h>
      <text:p text:style-name="P44">Given a value N, if we want to make change for N cents, and we have infinite supply of each of S = { S1, S2, .. , Sm} valued coins, how many ways can we make the change? The order of coins doesn’t matter.</text:p>
      <text:p text:style-name="P44">For example, for N = 4 and S = {1,2,3}, there are four solutions: {1,1,1,1},{1,1,2},{2,2},{1,3}. So output should be 4. For N = 10 and S = {2, 5, 3, 6}, there are five solutions: {2,2,2,2,2}, {2,2,3,3}, {2,2,6}, {2,3,5} and {5,5}. So the output should be 5.</text:p>
      <text:section text:style-name="Sect1" text:name="Section12">
        <text:h text:style-name="P30" text:outline-level="2"><text:bookmark text:name="practiceLinkDiv11"/><text:a xlink:type="simple" xlink:href="https://practice.geeksforgeeks.org/problems/coin-change/0" text:style-name="Internet_20_link" text:visited-style-name="Visited_20_Internet_20_Link"><text:span text:style-name="T64">Recommended: Please solve it on “</text:span></text:a><text:a xlink:type="simple" xlink:href="https://practice.geeksforgeeks.org/problems/coin-change/0" text:style-name="Internet_20_link" text:visited-style-name="Visited_20_Internet_20_Link"><text:span text:style-name="T65">PRACTICE</text:span></text:a><text:a xlink:type="simple" xlink:href="https://practice.geeksforgeeks.org/problems/coin-change/0" text:style-name="Internet_20_link" text:visited-style-name="Visited_20_Internet_20_Link"><text:span text:style-name="T64">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44">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88"/>
      <text:p text:style-name="P88">class CoinChangeProblem{</text:p>
      <text:p text:style-name="P88"><text:tab/>public static void main(String[] args) {</text:p>
      <text:p text:style-name="P88"><text:tab/><text:tab/> int a[] = {1, 2, 3}; </text:p>
      <text:p text:style-name="P88"><text:tab/><text:tab/> int m=4;</text:p>
      <text:p text:style-name="P88"><text:tab/><text:tab/> Find_Change(a,a.length,m);</text:p>
      <text:p text:style-name="P88"><text:tab/>}</text:p>
      <text:p text:style-name="P88"><text:tab/>public static void Find_Change(int[] s,int n,int m){</text:p>
      <text:p text:style-name="P88"><text:tab/><text:tab/>int[] dp=new int[m+1];</text:p>
      <text:p text:style-name="P88"><text:tab/><text:tab/>dp[0]=1;</text:p>
      <text:p text:style-name="P88"><text:soft-page-break/><text:tab/><text:tab/>for(int i=0;i&lt;n;i++){</text:p>
      <text:p text:style-name="P88"><text:tab/><text:tab/><text:tab/>System.out.println(" for loop "+i);</text:p>
      <text:p text:style-name="P88"><text:tab/><text:tab/><text:tab/>for(int j=s[i];j&lt;=m;j++){</text:p>
      <text:p text:style-name="P88"><text:tab/><text:tab/><text:tab/><text:tab/>dp[j]+=dp[j-s[i]];</text:p>
      <text:p text:style-name="P88"><text:tab/><text:tab/><text:tab/><text:tab/>System.out.print(dp[j]+" ");</text:p>
      <text:p text:style-name="P88"><text:tab/><text:tab/><text:tab/>}</text:p>
      <text:p text:style-name="P88"><text:tab/><text:tab/><text:tab/>System.out.println();</text:p>
      <text:p text:style-name="P88"><text:tab/><text:tab/>}</text:p>
      <text:p text:style-name="P88"><text:tab/><text:tab/>System.out.println(dp[m]);</text:p>
      <text:p text:style-name="P88"><text:tab/>}</text:p>
      <text:p text:style-name="P88">}</text:p>
      <text:p text:style-name="P88"/>
      <text:h text:style-name="P66"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14">Input: arr[] = {12, 1, 12, 3, 12, 1, 1, 2, 3, 3}<text:line-break/>Output: 2<text:line-break/>In the given array all element appear three times except 2 which appears once.</text:p>
      <text:p text:style-name="P113">Input: arr[] = {10, 20, 10, 30, 10, 30, 30}<text:line-break/>Output: 20<text:line-break/>In the given array all element appear three times except 20 which appears once.</text:p>
      <text:p text:style-name="P88"/>
      <text:p text:style-name="P90">//Find the element that appears once</text:p>
      <text:p text:style-name="P90">class FindbwThree{</text:p>
      <text:p text:style-name="P90"><text:tab/>public static void main(String[] args) {</text:p>
      <text:p text:style-name="P90"><text:tab/><text:tab/>int[] <text:s/>a = {12, 1, 12, 3, 12, 1, 1, 2, 3, 3};</text:p>
      <text:p text:style-name="P90"><text:soft-page-break/><text:tab/><text:tab/>int f=0;</text:p>
      <text:p text:style-name="P90"><text:tab/><text:tab/>int s=0;</text:p>
      <text:p text:style-name="P90"><text:tab/><text:tab/>for(int i=0;i&lt;a.length;i++){</text:p>
      <text:p text:style-name="P90"><text:tab/><text:tab/><text:tab/>s=s|(f&amp;a[i]);</text:p>
      <text:p text:style-name="P90"><text:tab/><text:tab/><text:tab/>f=f^a[i];</text:p>
      <text:p text:style-name="P90"><text:tab/><text:tab/><text:tab/>int n=~(f&amp;s);</text:p>
      <text:p text:style-name="P90"><text:tab/><text:tab/><text:tab/>f=f&amp;n;</text:p>
      <text:p text:style-name="P90"><text:tab/><text:tab/><text:tab/>s=s&amp;n;</text:p>
      <text:p text:style-name="P90"><text:tab/><text:tab/>}<text:tab/></text:p>
      <text:p text:style-name="P90"><text:tab/><text:tab/>System.out.println(f);</text:p>
      <text:p text:style-name="P90"><text:tab/>}</text:p>
      <text:p text:style-name="P90">}</text:p>
      <text:p text:style-name="P90"/>
      <text:h text:style-name="P66" text:outline-level="1">Stock Buy Sell to Maximize Profit</text:h>
      <text:p text:style-name="P44">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30" text:outline-level="2"><text:bookmark text:name="practiceLinkDiv12"/><text:a xlink:type="simple" xlink:href="https://practice.geeksforgeeks.org/problems/stock-buy-and-sell/0" text:style-name="Internet_20_link" text:visited-style-name="Visited_20_Internet_20_Link"><text:span text:style-name="T64">Recommended: Please solve it on “</text:span></text:a><text:a xlink:type="simple" xlink:href="https://practice.geeksforgeeks.org/problems/stock-buy-and-sell/0" text:style-name="Internet_20_link" text:visited-style-name="Visited_20_Internet_20_Link"><text:span text:style-name="T65">PRACTICE</text:span></text:a><text:a xlink:type="simple" xlink:href="https://practice.geeksforgeeks.org/problems/stock-buy-and-sell/0" text:style-name="Internet_20_link" text:visited-style-name="Visited_20_Internet_20_Link"><text:span text:style-name="T64">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9"><text:line-break/><text:span text:style-name="T69">//Stock Buy Sell to Maximize Profit</text:span></text:p>
      <text:p text:style-name="P90">class SellBuyStock{</text:p>
      <text:p text:style-name="P90"><text:soft-page-break/><text:tab/>public static void main(String[] args) {</text:p>
      <text:p text:style-name="P90"><text:tab/><text:tab/>int[] a={100, 180, 260, 310, 40, 535, 695};</text:p>
      <text:p text:style-name="P90"><text:tab/><text:tab/>int max=0;</text:p>
      <text:p text:style-name="P90"><text:tab/><text:tab/>for(int i=a.length-1;i&gt;0;i--){</text:p>
      <text:p text:style-name="P90"><text:tab/><text:tab/><text:tab/>int x=a[i]-a[i-1];</text:p>
      <text:p text:style-name="P90"><text:tab/><text:tab/><text:tab/>if(x&gt;0){</text:p>
      <text:p text:style-name="P90"><text:tab/><text:tab/><text:tab/><text:tab/>max+=x;</text:p>
      <text:p text:style-name="P90"><text:tab/><text:tab/><text:tab/>}</text:p>
      <text:p text:style-name="P90"><text:tab/><text:tab/>}<text:tab/></text:p>
      <text:p text:style-name="P90"><text:tab/><text:tab/>System.out.println(max);<text:tab/></text:p>
      <text:p text:style-name="P90"><text:tab/>}</text:p>
      <text:p text:style-name="P90">}</text:p>
      <text:p text:style-name="P90"/>
      <text:p text:style-name="P91">//Reverse words in a given string</text:p>
      <text:p text:style-name="P91">Reverse words in a given string</text:p>
      <text:p text:style-name="P91">Example: Let the input string be “i like this program very much”. The function should change the string to “much very program this like i”</text:p>
      <text:p text:style-name="P91"/>
      <text:p text:style-name="P91">reverse-words</text:p>
      <text:p text:style-name="P91"/>
      <text:p text:style-name="P91"/>
      <text:p text:style-name="P91">import java.util.regex.Pattern; </text:p>
      <text:p text:style-name="P91"/>
      <text:p text:style-name="P91">class ReverseString{</text:p>
      <text:p text:style-name="P91"><text:tab/>public static void main(String[] args) {</text:p>
      <text:p text:style-name="P91"><text:tab/><text:tab/>String str="I love Java Programming";<text:tab/></text:p>
      <text:p text:style-name="P91"><text:tab/><text:tab/>Pattern p=Pattern.compile("\\s"); </text:p>
      <text:p text:style-name="P91"><text:tab/><text:tab/>String[] temp=p.split(str);</text:p>
      <text:p text:style-name="P91"><text:tab/><text:tab/>String result="";</text:p>
      <text:p text:style-name="P91"><text:tab/><text:tab/>for(int i=0;i&lt;temp.length;i++){</text:p>
      <text:p text:style-name="P91"><text:tab/><text:tab/><text:tab/>result=temp[i]+" "+result;</text:p>
      <text:p text:style-name="P91"><text:soft-page-break/><text:tab/><text:tab/>}</text:p>
      <text:p text:style-name="P91"><text:tab/><text:tab/>System.out.println(result);</text:p>
      <text:p text:style-name="P91"><text:tab/>}</text:p>
      <text:p text:style-name="P91">}</text:p>
      <text:p text:style-name="P91"/>
      <text:p text:style-name="P92">//Egg Dropping Puzzle</text:p>
      <text:p text:style-name="P92">The following is a description of the instance of this famous puzzle involving n=2 eggs and a building with k=36 floors.</text:p>
      <text:p text:style-name="P92">Suppose that we wish to know which stories in a 36-story building are safe to drop eggs from, and which will cause the eggs to break on landing. We make a few assumptions:</text:p>
      <text:p text:style-name="P92"/>
      <text:p text:style-name="P92">…..An egg that survives a fall can be used again.</text:p>
      <text:p text:style-name="P92">…..A broken egg must be discarded.</text:p>
      <text:p text:style-name="P92">…..The effect of a fall is the same for all eggs.</text:p>
      <text:p text:style-name="P92">…..If an egg breaks when dropped, then it would break if dropped from a higher floor.</text:p>
      <text:p text:style-name="P92">…..If an egg survives a fall then it would survive a shorter fall.</text:p>
      <text:p text:style-name="P92">…..It is not ruled out that the first-floor windows break eggs, nor is it ruled out that the 36th-floor do not cause an egg to break.</text:p>
      <text:p text:style-name="P92"/>
      <text:p text:style-name="P92">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92">The problem is not actually to find the critical floor, but merely to decide floors from which eggs should be dropped so that total number of trials are minimized.</text:p>
      <text:p text:style-name="P92"/>
      <text:p text:style-name="P92">Source: Wiki for Dynamic Programming</text:p>
      <text:p text:style-name="P92"/>
      <text:p text:style-name="P92">Recommended: Please solve it on “PRACTICE ” first, before moving on to the solution.</text:p>
      <text:p text:style-name="P92"/>
      <text:p text:style-name="P92"/>
      <text:p text:style-name="P92">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92">In the following solutions, we return the minimum number of trials in worst case; these solutions can be easily modified to print floor numbers of every trials also.</text:p>
      <text:p text:style-name="P92"/>
      <text:p text:style-name="P92">1) Optimal Substructure:</text:p>
      <text:p text:style-name="P92">When we drop an egg from a floor x, there can be two cases (1) The egg breaks (2) The egg doesn’t break.</text:p>
      <text:p text:style-name="P92"/>
      <text:p text:style-name="P92">1) If the egg breaks after dropping from xth floor, then we only need to check for floors lower than x with remaining eggs; so the problem reduces to x-1 floors and n-1 eggs</text:p>
      <text:p text:style-name="P92">2) If the egg doesn’t break after dropping from the xth floor, then we only need to check for floors higher than x; so the problem reduces to k-x floors and n eggs.</text:p>
      <text:p text:style-name="P92"/>
      <text:p text:style-name="P92">Since we need to minimize the number of trials in worst case, we take the maximum of two cases. We consider the max of above two cases for every floor and choose the floor which yields minimum number of trials.</text:p>
      <text:p text:style-name="P92"/>
      <text:p text:style-name="P92"><text:s text:c="2"/>k ==&gt; Number of floors</text:p>
      <text:p text:style-name="P92"><text:s text:c="2"/>n ==&gt; Number of Eggs</text:p>
      <text:p text:style-name="P92"><text:s text:c="2"/>eggDrop(n, k) ==&gt; Minimum number of trials needed to find the critical</text:p>
      <text:p text:style-name="P92"><text:s text:c="20"/>floor in worst case.</text:p>
      <text:p text:style-name="P92"><text:s text:c="2"/>eggDrop(n, k) = 1 + min{max(eggDrop(n - 1, x - 1), eggDrop(n, k - x)): </text:p>
      <text:p text:style-name="P92"><text:s text:c="17"/>x in {1, 2, ..., k}}</text:p>
      <text:p text:style-name="P92">2) Overlapping Subproblems</text:p>
      <text:p text:style-name="P92">Following is recursive implementation that simply follows the recursive structure mentioned above.</text:p>
      <text:p text:style-name="P92"/>
      <text:p text:style-name="P92"/>
      <text:p text:style-name="P92">class EggDropping{</text:p>
      <text:p text:style-name="P92"><text:tab/>public static void main(String[] args) {</text:p>
      <text:p text:style-name="P92"><text:tab/><text:tab/>help_fun(36,2);</text:p>
      <text:p text:style-name="P92"><text:tab/>}</text:p>
      <text:p text:style-name="P92"><text:tab/>public static void help_fun(int floor,int egg){</text:p>
      <text:p text:style-name="P92"><text:soft-page-break/><text:tab/><text:tab/>int[][] T=new int[egg+1][floor+1];</text:p>
      <text:p text:style-name="P92"><text:tab/><text:tab/>for(int i=0;i&lt;=floor;i++){</text:p>
      <text:p text:style-name="P92"><text:tab/><text:tab/><text:tab/>T[1][i]=i;</text:p>
      <text:p text:style-name="P92"><text:tab/><text:tab/>}</text:p>
      <text:p text:style-name="P92"><text:tab/><text:tab/>int c=0;</text:p>
      <text:p text:style-name="P92"><text:tab/><text:tab/>for(int e=2;e&lt;=egg;e++){</text:p>
      <text:p text:style-name="P92"><text:tab/><text:tab/><text:tab/>for(int f=2;f&lt;=floor;f++){</text:p>
      <text:p text:style-name="P92"><text:tab/><text:tab/><text:tab/><text:tab/>T[e][f]=Integer.MAX_VALUE;</text:p>
      <text:p text:style-name="P92"><text:tab/><text:tab/><text:tab/><text:tab/>for(int k=1;k&lt;=f;k++){</text:p>
      <text:p text:style-name="P92"><text:tab/><text:tab/><text:tab/><text:tab/><text:tab/>c=1+Math.max(T[e-1][k-1],T[e][f-k]);</text:p>
      <text:p text:style-name="P92"><text:tab/><text:tab/><text:tab/><text:tab/><text:tab/>if(c&lt;T[e][f]){</text:p>
      <text:p text:style-name="P92"><text:tab/><text:tab/><text:tab/><text:tab/><text:tab/><text:tab/>T[e][f]=c;</text:p>
      <text:p text:style-name="P92"><text:tab/><text:tab/><text:tab/><text:tab/><text:tab/>}</text:p>
      <text:p text:style-name="P92"><text:tab/><text:tab/><text:tab/><text:tab/>}</text:p>
      <text:p text:style-name="P92"><text:tab/><text:tab/><text:tab/>}</text:p>
      <text:p text:style-name="P92"><text:tab/><text:tab/>}</text:p>
      <text:p text:style-name="P92"><text:tab/><text:tab/>System.out.println(T[egg][floor]);</text:p>
      <text:p text:style-name="P92"><text:tab/>} </text:p>
      <text:p text:style-name="P92">}</text:p>
      <text:p text:style-name="P92"/>
      <text:h text:style-name="P67"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92"/>
      <text:p text:style-name="P93">class LCS{</text:p>
      <text:p text:style-name="P93"><text:tab/>public static void main(String[] args) {</text:p>
      <text:p text:style-name="P93"><text:tab/><text:tab/>String s1="AGGTAB"; </text:p>
      <text:p text:style-name="P93"><text:s text:c="2"/><text:tab/><text:tab/>String s2 ="GXTXAYB";</text:p>
      <text:p text:style-name="P93"><text:s text:c="2"/><text:tab/><text:tab/>char[] c1=s1.toCharArray();</text:p>
      <text:p text:style-name="P93"><text:s text:c="2"/><text:tab/><text:tab/>char[] c2=s2.toCharArray();</text:p>
      <text:p text:style-name="P93"><text:s text:c="2"/><text:tab/><text:tab/>int m=s1.length();</text:p>
      <text:p text:style-name="P93"><text:s text:c="2"/><text:tab/><text:tab/>int n=s2.length();</text:p>
      <text:p text:style-name="P93"><text:s text:c="2"/><text:tab/><text:tab/>int[][] dp=new int[m+1][n+1];</text:p>
      <text:p text:style-name="P93"><text:s text:c="2"/><text:tab/><text:tab/>for(int i=0;i&lt;=m;i++){</text:p>
      <text:p text:style-name="P93"><text:s text:c="2"/><text:tab/><text:tab/><text:tab/>for(int j=0;j&lt;=n;j++){</text:p>
      <text:p text:style-name="P93"><text:s text:c="2"/><text:tab/><text:tab/><text:tab/><text:tab/>if(i==0 || j==0){</text:p>
      <text:p text:style-name="P93"><text:s text:c="2"/><text:tab/><text:tab/><text:tab/><text:tab/><text:tab/>dp[i][j]=0;</text:p>
      <text:p text:style-name="P93"><text:s text:c="2"/><text:tab/><text:tab/><text:tab/><text:tab/>}</text:p>
      <text:p text:style-name="P93"><text:s text:c="2"/><text:tab/><text:tab/><text:tab/><text:tab/>else if(c1[i-1]==c2[j-1]){</text:p>
      <text:p text:style-name="P93"><text:s text:c="2"/><text:tab/><text:tab/><text:tab/><text:tab/><text:tab/>dp[i][j]=dp[i-1][j-1]+1;</text:p>
      <text:p text:style-name="P93"><text:s text:c="2"/><text:tab/><text:tab/><text:tab/><text:tab/>}</text:p>
      <text:p text:style-name="P93"><text:s text:c="2"/><text:tab/><text:tab/><text:tab/><text:tab/>else{</text:p>
      <text:p text:style-name="P93"><text:s text:c="2"/><text:tab/><text:tab/><text:tab/><text:tab/><text:tab/>dp[i][j]=Math.max(dp[i-1][j],dp[i][j-1]);</text:p>
      <text:p text:style-name="P93"><text:s text:c="2"/><text:tab/><text:tab/><text:tab/><text:tab/>}</text:p>
      <text:p text:style-name="P93"><text:s text:c="2"/><text:tab/><text:tab/><text:tab/>}</text:p>
      <text:p text:style-name="P93"><text:s text:c="2"/><text:tab/><text:tab/>}</text:p>
      <text:p text:style-name="P93"><text:s text:c="2"/><text:tab/><text:tab/>System.out.println(dp[m][n]);</text:p>
      <text:p text:style-name="P93"><text:tab/>}</text:p>
      <text:p text:style-name="P93"><text:soft-page-break/>}</text:p>
      <text:h text:style-name="P68" text:outline-level="1">Edit Distance | DP-5</text:h>
      <text:p text:style-name="P44">Given two strings str1 and str2 and below operations that can performed on str1. Find minimum number of edits (operations) required to convert ‘str1’ into ‘str2’.</text:p>
      <text:list xml:id="list7985846999762428759" text:style-name="L4">
        <text:list-item>
          <text:p text:style-name="P123">Insert</text:p>
        </text:list-item>
        <text:list-item>
          <text:p text:style-name="P123">Remove</text:p>
        </text:list-item>
        <text:list-item>
          <text:p text:style-name="P123">Replace</text:p>
        </text:list-item>
      </text:list>
      <text:p text:style-name="P19"><text:span text:style-name="T2">All of the above operations are of equal cost.<text:line-break/></text:span><text:span text:style-name="Strong_20_Emphasis"><text:span text:style-name="T2"><text:line-break/>Examples:</text:span></text:span></text:p>
      <text:p text:style-name="P49">Input: <text:s text:c="2"/>str1 = "geek", str2 = "gesek"</text:p>
      <text:p text:style-name="P107">Output: <text:s/>1</text:p>
      <text:p text:style-name="P107">We can convert str1 into str2 by inserting a 's'.</text:p>
      <text:p text:style-name="P109"/>
      <text:p text:style-name="P107">Input: <text:s text:c="2"/>str1 = "cat", str2 = "cut"</text:p>
      <text:p text:style-name="P107">Output: <text:s/>1</text:p>
      <text:p text:style-name="P107">We can convert str1 into str2 by replacing 'a' with 'u'.</text:p>
      <text:p text:style-name="P109"/>
      <text:p text:style-name="P107">Input: <text:s text:c="2"/>str1 = "sunday", str2 = "saturday"</text:p>
      <text:p text:style-name="P107">Output: <text:s/>3</text:p>
      <text:p text:style-name="P107">Last three and first characters are same. <text:s/>We basically</text:p>
      <text:p text:style-name="P107">need to convert "un" to "atur". <text:s/>This can be done using</text:p>
      <text:p text:style-name="P107">below three operations. </text:p>
      <text:p text:style-name="P107">Replace 'n' with 'r', insert t, insert a</text:p>
      <text:p text:style-name="P94">class Edit{</text:p>
      <text:p text:style-name="P94"><text:tab/>public static void main(String[] args) {</text:p>
      <text:p text:style-name="P94"><text:tab/><text:tab/>String s1 = "sunday"; </text:p>
      <text:p text:style-name="P94"><text:s text:c="4"/><text:tab/>String s2 = "saturday";</text:p>
      <text:p text:style-name="P94"><text:s text:c="4"/><text:tab/>int m=s1.length();</text:p>
      <text:p text:style-name="P94"><text:s text:c="4"/><text:tab/>int n=s2.length();</text:p>
      <text:p text:style-name="P94"><text:soft-page-break/><text:s text:c="4"/><text:tab/>int[][] dp=new int[m+1][n+1];</text:p>
      <text:p text:style-name="P94"><text:s text:c="4"/><text:tab/>for(int i=0;i&lt;=m;i++){</text:p>
      <text:p text:style-name="P94"><text:s text:c="4"/><text:tab/><text:tab/>dp[i][0]=i;</text:p>
      <text:p text:style-name="P94"><text:s text:c="4"/><text:tab/>}</text:p>
      <text:p text:style-name="P94"><text:s text:c="4"/><text:tab/>for(int i=0;i&lt;=n;i++){</text:p>
      <text:p text:style-name="P94"><text:s text:c="4"/><text:tab/><text:tab/>dp[0][i]=i;</text:p>
      <text:p text:style-name="P94"><text:s text:c="4"/><text:tab/>}</text:p>
      <text:p text:style-name="P94"/>
      <text:p text:style-name="P94"><text:s text:c="4"/><text:tab/>for(int i=1;i&lt;=m;i++){</text:p>
      <text:p text:style-name="P94"><text:s text:c="4"/><text:tab/><text:tab/>for(int j=1;j&lt;=n;j++){</text:p>
      <text:p text:style-name="P94"><text:s text:c="4"/><text:tab/><text:tab/><text:tab/>if(s1.charAt(i-1)==s2.charAt(j-1)){</text:p>
      <text:p text:style-name="P94"><text:s text:c="4"/><text:tab/><text:tab/><text:tab/><text:tab/>dp[i][j]=dp[i-1][j-1];</text:p>
      <text:p text:style-name="P94"><text:s text:c="4"/><text:tab/><text:tab/><text:tab/>}</text:p>
      <text:p text:style-name="P94"><text:s text:c="4"/><text:tab/><text:tab/><text:tab/>else{</text:p>
      <text:p text:style-name="P94"><text:s text:c="4"/><text:tab/><text:tab/><text:tab/><text:tab/>dp[i][j]=1+Math.min(dp[i-1][j-1],Math.min(dp[i-1][j],dp[i][j-1]));</text:p>
      <text:p text:style-name="P94"><text:s text:c="4"/><text:tab/><text:tab/><text:tab/>}</text:p>
      <text:p text:style-name="P94"><text:s text:c="4"/><text:tab/><text:tab/>}</text:p>
      <text:p text:style-name="P94"><text:s text:c="4"/><text:tab/>}</text:p>
      <text:p text:style-name="P94"><text:s text:c="4"/><text:tab/>System.out.println(dp[m][n]);</text:p>
      <text:p text:style-name="P94"><text:tab/>}<text:tab/> <text:s/></text:p>
      <text:p text:style-name="P94">}</text:p>
      <text:p text:style-name="P94"/>
      <text:p text:style-name="P94"/>
      <text:p text:style-name="P94"/>
      <text:p text:style-name="P94"/>
      <text:p text:style-name="P94"/>
      <text:p text:style-name="P94"/>
      <text:p text:style-name="P94"/>
      <text:p text:style-name="P94"/>
      <text:p text:style-name="P94"/>
      <text:p text:style-name="P94"/>
      <text:h text:style-name="P79" text:outline-level="1"><text:soft-page-break/>Sort a linked list of 0s, 1s and 2s</text:h>
      <text:p text:style-name="P94"/>
      <text:p text:style-name="P17"><text:span text:style-name="Source_20_Text"><text:span text:style-name="T28">class</text:span></text:span><text:span text:style-name="T48">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4">    </text:span></text:span><text:span text:style-name="Source_20_Text"><text:span text:style-name="T11">Node head;  </text:span></text:span><text:span text:style-name="Source_20_Text"><text:span text:style-name="T34">// head of 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Linked list Node*/</text:span></text:span></text:p>
      <text:p text:style-name="P18"><text:span text:style-name="Source_20_Text"><text:span text:style-name="T54">    </text:span></text:span><text:span text:style-name="Source_20_Text"><text:span text:style-name="T28">class</text:span></text:span><text:span text:style-name="T48"> </text:span><text:span text:style-name="Source_20_Text"><text:span text:style-name="T11">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28">int</text:span></text:span><text:span text:style-name="T48"> </text:span><text:span text:style-name="Source_20_Text"><text:span text:style-name="T11">data; </text:span></text:span></text:p>
      <text:p text:style-name="P18"><text:span text:style-name="Source_20_Text"><text:span text:style-name="T54">        </text:span></text:span><text:span text:style-name="Source_20_Text"><text:span text:style-name="T11">Node next; </text:span></text:span></text:p>
      <text:p text:style-name="P18"><text:span text:style-name="Source_20_Text"><text:span text:style-name="T54">        </text:span></text:span><text:span text:style-name="Source_20_Text"><text:span text:style-name="T11">Node(</text:span></text:span><text:span text:style-name="Source_20_Text"><text:span text:style-name="T28">int</text:span></text:span><text:span text:style-name="T48">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5">    </text:span></text:span><text:span text:style-name="Source_20_Text"><text:span text:style-name="T29">void</text:span></text:span><text:span text:style-name="T49"> </text:span><text:span text:style-name="Source_20_Text"><text:span text:style-name="T12">sortLis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35">// initialise count of 0 1 and 2 as 0 </text:span></text:span></text:p>
      <text:p text:style-name="P18"><text:span text:style-name="Source_20_Text"><text:span text:style-name="T55">       </text:span></text:span><text:span text:style-name="Source_20_Text"><text:span text:style-name="T29">int</text:span></text:span><text:span text:style-name="T49"> </text:span><text:span text:style-name="Source_20_Text"><text:span text:style-name="T12">count[] =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span text:style-name="Source_20_Text"><text:span text:style-name="T39">0</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12">Node 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5">/* count total number of '0', '1' and '2' </text:span></text:span></text:p>
      <text:p text:style-name="P18"><text:span text:style-name="Source_20_Text"><text:span text:style-name="T55">        </text:span></text:span><text:span text:style-name="Source_20_Text"><text:span text:style-name="T35">* count[0] will store total number of '0's </text:span></text:span></text:p>
      <text:p text:style-name="P18"><text:span text:style-name="Source_20_Text"><text:span text:style-name="T55">        </text:span></text:span><text:span text:style-name="Source_20_Text"><text:span text:style-name="T35">* count[1] will store total number of '1's </text:span></text:span></text:p>
      <text:p text:style-name="P18"><text:span text:style-name="Source_20_Text"><text:span text:style-name="T55">        </text:span></text:span><text:span text:style-name="Source_20_Text"><text:span text:style-name="T35">* count[2] will store total number of '2's  */</text:span></text:span></text:p>
      <text:p text:style-name="P18"><text:span text:style-name="Source_20_Text"><text:span text:style-name="T55">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count[ptr.data]++; </text:span></text:span></text:p>
      <text:p text:style-name="P18"><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29">int</text:span></text:span><text:span text:style-name="T49"> </text:span><text:span text:style-name="Source_20_Text"><text:span text:style-name="T12">i = </text:span></text:span><text:span text:style-name="Source_20_Text"><text:span text:style-name="T39">0</text:span></text:span><text:span text:style-name="Source_20_Text"><text:span text:style-name="T12">; </text:span></text:span></text:p>
      <text:p text:style-name="P18"><text:span text:style-name="Source_20_Text"><text:span text:style-name="T55">       </text:span></text:span><text:span text:style-name="Source_20_Text"><text:span text:style-name="T12">ptr = head; </text:span></text:span></text:p>
      <text:p text:style-name="P18"><text:span text:style-name="Source_20_Text"><text:span text:style-name="T55"> </text:span></text:span><text:span text:style-name="T55"> </text:span></text:p>
      <text:p text:style-name="P18"><text:span text:style-name="Source_20_Text"><text:span text:style-name="T55">       </text:span></text:span><text:span text:style-name="Source_20_Text"><text:span text:style-name="T35">/* Let say count[0] = n1, count[1] = n2 and count[2] = n3 </text:span></text:span></text:p>
      <text:p text:style-name="P18"><text:span text:style-name="Source_20_Text"><text:span text:style-name="T55">        </text:span></text:span><text:span text:style-name="Source_20_Text"><text:span text:style-name="T35">* now start traversing list from head node, </text:span></text:span></text:p>
      <text:p text:style-name="P18"><text:span text:style-name="Source_20_Text"><text:span text:style-name="T55">        </text:span></text:span><text:span text:style-name="Source_20_Text"><text:span text:style-name="T35">* 1) fill the list with 0, till n1 &gt; 0 </text:span></text:span></text:p>
      <text:p text:style-name="P18"><text:span text:style-name="Source_20_Text"><text:span text:style-name="T55">        </text:span></text:span><text:span text:style-name="Source_20_Text"><text:span text:style-name="T35">* 2) fill the list with 1, till n2 &gt; 0 </text:span></text:span></text:p>
      <text:p text:style-name="P18"><text:span text:style-name="Source_20_Text"><text:span text:style-name="T55">        </text:span></text:span><text:span text:style-name="Source_20_Text"><text:span text:style-name="T35">* 3) fill the list with 2, till n3 &gt; 0  */</text:span></text:span></text:p>
      <text:p text:style-name="P18"><text:span text:style-name="Source_20_Text"><text:span text:style-name="T55">        </text:span></text:span><text:span text:style-name="Source_20_Text"><text:span text:style-name="T29">while</text:span></text:span><text:span text:style-name="T49">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29">if</text:span></text:span><text:span text:style-name="T49"> </text:span><text:span text:style-name="Source_20_Text"><text:span text:style-name="T12">(count[i] == </text:span></text:span><text:span text:style-name="Source_20_Text"><text:span text:style-name="T39">0</text:span></text:span><text:span text:style-name="Source_20_Text"><text:span text:style-name="T12">) </text:span></text:span></text:p>
      <text:p text:style-name="P18"><text:span text:style-name="Source_20_Text"><text:span text:style-name="T55">                </text:span></text:span><text:span text:style-name="Source_20_Text"><text:span text:style-name="T12">i++; </text:span></text:span></text:p>
      <text:p text:style-name="P18"><text:span text:style-name="Source_20_Text"><text:span text:style-name="T55">            </text:span></text:span><text:span text:style-name="Source_20_Text"><text:span text:style-name="T29">else</text:span></text:span><text:span text:style-name="T49"> </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ptr.data= i; </text:span></text:span></text:p>
      <text:p text:style-name="P18"><text:span text:style-name="Source_20_Text"><text:span text:style-name="T55">               </text:span></text:span><text:span text:style-name="Source_20_Text"><text:span text:style-name="T12">--count[i]; </text:span></text:span></text:p>
      <text:p text:style-name="P18"><text:soft-page-break/><text:span text:style-name="Source_20_Text"><text:span text:style-name="T55">               </text:span></text:span><text:span text:style-name="Source_20_Text"><text:span text:style-name="T12">ptr = ptr.next;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5">    </text:span></text:span><text:span text:style-name="Source_20_Text"><text:span text:style-name="T12">}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Utility functions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Inserts a new Node at front of the list. */</text:span></text:span></text:p>
      <text:p text:style-name="P18"><text:span text:style-name="Source_20_Text"><text:span text:style-name="T54">    </text:span></text:span><text:span text:style-name="Source_20_Text"><text:span text:style-name="T28">public</text:span></text:span><text:span text:style-name="T48"> </text:span><text:span text:style-name="Source_20_Text"><text:span text:style-name="T28">void</text:span></text:span><text:span text:style-name="T48"> </text:span><text:span text:style-name="Source_20_Text"><text:span text:style-name="T11">push(</text:span></text:span><text:span text:style-name="Source_20_Text"><text:span text:style-name="T28">int</text:span></text:span><text:span text:style-name="T48"> </text:span><text:span text:style-name="Source_20_Text"><text:span text:style-name="T11">new_data)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34">/* 1 &amp; 2: Allocate the Node &amp; </text:span></text:span></text:p>
      <text:p text:style-name="P18"><text:span text:style-name="Source_20_Text"><text:span text:style-name="T54">                  </text:span></text:span><text:span text:style-name="Source_20_Text"><text:span text:style-name="T34">Put in the data*/</text:span></text:span></text:p>
      <text:p text:style-name="P18"><text:span text:style-name="Source_20_Text"><text:span text:style-name="T54">        </text:span></text:span><text:span text:style-name="Source_20_Text"><text:span text:style-name="T11">Node new_node = </text:span></text:span><text:span text:style-name="Source_20_Text"><text:span text:style-name="T28">new</text:span></text:span><text:span text:style-name="T48"> </text:span><text:span text:style-name="Source_20_Text"><text:span text:style-name="T11">Node(new_data);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3. Make next of new Node as head */</text:span></text:span></text:p>
      <text:p text:style-name="P18"><text:span text:style-name="Source_20_Text"><text:span text:style-name="T54">        </text:span></text:span><text:span text:style-name="Source_20_Text"><text:span text:style-name="T11">new_node.next = head;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4. Move the head to point to new Node */</text:span></text:span></text:p>
      <text:p text:style-name="P18"><text:span text:style-name="Source_20_Text"><text:span text:style-name="T54">        </text:span></text:span><text:span text:style-name="Source_20_Text"><text:span text:style-name="T11">head = new_node;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Function to print linked list */</text:span></text:span></text:p>
      <text:p text:style-name="P18"><text:span text:style-name="Source_20_Text"><text:span text:style-name="T54">    </text:span></text:span><text:span text:style-name="Source_20_Text"><text:span text:style-name="T28">void</text:span></text:span><text:span text:style-name="T48"> </text:span><text:span text:style-name="Source_20_Text"><text:span text:style-name="T11">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Node temp = head; </text:span></text:span></text:p>
      <text:p text:style-name="P18"><text:span text:style-name="Source_20_Text"><text:span text:style-name="T54">        </text:span></text:span><text:span text:style-name="Source_20_Text"><text:span text:style-name="T28">while</text:span></text:span><text:span text:style-name="T48"> </text:span><text:span text:style-name="Source_20_Text"><text:span text:style-name="T11">(temp != </text:span></text:span><text:span text:style-name="Source_20_Text"><text:span text:style-name="T28">null</text:span></text:span><text:span text:style-name="Source_20_Text"><text:span text:style-name="T11">)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temp.data+</text:span></text:span><text:span text:style-name="Source_20_Text"><text:span text:style-name="T53">" "</text:span></text:span><text:span text:style-name="Source_20_Text"><text:span text:style-name="T11">); </text:span></text:span></text:p>
      <text:p text:style-name="P18"><text:span text:style-name="Source_20_Text"><text:span text:style-name="T54">           </text:span></text:span><text:span text:style-name="Source_20_Text"><text:span text:style-name="T11">temp = temp.nex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System.out.println();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Drier program to test above functions */</text:span></text:span></text:p>
      <text:p text:style-name="P18"><text:span text:style-name="Source_20_Text"><text:span text:style-name="T54">    </text:span></text:span><text:span text:style-name="Source_20_Text"><text:span text:style-name="T28">public</text:span></text:span><text:span text:style-name="T48"> </text:span><text:span text:style-name="Source_20_Text"><text:span text:style-name="T28">static</text:span></text:span><text:span text:style-name="T48"> </text:span><text:span text:style-name="Source_20_Text"><text:span text:style-name="T28">void</text:span></text:span><text:span text:style-name="T48"> </text:span><text:span text:style-name="Source_20_Text"><text:span text:style-name="T11">main(String args[])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54">        </text:span></text:span><text:span text:style-name="Source_20_Text"><text:span text:style-name="T11">LinkedList llist = </text:span></text:span><text:span text:style-name="Source_20_Text"><text:span text:style-name="T28">new</text:span></text:span><text:span text:style-name="T48"> </text:span><text:span text:style-name="Source_20_Text"><text:span text:style-name="T11">Linked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34">/* Constructed Linked List is 1-&gt;2-&gt;3-&gt;4-&gt;5-&gt;6-&gt;7-&gt; </text:span></text:span></text:p>
      <text:p text:style-name="P18"><text:span text:style-name="Source_20_Text"><text:span text:style-name="T54">           </text:span></text:span><text:span text:style-name="Source_20_Text"><text:span text:style-name="T34">8-&gt;8-&gt;9-&gt;null */</text:span></text:span></text:p>
      <text:p text:style-name="P18"><text:span text:style-name="Source_20_Text"><text:span text:style-name="T54">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0</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4">        </text:span></text:span><text:span text:style-name="Source_20_Text"><text:span text:style-name="T11">llist.push(</text:span></text:span><text:span text:style-name="Source_20_Text"><text:span text:style-name="T40">1</text:span></text:span><text:span text:style-name="Source_20_Text"><text:span text:style-name="T11">); </text:span></text:span></text:p>
      <text:p text:style-name="P18"><text:soft-page-break/><text:span text:style-name="Source_20_Text"><text:span text:style-name="T54">        </text:span></text:span><text:span text:style-name="Source_20_Text"><text:span text:style-name="T11">llist.push(</text:span></text:span><text:span text:style-name="Source_20_Text"><text:span text:style-name="T40">2</text:span></text:span><text:span text:style-name="Source_20_Text"><text:span text:style-name="T11">);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before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llist.sortList(); </text:span></text:span></text:p>
      <text:p text:style-name="P18"><text:span text:style-name="Source_20_Text"><text:span text:style-name="T54"> </text:span></text:span><text:span text:style-name="T54"> </text:span></text:p>
      <text:p text:style-name="P18"><text:span text:style-name="Source_20_Text"><text:span text:style-name="T54">        </text:span></text:span><text:span text:style-name="Source_20_Text"><text:span text:style-name="T11">System.out.println(</text:span></text:span><text:span text:style-name="Source_20_Text"><text:span text:style-name="T53">"Linked List after sorting"</text:span></text:span><text:span text:style-name="Source_20_Text"><text:span text:style-name="T11">); </text:span></text:span></text:p>
      <text:p text:style-name="P18"><text:span text:style-name="Source_20_Text"><text:span text:style-name="T54">        </text:span></text:span><text:span text:style-name="Source_20_Text"><text:span text:style-name="T11">llist.printList(); </text:span></text:span></text:p>
      <text:p text:style-name="P18"><text:span text:style-name="Source_20_Text"><text:span text:style-name="T54">    </text:span></text:span><text:span text:style-name="Source_20_Text"><text:span text:style-name="T11">} </text:span></text:span></text:p>
      <text:p text:style-name="P18"><text:span text:style-name="Source_20_Text"><text:span text:style-name="T11">}  </text:span></text:span></text:p>
      <text:p text:style-name="P94"/>
      <text:p text:style-name="P94"/>
      <text:p text:style-name="P95">Infix to postfix Notation</text:p>
      <text:p text:style-name="P95"/>
      <text:p text:style-name="P95"/>
      <text:p text:style-name="P95">import java.util.Stack; </text:p>
      <text:p text:style-name="P95"><text:s text:c="2"/></text:p>
      <text:p text:style-name="P95">class InfixToPostFix </text:p>
      <text:p text:style-name="P95">{ </text:p>
      <text:p text:style-name="P95"><text:s text:c="4"/>// A utility function to return precedence of a given operator </text:p>
      <text:p text:style-name="P95"><text:s text:c="4"/>// Higher returned value means higher precedence </text:p>
      <text:p text:style-name="P95"><text:s text:c="4"/>static int Prec(char ch) </text:p>
      <text:p text:style-name="P95"><text:s text:c="4"/>{ </text:p>
      <text:p text:style-name="P95"><text:s text:c="8"/>switch (ch) </text:p>
      <text:p text:style-name="P95"><text:s text:c="8"/>{ </text:p>
      <text:p text:style-name="P95"><text:s text:c="8"/>case '+': </text:p>
      <text:p text:style-name="P95"><text:s text:c="8"/>case '-': </text:p>
      <text:p text:style-name="P95"><text:s text:c="12"/>return 1; </text:p>
      <text:p text:style-name="P95"><text:s text:c="7"/></text:p>
      <text:p text:style-name="P95"><text:s text:c="8"/>case '*': </text:p>
      <text:p text:style-name="P95"><text:s text:c="8"/>case '/': </text:p>
      <text:p text:style-name="P95"><text:s text:c="12"/>return 2; </text:p>
      <text:p text:style-name="P95"><text:s text:c="7"/></text:p>
      <text:p text:style-name="P95"><text:s text:c="8"/>case '^': </text:p>
      <text:p text:style-name="P95"><text:soft-page-break/><text:s text:c="12"/>return 3; </text:p>
      <text:p text:style-name="P95"><text:s text:c="8"/>} </text:p>
      <text:p text:style-name="P95"><text:s text:c="8"/>return -1; </text:p>
      <text:p text:style-name="P95"><text:s text:c="4"/>} </text:p>
      <text:p text:style-name="P95"><text:s text:c="7"/></text:p>
      <text:p text:style-name="P95"><text:s text:c="4"/>// The main method that converts given infix expression </text:p>
      <text:p text:style-name="P95"><text:s text:c="4"/>// to postfix expression. <text:s/></text:p>
      <text:p text:style-name="P95"><text:s text:c="4"/>static String infixToPostfix(String exp) </text:p>
      <text:p text:style-name="P95"><text:s text:c="4"/>{ </text:p>
      <text:p text:style-name="P95"><text:s text:c="8"/>// initializing empty String for result </text:p>
      <text:p text:style-name="P95"><text:s text:c="8"/>String result = new String(""); </text:p>
      <text:p text:style-name="P95"><text:s text:c="10"/></text:p>
      <text:p text:style-name="P95"><text:s text:c="8"/>// initializing empty stack </text:p>
      <text:p text:style-name="P95"><text:s text:c="8"/>Stack&lt;Character&gt; stack = new Stack&lt;&gt;(); </text:p>
      <text:p text:style-name="P95"><text:s text:c="10"/></text:p>
      <text:p text:style-name="P95"><text:s text:c="8"/>for (int i = 0; i&lt;exp.length(); ++i) </text:p>
      <text:p text:style-name="P95"><text:s text:c="8"/>{ </text:p>
      <text:p text:style-name="P95"><text:s text:c="12"/>char c = exp.charAt(i); </text:p>
      <text:p text:style-name="P95"><text:s text:c="14"/></text:p>
      <text:p text:style-name="P95"><text:s text:c="13"/>// If the scanned character is an operand, add it to output. </text:p>
      <text:p text:style-name="P95"><text:s text:c="12"/>if (Character.isLetterOrDigit(c)) </text:p>
      <text:p text:style-name="P95"><text:s text:c="16"/>result += c; </text:p>
      <text:p text:style-name="P95"><text:s text:c="15"/></text:p>
      <text:p text:style-name="P95"><text:s text:c="12"/>// If the scanned character is an '(', push it to the stack. </text:p>
      <text:p text:style-name="P95"><text:s text:c="12"/>else if (c == '(') </text:p>
      <text:p text:style-name="P95"><text:s text:c="16"/>stack.push(c); </text:p>
      <text:p text:style-name="P95"><text:s text:c="14"/></text:p>
      <text:p text:style-name="P95"><text:s text:c="12"/>// <text:s/>If the scanned character is an ')', pop and output from the stack <text:s/></text:p>
      <text:p text:style-name="P95"><text:s text:c="12"/>// until an '(' is encountered. </text:p>
      <text:p text:style-name="P95"><text:s text:c="12"/>else if (c == ')') </text:p>
      <text:p text:style-name="P95"><text:s text:c="12"/>{ </text:p>
      <text:p text:style-name="P95"><text:soft-page-break/><text:s text:c="16"/>while (!stack.isEmpty() &amp;&amp; stack.peek() != '(') </text:p>
      <text:p text:style-name="P95"><text:s text:c="20"/>result += stack.pop(); </text:p>
      <text:p text:style-name="P95"><text:s text:c="18"/></text:p>
      <text:p text:style-name="P95"><text:s text:c="16"/>if (!stack.isEmpty() &amp;&amp; stack.peek() != '(') </text:p>
      <text:p text:style-name="P95"><text:s text:c="20"/>return "Invalid Expression"; // invalid expression <text:s text:c="16"/></text:p>
      <text:p text:style-name="P95"><text:s text:c="16"/>else</text:p>
      <text:p text:style-name="P95"><text:s text:c="20"/>stack.pop(); </text:p>
      <text:p text:style-name="P95"><text:s text:c="12"/>} </text:p>
      <text:p text:style-name="P95"><text:s text:c="12"/>else // an operator is encountered </text:p>
      <text:p text:style-name="P95"><text:s text:c="12"/>{ </text:p>
      <text:p text:style-name="P95"><text:s text:c="16"/>while (!stack.isEmpty() &amp;&amp; Prec(c) &lt;= Prec(stack.peek())) </text:p>
      <text:p text:style-name="P95"><text:s text:c="20"/>result += stack.pop(); </text:p>
      <text:p text:style-name="P95"><text:s text:c="16"/>stack.push(c); </text:p>
      <text:p text:style-name="P95"><text:s text:c="12"/>} </text:p>
      <text:p text:style-name="P95"><text:s text:c="7"/></text:p>
      <text:p text:style-name="P95"><text:s text:c="8"/>} </text:p>
      <text:p text:style-name="P95"><text:s text:c="7"/></text:p>
      <text:p text:style-name="P95"><text:s text:c="8"/>// pop all the operators from the stack </text:p>
      <text:p text:style-name="P95"><text:s text:c="8"/>while (!stack.isEmpty()) </text:p>
      <text:p text:style-name="P95"><text:s text:c="12"/>result += stack.pop(); </text:p>
      <text:p text:style-name="P95"><text:s text:c="7"/></text:p>
      <text:p text:style-name="P95"><text:s text:c="8"/>return result; </text:p>
      <text:p text:style-name="P95"><text:s text:c="4"/>} </text:p>
      <text:p text:style-name="P95"><text:s text:c="4"/></text:p>
      <text:p text:style-name="P95"><text:s text:c="4"/>// Driver method <text:s/></text:p>
      <text:p text:style-name="P95"><text:s text:c="4"/>public static void main(String[] args) <text:s/></text:p>
      <text:p text:style-name="P95"><text:s text:c="4"/>{ </text:p>
      <text:p text:style-name="P95"><text:s text:c="8"/>String exp = "a+b*(c^d-e)^(f+g*h)-i"; </text:p>
      <text:p text:style-name="P95"><text:s text:c="8"/>System.out.println(infixToPostfix(exp)); </text:p>
      <text:p text:style-name="P95"><text:s text:c="4"/>} </text:p>
      <text:p text:style-name="P95">} </text:p>
      <text:p text:style-name="P95"><text:soft-page-break/></text:p>
      <text:h text:style-name="P69" text:outline-level="1">Next higher palindromic number using the same set of digits</text:h>
      <text:p text:style-name="P28">Given a palindromic number <text:span text:style-name="T60">num</text:span> having <text:span text:style-name="T60">n</text:span> number of digits. The problem is to find the smallest palindromic number greater than <text:span text:style-name="T60">num</text:span> using the same set of digits as in <text:span text:style-name="T60">num</text:span>. If no such number can be formed then print “Not Possible”.<text:line-break/>The number could be very large and may or may not even fit into long long int.</text:p>
      <text:p text:style-name="P20"><text:span text:style-name="Strong_20_Emphasis"><text:span text:style-name="T56">Examples:</text:span></text:span></text:p>
      <text:p text:style-name="P48">Input : 4697557964</text:p>
      <text:p text:style-name="P110">Output : <text:s/>4756996574</text:p>
      <text:p text:style-name="P112"/>
      <text:p text:style-name="P110">Input : 543212345</text:p>
      <text:p text:style-name="P110">Output : Not Possible</text:p>
      <text:section text:style-name="Sect1" text:name="Section14">
        <text:h text:style-name="P30"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102"/>
      <text:p text:style-name="P28"><text:span text:style-name="T60">Approach:</text:span> Following are the steps:</text:p>
      <text:list xml:id="list3538321427827940421" text:style-name="L5">
        <text:list-item>
          <text:p text:style-name="P124">If number of digits n &lt;= 3, then print "Not Possible" and return.</text:p>
        </text:list-item>
        <text:list-item>
          <text:p text:style-name="P124">Calculate <text:span text:style-name="T60">mid</text:span> = n/2 – 1.</text:p>
        </text:list-item>
        <text:list-item>
          <text:p text:style-name="P124">Start traversing from the digit at index <text:span text:style-name="T60">mid</text:span> up to the 1st digit and while traversing find the index <text:span text:style-name="T60">i</text:span> of the rightmost digit which is smaller than the digit on its right side.</text:p>
        </text:list-item>
        <text:list-item>
          <text:p text:style-name="P124">Now search for the smallest digit greater than the digit <text:span text:style-name="T60">num[i]</text:span> in the index range <text:span text:style-name="T60">i+1</text:span> to <text:span text:style-name="T60">mid</text:span>. Let the index of this digit be <text:span text:style-name="T60">smallest</text:span>.</text:p>
        </text:list-item>
        <text:list-item>
          <text:p text:style-name="P124">If no such smallest digit found, then print “Not Possible”.</text:p>
        </text:list-item>
        <text:list-item>
          <text:p text:style-name="P124">Else the swap the digits at index <text:span text:style-name="T60">i</text:span> and <text:span text:style-name="T60">smallest</text:span> and also swap the digits at index <text:span text:style-name="T60">n-i-1</text:span> and <text:span text:style-name="T60">n-smallest-1</text:span>. This step is done so as to maintain the palindromic property in <text:span text:style-name="T60">num</text:span>.</text:p>
        </text:list-item>
        <text:list-item>
          <text:p text:style-name="P124">Now reverse the digits in the index range <text:span text:style-name="T60">i+1</text:span> to <text:span text:style-name="T60">mid</text:span>. Also If <text:span text:style-name="T60">n</text:span> is even then reverse the digits in the index range <text:span text:style-name="T60">mid+1</text:span> to <text:span text:style-name="T60">n-i-2</text:span> else if <text:span text:style-name="T60">n</text:span> is odd <text:soft-page-break/>then reverse the digits in the index range <text:span text:style-name="T60">mid+2</text:span> to <text:span text:style-name="T60">n-i-2</text:span>. This step is done so as to maintain the palindromic property in <text:span text:style-name="T60">num</text:span>.</text:p>
        </text:list-item>
        <text:list-item>
          <text:p text:style-name="P124">Print the final modified number <text:span text:style-name="T60">num</text:span>.</text:p>
        </text:list-item>
      </text:list>
      <text:list xml:id="list5472998829096069371" text:style-name="L6">
        <text:list-item>
          <text:p text:style-name="P132"><text:bookmark text:name="tablist1-tab11"/>C++</text:p>
        </text:list-item>
        <text:list-item>
          <text:p text:style-name="P128"><text:bookmark text:name="tablist1-tab21"/>Java</text:p>
        </text:list-item>
        <text:list-item>
          <text:p text:style-name="P132"><text:bookmark text:name="tablist1-tab31"/>Python</text:p>
        </text:list-item>
        <text:list-item>
          <text:p text:style-name="P132"><text:bookmark text:name="tablist1-tab41"/>C#</text:p>
        </text:list-item>
        <text:list-item>
          <text:p text:style-name="P132"><text:bookmark text:name="tablist1-tab51"/>PHP</text:p>
        </text:list-item>
      </text:list>
      <text:section text:style-name="Sect2" text:name="tablist1-panel2">
        <text:p text:style-name="P52"><text:bookmark text:name="copy-code-button"/>filter_none</text:p>
        <text:p text:style-name="P53"><text:bookmark text:name="run-and-edit-button"/>edit</text:p>
        <text:p text:style-name="P53"><text:bookmark text:name="run-code-button"/>play_arrow</text:p>
        <text:p text:style-name="P54">brightness_4</text:p>
        <text:section text:style-name="Sect2" text:name="highlighter_309933">
          <table:table table:name="Table3" table:style-name="Table3">
            <table:table-column table:style-name="Table3.A"/>
            <table:table-row>
              <table:table-cell table:style-name="Table3.A1" office:value-type="string">
                <text:p text:style-name="P42"><text:span text:style-name="Source_20_Text"><text:span text:style-name="T32">// Java implementation to find next higher  </text:span></text:span></text:p>
                <text:p text:style-name="P42"><text:span text:style-name="Source_20_Text"><text:span text:style-name="T32">// palindromic number using the same set  </text:span></text:span></text:p>
                <text:p text:style-name="P42"><text:span text:style-name="Source_20_Text"><text:span text:style-name="T32">// of digits </text:span></text:span></text:p>
                <text:p text:style-name="P42"><text:span text:style-name="Source_20_Text"><text:span text:style-name="T27">import</text:span></text:span><text:span text:style-name="T47"> </text:span><text:span text:style-name="Source_20_Text"><text:span text:style-name="T10">java.util.*; </text:span></text:span></text:p>
                <text:p text:style-name="P42"><text:span text:style-name="Source_20_Text"><text:span text:style-name="T41"> </text:span></text:span><text:span text:style-name="T41"> </text:span></text:p>
                <text:p text:style-name="P42"><text:span text:style-name="Source_20_Text"><text:span text:style-name="T27">class</text:span></text:span><text:span text:style-name="T47"> </text:span><text:span text:style-name="Source_20_Text"><text:span text:style-name="T10">NextHigherPalindrome </text:span></text:span></text:p>
                <text:p text:style-name="P42"><text:span text:style-name="Source_20_Text"><text:span text:style-name="T10">{ </text:span></text:span></text:p>
                <text:p text:style-name="P42"><text:span text:style-name="Source_20_Text"><text:span text:style-name="T41">    </text:span></text:span><text:span text:style-name="Source_20_Text"><text:span text:style-name="T32">// function to reverse the digits in the </text:span></text:span></text:p>
                <text:p text:style-name="P42"><text:span text:style-name="Source_20_Text"><text:span text:style-name="T41">    </text:span></text:span><text:span text:style-name="Source_20_Text"><text:span text:style-name="T32">// range i to j in 'num' </text:span></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reverse(</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i,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j)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i &lt; j) { </text:span></text:span></text:p>
                <text:p text:style-name="P42"><text:span text:style-name="Source_20_Text"><text:span text:style-name="T41">            </text:span></text:span><text:span text:style-name="Source_20_Text"><text:span text:style-name="T27">char</text:span></text:span><text:span text:style-name="T47"> </text:span><text:span text:style-name="Source_20_Text"><text:span text:style-name="T10">temp = num[i]; </text:span></text:span></text:p>
                <text:p text:style-name="P42"><text:span text:style-name="Source_20_Text"><text:span text:style-name="T41">            </text:span></text:span><text:span text:style-name="Source_20_Text"><text:span text:style-name="T10">num[i] = num[j]; </text:span></text:span></text:p>
                <text:p text:style-name="P42"><text:span text:style-name="Source_20_Text"><text:span text:style-name="T41">            </text:span></text:span><text:span text:style-name="Source_20_Text"><text:span text:style-name="T10">num[j] = temp; </text:span></text:span></text:p>
                <text:p text:style-name="P42"><text:span text:style-name="Source_20_Text"><text:span text:style-name="T41">            </text:span></text:span><text:span text:style-name="Source_20_Text"><text:span text:style-name="T10">i++; </text:span></text:span></text:p>
                <text:p text:style-name="P42"><text:span text:style-name="Source_20_Text"><text:span text:style-name="T41">            </text:span></text:span><text:span text:style-name="Source_20_Text"><text:span text:style-name="T10">j--;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function to find next higher palindromic </text:span></text:span></text:p>
                <text:p text:style-name="P42"><text:span text:style-name="Source_20_Text"><text:span text:style-name="T41">    </text:span></text:span><text:span text:style-name="Source_20_Text"><text:span text:style-name="T32">// number using the same set of digits </text:span></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nextPalin(</text:span></text:span><text:span text:style-name="Source_20_Text"><text:span text:style-name="T27">char</text:span></text:span><text:span text:style-name="T47"> </text:span><text:span text:style-name="Source_20_Text"><text:span text:style-name="T10">num[], </text:span></text:span><text:span text:style-name="Source_20_Text"><text:span text:style-name="T27">int</text:span></text:span><text:span text:style-name="T47"> </text:span><text:span text:style-name="Source_20_Text"><text:span text:style-name="T10">n)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32">// if length of number is less than '3' </text:span></text:span></text:p>
                <text:p text:style-name="P42"><text:span text:style-name="Source_20_Text"><text:span text:style-name="T41">        </text:span></text:span><text:span text:style-name="Source_20_Text"><text:span text:style-name="T32">// then no higher palindromic number </text:span></text:span></text:p>
                <text:p text:style-name="P42"><text:span text:style-name="Source_20_Text"><text:span text:style-name="T41">        </text:span></text:span><text:span text:style-name="Source_20_Text"><text:span text:style-name="T32">// can be formed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 &lt;= </text:span></text:span><text:span text:style-name="Source_20_Text"><text:span text:style-name="T38">3</text:span></text:span><text:span text:style-name="Source_20_Text"><text:span text:style-name="T10">) { </text:span></text:span></text:p>
                <text:p text:style-name="P42"><text:span text:style-name="Source_20_Text"><text:span text:style-name="T41">            </text:span></text:span><text:span text:style-name="Source_20_Text"><text:span text:style-name="T10">System.out.println(</text:span></text:span><text:span text:style-name="Source_20_Text"><text:span text:style-name="T52">"Not Possible"</text:span></text:span><text:span text:style-name="Source_20_Text"><text:span text:style-name="T10">); </text:span></text:span></text:p>
                <text:p text:style-name="P42"><text:span text:style-name="Source_20_Text"><text:span text:style-name="T41">            </text:span></text:span><text:span text:style-name="Source_20_Text"><text:span text:style-name="T27">return</text:span></text:span><text:span text:style-name="Source_20_Text"><text:span text:style-name="T10">; </text:span></text:span></text:p>
                <text:p text:style-name="P42"><text:soft-page-break/><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27">char</text:span></text:span><text:span text:style-name="T47"> </text:span><text:span text:style-name="Source_20_Text"><text:span text:style-name="T10">temp;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find the index of last digit </text:span></text:span></text:p>
                <text:p text:style-name="P42"><text:span text:style-name="Source_20_Text"><text:span text:style-name="T41">        </text:span></text:span><text:span text:style-name="Source_20_Text"><text:span text:style-name="T32">// in the 1st half of 'num'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mid = n / </text:span></text:span><text:span text:style-name="Source_20_Text"><text:span text:style-name="T38">2</text:span></text:span><text:span text:style-name="T47"> </text:span><text:span text:style-name="Source_20_Text"><text:span text:style-name="T10">-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i, j;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Start from the (mid-1)th digit and </text:span></text:span></text:p>
                <text:p text:style-name="P42"><text:span text:style-name="Source_20_Text"><text:span text:style-name="T41">        </text:span></text:span><text:span text:style-name="Source_20_Text"><text:span text:style-name="T32">// find the the first digit that is </text:span></text:span></text:p>
                <text:p text:style-name="P42"><text:span text:style-name="Source_20_Text"><text:span text:style-name="T41">        </text:span></text:span><text:span text:style-name="Source_20_Text"><text:span text:style-name="T32">// smaller than the digit next to it. </text:span></text:span></text:p>
                <text:p text:style-name="P42"><text:span text:style-name="Source_20_Text"><text:span text:style-name="T41">        </text:span></text:span><text:span text:style-name="Source_20_Text"><text:span text:style-name="T27">for</text:span></text:span><text:span text:style-name="T47"> </text:span><text:span text:style-name="Source_20_Text"><text:span text:style-name="T10">(i = mid - </text:span></text:span><text:span text:style-name="Source_20_Text"><text:span text:style-name="T38">1</text:span></text:span><text:span text:style-name="Source_20_Text"><text:span text:style-name="T10">; i &gt;= </text:span></text:span><text:span text:style-name="Source_20_Text"><text:span text:style-name="T38">0</text:span></text:span><text:span text:style-name="Source_20_Text"><text:span text:style-name="T10">; i--)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um[i] &lt; num[i +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27">break</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no such digit is found, then all </text:span></text:span></text:p>
                <text:p text:style-name="P42"><text:span text:style-name="Source_20_Text"><text:span text:style-name="T41">        </text:span></text:span><text:span text:style-name="Source_20_Text"><text:span text:style-name="T32">// digits are in descending order which  </text:span></text:span></text:p>
                <text:p text:style-name="P42"><text:span text:style-name="Source_20_Text"><text:span text:style-name="T41">        </text:span></text:span><text:span text:style-name="Source_20_Text"><text:span text:style-name="T32">// means there cannot be a greater  </text:span></text:span></text:p>
                <text:p text:style-name="P42"><text:span text:style-name="Source_20_Text"><text:span text:style-name="T41">        </text:span></text:span><text:span text:style-name="Source_20_Text"><text:span text:style-name="T32">// palindromic number with same set of  </text:span></text:span></text:p>
                <text:p text:style-name="P42"><text:span text:style-name="Source_20_Text"><text:span text:style-name="T41">        </text:span></text:span><text:span text:style-name="Source_20_Text"><text:span text:style-name="T32">// digits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i &lt; </text:span></text:span><text:span text:style-name="Source_20_Text"><text:span text:style-name="T38">0</text:span></text:span><text:span text:style-name="Source_20_Text"><text:span text:style-name="T10">) { </text:span></text:span></text:p>
                <text:p text:style-name="P42"><text:span text:style-name="Source_20_Text"><text:span text:style-name="T41">            </text:span></text:span><text:span text:style-name="Source_20_Text"><text:span text:style-name="T10">System.out.println(</text:span></text:span><text:span text:style-name="Source_20_Text"><text:span text:style-name="T52">"Not Possible"</text:span></text:span><text:span text:style-name="Source_20_Text"><text:span text:style-name="T10">); </text:span></text:span></text:p>
                <text:p text:style-name="P42"><text:span text:style-name="Source_20_Text"><text:span text:style-name="T41">            </text:span></text:span><text:span text:style-name="Source_20_Text"><text:span text:style-name="T27">return</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Find the smallest digit on right </text:span></text:span></text:p>
                <text:p text:style-name="P42"><text:span text:style-name="Source_20_Text"><text:span text:style-name="T41">        </text:span></text:span><text:span text:style-name="Source_20_Text"><text:span text:style-name="T32">// side of ith digit which is greater  </text:span></text:span></text:p>
                <text:p text:style-name="P42"><text:span text:style-name="Source_20_Text"><text:span text:style-name="T41">        </text:span></text:span><text:span text:style-name="Source_20_Text"><text:span text:style-name="T32">// than num[i] up to index 'mid'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smallest = i +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27">for</text:span></text:span><text:span text:style-name="T47"> </text:span><text:span text:style-name="Source_20_Text"><text:span text:style-name="T10">(j = i + </text:span></text:span><text:span text:style-name="Source_20_Text"><text:span text:style-name="T38">2</text:span></text:span><text:span text:style-name="Source_20_Text"><text:span text:style-name="T10">; j &lt;= mid; j++)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um[j] &gt; num[i] &amp;&amp;  </text:span></text:span></text:p>
                <text:p text:style-name="P42"><text:span text:style-name="Source_20_Text"><text:span text:style-name="T41">                </text:span></text:span><text:span text:style-name="Source_20_Text"><text:span text:style-name="T10">num[j] &lt; num[smallest]) </text:span></text:span></text:p>
                <text:p text:style-name="P42"><text:span text:style-name="Source_20_Text"><text:span text:style-name="T41">                </text:span></text:span><text:span text:style-name="Source_20_Text"><text:span text:style-name="T10">smallest = j;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swap num[i] with num[smallest] </text:span></text:span></text:p>
                <text:p text:style-name="P42"><text:span text:style-name="Source_20_Text"><text:span text:style-name="T41">        </text:span></text:span><text:span text:style-name="Source_20_Text"><text:span text:style-name="T10">temp = num[i]; </text:span></text:span></text:p>
                <text:p text:style-name="P42"><text:span text:style-name="Source_20_Text"><text:span text:style-name="T41">        </text:span></text:span><text:span text:style-name="Source_20_Text"><text:span text:style-name="T10">num[i] = num[smallest]; </text:span></text:span></text:p>
                <text:p text:style-name="P42"><text:span text:style-name="Source_20_Text"><text:span text:style-name="T41">        </text:span></text:span><text:span text:style-name="Source_20_Text"><text:span text:style-name="T10">num[smallest] = temp;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as the number is a palindrome,  </text:span></text:span></text:p>
                <text:p text:style-name="P42"><text:span text:style-name="Source_20_Text"><text:span text:style-name="T41">        </text:span></text:span><text:span text:style-name="Source_20_Text"><text:span text:style-name="T32">// the same swap of digits should </text:span></text:span></text:p>
                <text:p text:style-name="P42"><text:span text:style-name="Source_20_Text"><text:span text:style-name="T41">        </text:span></text:span><text:span text:style-name="Source_20_Text"><text:span text:style-name="T32">// be performed in the 2nd half of </text:span></text:span></text:p>
                <text:p text:style-name="P42"><text:span text:style-name="Source_20_Text"><text:span text:style-name="T41">        </text:span></text:span><text:span text:style-name="Source_20_Text"><text:span text:style-name="T32">// 'num' </text:span></text:span></text:p>
                <text:p text:style-name="P42"><text:span text:style-name="Source_20_Text"><text:span text:style-name="T41">        </text:span></text:span><text:span text:style-name="Source_20_Text"><text:span text:style-name="T10">temp = num[n - i -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10">num[n - i - </text:span></text:span><text:span text:style-name="Source_20_Text"><text:span text:style-name="T38">1</text:span></text:span><text:span text:style-name="Source_20_Text"><text:span text:style-name="T10">] = num[n - smallest - </text:span></text:span><text:span text:style-name="Source_20_Text"><text:span text:style-name="T38">1</text:span></text:span><text:span text:style-name="Source_20_Text"><text:span text:style-name="T10">]; </text:span></text:span></text:p>
                <text:p text:style-name="P42"><text:span text:style-name="Source_20_Text"><text:span text:style-name="T41">        </text:span></text:span><text:span text:style-name="Source_20_Text"><text:span text:style-name="T10">num[n - smallest - </text:span></text:span><text:span text:style-name="Source_20_Text"><text:span text:style-name="T38">1</text:span></text:span><text:span text:style-name="Source_20_Text"><text:span text:style-name="T10">] = temp;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reverse digits in the range (i+1)  </text:span></text:span></text:p>
                <text:p text:style-name="P42"><text:span text:style-name="Source_20_Text"><text:span text:style-name="T41">        </text:span></text:span><text:span text:style-name="Source_20_Text"><text:span text:style-name="T32">// to mid </text:span></text:span></text:p>
                <text:p text:style-name="P42"><text:soft-page-break/><text:span text:style-name="Source_20_Text"><text:span text:style-name="T41">        </text:span></text:span><text:span text:style-name="Source_20_Text"><text:span text:style-name="T10">reverse(num, i + </text:span></text:span><text:span text:style-name="Source_20_Text"><text:span text:style-name="T38">1</text:span></text:span><text:span text:style-name="Source_20_Text"><text:span text:style-name="T10">, mid);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n is even, then reverse </text:span></text:span></text:p>
                <text:p text:style-name="P42"><text:span text:style-name="Source_20_Text"><text:span text:style-name="T41">        </text:span></text:span><text:span text:style-name="Source_20_Text"><text:span text:style-name="T32">// digits in the range mid+1 to  </text:span></text:span></text:p>
                <text:p text:style-name="P42"><text:span text:style-name="Source_20_Text"><text:span text:style-name="T41">        </text:span></text:span><text:span text:style-name="Source_20_Text"><text:span text:style-name="T32">// n-i-2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 % </text:span></text:span><text:span text:style-name="Source_20_Text"><text:span text:style-name="T38">2</text:span></text:span><text:span text:style-name="T47"> </text:span><text:span text:style-name="Source_20_Text"><text:span text:style-name="T10">== </text:span></text:span><text:span text:style-name="Source_20_Text"><text:span text:style-name="T38">0</text:span></text:span><text:span text:style-name="Source_20_Text"><text:span text:style-name="T10">) </text:span></text:span></text:p>
                <text:p text:style-name="P42"><text:span text:style-name="Source_20_Text"><text:span text:style-name="T41">            </text:span></text:span><text:span text:style-name="Source_20_Text"><text:span text:style-name="T10">reverse(num, mid + </text:span></text:span><text:span text:style-name="Source_20_Text"><text:span text:style-name="T38">1</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else if n is odd, then reverse  </text:span></text:span></text:p>
                <text:p text:style-name="P42"><text:span text:style-name="Source_20_Text"><text:span text:style-name="T41">        </text:span></text:span><text:span text:style-name="Source_20_Text"><text:span text:style-name="T32">// digits in the range mid+2 to n-i-2 </text:span></text:span></text:p>
                <text:p text:style-name="P42"><text:span text:style-name="Source_20_Text"><text:span text:style-name="T41">        </text:span></text:span><text:span text:style-name="Source_20_Text"><text:span text:style-name="T27">else</text:span></text:span></text:p>
                <text:p text:style-name="P42"><text:span text:style-name="Source_20_Text"><text:span text:style-name="T41">            </text:span></text:span><text:span text:style-name="Source_20_Text"><text:span text:style-name="T10">reverse(num, mid + </text:span></text:span><text:span text:style-name="Source_20_Text"><text:span text:style-name="T38">2</text:span></text:span><text:span text:style-name="Source_20_Text"><text:span text:style-name="T10">, n - i - </text:span></text:span><text:span text:style-name="Source_20_Text"><text:span text:style-name="T38">2</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required next higher palindromic  </text:span></text:span></text:p>
                <text:p text:style-name="P42"><text:span text:style-name="Source_20_Text"><text:span text:style-name="T41">        </text:span></text:span><text:span text:style-name="Source_20_Text"><text:span text:style-name="T32">// number </text:span></text:span></text:p>
                <text:p text:style-name="P42"><text:span text:style-name="Source_20_Text"><text:span text:style-name="T41">        </text:span></text:span><text:span text:style-name="Source_20_Text"><text:span text:style-name="T10">String result=String.valueOf(num); </text:span></text:span></text:p>
                <text:p text:style-name="P42"><text:span text:style-name="Source_20_Text"><text:span text:style-name="T41">        </text:span></text:span><text:span text:style-name="Source_20_Text"><text:span text:style-name="T10">System.out.println(</text:span></text:span><text:span text:style-name="Source_20_Text"><text:span text:style-name="T52">"Next Palindrome: "</text:span></text:span><text:span text:style-name="Source_20_Text"><text:span text:style-name="T10">+  </text:span></text:span></text:p>
                <text:p text:style-name="P42"><text:span text:style-name="Source_20_Text"><text:span text:style-name="T41">                                   </text:span></text:span><text:span text:style-name="Source_20_Text"><text:span text:style-name="T10">result);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Driver Code </text:span></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String str=</text:span></text:span><text:span text:style-name="Source_20_Text"><text:span text:style-name="T52">"4697557964"</text:span></text:span><text:span text:style-name="Source_20_Text"><text:span text:style-name="T10">; </text:span></text:span></text:p>
                <text:p text:style-name="P42"><text:span text:style-name="Source_20_Text"><text:span text:style-name="T41">        </text:span></text:span><text:span text:style-name="Source_20_Text"><text:span text:style-name="T27">char</text:span></text:span><text:span text:style-name="T47"> </text:span><text:span text:style-name="Source_20_Text"><text:span text:style-name="T10">num[]=str.toCharArray(); </text:span></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n=str.length(); </text:span></text:span></text:p>
                <text:p text:style-name="P42"><text:span text:style-name="Source_20_Text"><text:span text:style-name="T41">        </text:span></text:span><text:span text:style-name="Source_20_Text"><text:span text:style-name="T10">nextPalin(num,n);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10">} </text:span></text:span></text:p>
                <text:p text:style-name="P42"><text:span text:style-name="Source_20_Text"><text:span text:style-name="T41"> </text:span></text:span><text:span text:style-name="T41"> </text:span></text:p>
                <text:p text:style-name="P43"><text:span text:style-name="Source_20_Text"><text:span text:style-name="T32">// This code is contributed by Danish Kaleem </text:span></text:span></text:p>
              </table:table-cell>
            </table:table-row>
          </table:table>
        </text:section>
      </text:section>
      <text:p text:style-name="P39"><text:span text:style-name="T70"><text:line-break/></text:span><text:span text:style-name="Strong_20_Emphasis"><text:span text:style-name="T57">Output:</text:span></text:span></text:p>
      <text:p text:style-name="P48">Next Palindrome: 4756996574</text:p>
      <text:p text:style-name="P20"><text:span text:style-name="Strong_20_Emphasis"><text:span text:style-name="T56">Time Complexity:</text:span></text:span><text:span text:style-name="T56"> O(n)</text:span></text:p>
      <text:p text:style-name="P28"/>
      <text:p text:style-name="P28"/>
      <text:h text:style-name="P35" text:outline-level="1">Print cousins of a given node in Binary Tree | Single Traversal</text:h>
      <text:p text:style-name="P47">Given a binary tree and a node, print all cousins of given node. Note that siblings should not be printed.</text:p>
      <text:p text:style-name="P20"><text:span text:style-name="Strong_20_Emphasis"><text:span text:style-name="T56">Examples:</text:span></text:span></text:p>
      <text:p text:style-name="P48">Input : root of below tree </text:p>
      <text:p text:style-name="P111"><text:soft-page-break/><text:s text:c="13"/><text:span text:style-name="T71">1</text:span></text:p>
      <text:p text:style-name="P111"><text:s text:c="11"/><text:span text:style-name="T71">/ <text:s text:c="2"/>\</text:span></text:p>
      <text:p text:style-name="P111"><text:s text:c="10"/><text:span text:style-name="T71">2 <text:s text:c="4"/>3</text:span></text:p>
      <text:p text:style-name="P111"><text:s text:c="8"/><text:span text:style-name="T71">/ <text:s text:c="2"/>\ <text:s/>/ <text:s/>\</text:span></text:p>
      <text:p text:style-name="P111"><text:s text:c="7"/><text:span text:style-name="T71">4 <text:s text:c="3"/>5 <text:s/>6 <text:s text:c="2"/>7</text:span></text:p>
      <text:p text:style-name="P111"><text:s text:c="7"/><text:span text:style-name="T71">and pointer to a node say 5.</text:span></text:p>
      <text:p text:style-name="P112"/>
      <text:p text:style-name="P110">Output : 6, 7</text:p>
      <text:section text:style-name="Sect1" text:name="Section15">
        <text:h text:style-name="P30" text:outline-level="2"><text:bookmark text:name="practiceLinkDiv14"/><text:a xlink:type="simple" xlink:href="https://ide.geeksforgeeks.org/" text:style-name="Internet_20_link" text:visited-style-name="Visited_20_Internet_20_Link"><text:span text:style-name="T64">Recommended: Please try your approach on </text:span></text:a><text:a xlink:type="simple" xlink:href="https://ide.geeksforgeeks.org/" text:style-name="Internet_20_link" text:visited-style-name="Visited_20_Internet_20_Link"><text:span text:style-name="T65">{IDE}</text:span></text:a><text:a xlink:type="simple" xlink:href="https://ide.geeksforgeeks.org/" text:style-name="Internet_20_link" text:visited-style-name="Visited_20_Internet_20_Link"><text:span text:style-name="T64"> first, before moving on to the solution.</text:span></text:a></text:h>
      </text:section>
      <text:p text:style-name="P101"/>
      <text:p text:style-name="P20"><text:span text:style-name="T56">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6">which consists of two traversals recursively. In this post, a single level traversal approach is discussed.</text:span></text:p>
      <text:p text:style-name="P47">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56">How to print the cousin nodes instead of siblings and how to get the nodes of that level in the queue?</text:span></text:span><text:span text:style-name="T56">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47">Following is the implementation of the above algorithm.</text:p>
      <text:p text:style-name="P28"/>
      <text:p text:style-name="P28"/>
      <text:p text:style-name="P29">import java.util.*;</text:p>
      <text:p text:style-name="P29"><text:soft-page-break/>class Node{</text:p>
      <text:p text:style-name="P29"><text:tab/>int data;</text:p>
      <text:p text:style-name="P29"><text:tab/>Node left,right;</text:p>
      <text:p text:style-name="P29"><text:tab/>Node(int d){</text:p>
      <text:p text:style-name="P29"><text:tab/><text:tab/>data=d;</text:p>
      <text:p text:style-name="P29"><text:tab/><text:tab/>left=null;</text:p>
      <text:p text:style-name="P29"><text:tab/><text:tab/>right=null;</text:p>
      <text:p text:style-name="P29"><text:tab/>}</text:p>
      <text:p text:style-name="P29">}</text:p>
      <text:p text:style-name="P29"/>
      <text:p text:style-name="P29">class CznNode{</text:p>
      <text:p text:style-name="P29"><text:tab/>public static void main(String[] args) {</text:p>
      <text:p text:style-name="P29"><text:tab/><text:tab/>Node root = new Node(1); </text:p>
      <text:p text:style-name="P29"><text:tab/> <text:s text:c="3"/>root.left = new Node(2); </text:p>
      <text:p text:style-name="P29"><text:tab/> <text:s text:c="3"/>root.right = new Node(3); </text:p>
      <text:p text:style-name="P29"><text:tab/> <text:s text:c="3"/>root.left.left = new Node(4); </text:p>
      <text:p text:style-name="P29"><text:tab/> <text:s text:c="3"/>root.left.right = new Node(5); </text:p>
      <text:p text:style-name="P29"><text:tab/> <text:s text:c="3"/>root.left.right.right = new Node(15); </text:p>
      <text:p text:style-name="P29"><text:tab/> <text:s text:c="3"/>root.right.left = new Node(6); </text:p>
      <text:p text:style-name="P29"><text:tab/> <text:s text:c="3"/>root.right.right = new Node(7); </text:p>
      <text:p text:style-name="P29"><text:tab/> <text:s text:c="3"/>root.right.left.right = new Node(8); </text:p>
      <text:p text:style-name="P29"><text:tab/><text:tab/></text:p>
      <text:p text:style-name="P29"><text:tab/> <text:s text:c="3"/>help(root, root.left.right); </text:p>
      <text:p text:style-name="P29"><text:tab/>}</text:p>
      <text:p text:style-name="P29"><text:tab/>public static void help(Node root,Node x)</text:p>
      <text:p text:style-name="P29"><text:tab/>{</text:p>
      <text:p text:style-name="P29"><text:tab/><text:tab/>Node p=null;</text:p>
      <text:p text:style-name="P29"><text:tab/><text:tab/>boolean flag=false;</text:p>
      <text:p text:style-name="P29"><text:tab/><text:tab/>Queue&lt;Node&gt; q=new LinkedList&lt;Node&gt;();</text:p>
      <text:p text:style-name="P29"><text:tab/><text:tab/>q.add(root);</text:p>
      <text:p text:style-name="P29"><text:soft-page-break/><text:tab/><text:tab/></text:p>
      <text:p text:style-name="P29"><text:tab/><text:tab/>while(!q.isEmpty() &amp;&amp; flag==false){</text:p>
      <text:p text:style-name="P29"><text:tab/><text:tab/><text:tab/>int q_size=q.size();</text:p>
      <text:p text:style-name="P29"><text:tab/><text:tab/><text:tab/>while(q_size--&gt;0){</text:p>
      <text:p text:style-name="P29"><text:tab/><text:tab/><text:tab/><text:tab/>p=q.peek();</text:p>
      <text:p text:style-name="P29"><text:tab/><text:tab/><text:tab/><text:tab/>q.remove();</text:p>
      <text:p text:style-name="P29"><text:tab/><text:tab/><text:tab/><text:tab/>if(p.left==x || p.right==x){</text:p>
      <text:p text:style-name="P29"><text:tab/><text:tab/><text:tab/><text:tab/><text:tab/>flag=true;</text:p>
      <text:p text:style-name="P29"><text:tab/><text:tab/><text:tab/><text:tab/>}</text:p>
      <text:p text:style-name="P29"><text:tab/><text:tab/><text:tab/><text:tab/>else{</text:p>
      <text:p text:style-name="P29"><text:tab/><text:tab/><text:tab/><text:tab/><text:tab/>if(p.left!=null){</text:p>
      <text:p text:style-name="P29"><text:tab/><text:tab/><text:tab/><text:tab/><text:tab/><text:tab/>q.add(p.left);</text:p>
      <text:p text:style-name="P29"><text:tab/><text:tab/><text:tab/><text:tab/><text:tab/>}</text:p>
      <text:p text:style-name="P29"><text:tab/><text:tab/><text:tab/><text:tab/><text:tab/>if(p.right!=null){</text:p>
      <text:p text:style-name="P29"><text:tab/><text:tab/><text:tab/><text:tab/><text:tab/><text:tab/>q.add(p.right);</text:p>
      <text:p text:style-name="P29"><text:tab/><text:tab/><text:tab/><text:tab/><text:tab/>}</text:p>
      <text:p text:style-name="P29"><text:tab/><text:tab/><text:tab/><text:tab/>}</text:p>
      <text:p text:style-name="P29"><text:tab/><text:tab/><text:tab/>}</text:p>
      <text:p text:style-name="P29"><text:tab/><text:tab/>}</text:p>
      <text:p text:style-name="P29"><text:tab/><text:tab/>if(flag){</text:p>
      <text:p text:style-name="P29"><text:tab/><text:tab/><text:tab/>int size=q.size();<text:tab/></text:p>
      <text:p text:style-name="P29"><text:tab/><text:tab/><text:tab/>while(size&gt;0){</text:p>
      <text:p text:style-name="P29"><text:tab/><text:tab/><text:tab/><text:tab/>Node n=q.peek();</text:p>
      <text:p text:style-name="P29"><text:tab/><text:tab/><text:tab/><text:tab/>q.poll();</text:p>
      <text:p text:style-name="P29"><text:tab/><text:tab/><text:tab/><text:tab/>System.out.println(n.data+" <text:s/>");</text:p>
      <text:p text:style-name="P29"><text:tab/><text:tab/><text:tab/><text:tab/>size--;</text:p>
      <text:p text:style-name="P29"><text:tab/><text:tab/><text:tab/>}</text:p>
      <text:p text:style-name="P29"/>
      <text:p text:style-name="P29"><text:tab/><text:tab/>}</text:p>
      <text:p text:style-name="P29"><text:tab/><text:tab/>else{</text:p>
      <text:p text:style-name="P29"><text:soft-page-break/><text:tab/><text:tab/><text:tab/>System.out.println("No Sibling found");</text:p>
      <text:p text:style-name="P29"><text:tab/><text:tab/>}</text:p>
      <text:p text:style-name="P29"/>
      <text:p text:style-name="P29"/>
      <text:p text:style-name="P29"/>
      <text:p text:style-name="P29"/>
      <text:p text:style-name="P29"/>
      <text:p text:style-name="P29"><text:tab/>}</text:p>
      <text:p text:style-name="P29"/>
      <text:p text:style-name="P29"/>
      <text:p text:style-name="P29"/>
      <text:p text:style-name="P29"/>
      <text:p text:style-name="P29">}</text:p>
      <text:p text:style-name="P103"/>
      <text:p text:style-name="P95"/>
      <text:h text:style-name="P69" text:outline-level="1">Find total number of distinct years from a string</text:h>
      <text:p text:style-name="P20"><text:span text:style-name="T56">Given a string containing the words and dates, the task is to find the total number of distinct years mentioned in that string.<text:line-break/></text:span><text:span text:style-name="Strong_20_Emphasis"><text:span text:style-name="T56">Note:</text:span></text:span><text:span text:style-name="T56"> Assuming that the date will be in ‘DD-MM-YYYY’ format.</text:span></text:p>
      <text:p text:style-name="P47">Examples:</text:p>
      <text:p text:style-name="P36"><text:span text:style-name="Strong_20_Emphasis"><text:span text:style-name="T58">Input:</text:span></text:span><text:span text:style-name="T58"> <text:s/>str = "UN was established on 24-10-1945.</text:span></text:p>
      <text:p text:style-name="P111"><text:s text:c="16"/><text:span text:style-name="T71">India got freedom on 15-08-1947."</text:span></text:p>
      <text:p text:style-name="P36"><text:span text:style-name="Strong_20_Emphasis"><text:span text:style-name="T58">Output:</text:span></text:span><text:span text:style-name="T58"> 2</text:span></text:p>
      <text:p text:style-name="P110">2 distinct years i.e. 1945 and 1947 have been referenced.</text:p>
      <text:p text:style-name="P112"/>
      <text:p text:style-name="P36"><text:span text:style-name="Strong_20_Emphasis"><text:span text:style-name="T58">Input:</text:span></text:span><text:span text:style-name="T58"> str = "Soon after the world war 2 ended on 02-09-1945.</text:span></text:p>
      <text:p text:style-name="P111"><text:s text:c="8"/><text:span text:style-name="T71">The UN was established on 24-10-1945."</text:span></text:p>
      <text:p text:style-name="P36"><text:span text:style-name="Strong_20_Emphasis"><text:span text:style-name="T58">Output:</text:span></text:span><text:span text:style-name="T58"> 1</text:span></text:p>
      <text:p text:style-name="P110">Only 1 Year, i.e 1945 has been referenced .</text:p>
      <text:p text:style-name="P96"><text:soft-page-break/>class DateString{</text:p>
      <text:p text:style-name="P96"><text:tab/>public static void main(String[] args) {</text:p>
      <text:p text:style-name="P96"><text:tab/><text:tab/>String str = "UN was established on 24-10-1945.India got freedom on 15-08-1947.";</text:p>
      <text:p text:style-name="P96"><text:tab/><text:tab/>String s="";</text:p>
      <text:p text:style-name="P96"><text:tab/><text:tab/>int c=0;</text:p>
      <text:p text:style-name="P96"><text:tab/><text:tab/>int flag=0;</text:p>
      <text:p text:style-name="P96"><text:tab/><text:tab/>for(int i=0;i&lt;str.length();i++){</text:p>
      <text:p text:style-name="P96"><text:tab/><text:tab/><text:tab/>if(Character.isDigit(str.charAt(i)) || str.charAt(i)=='-'){</text:p>
      <text:p text:style-name="P96"><text:tab/><text:tab/><text:tab/><text:tab/>s+=str.charAt(i);</text:p>
      <text:p text:style-name="P96"><text:tab/><text:tab/><text:tab/><text:tab/>c++;</text:p>
      <text:p text:style-name="P96"><text:tab/><text:tab/><text:tab/><text:tab/>if(c==4){</text:p>
      <text:p text:style-name="P96"><text:tab/><text:tab/><text:tab/><text:tab/><text:tab/>System.out.println(s);</text:p>
      <text:p text:style-name="P96"><text:tab/><text:tab/><text:tab/><text:tab/><text:tab/>flag++;</text:p>
      <text:p text:style-name="P96"><text:tab/><text:tab/><text:tab/><text:tab/>}</text:p>
      <text:p text:style-name="P96"><text:tab/><text:tab/><text:tab/>}</text:p>
      <text:p text:style-name="P96"><text:tab/><text:tab/><text:tab/>else {</text:p>
      <text:p text:style-name="P96"><text:tab/><text:tab/><text:tab/><text:tab/>s="";</text:p>
      <text:p text:style-name="P96"><text:tab/><text:tab/><text:tab/>}</text:p>
      <text:p text:style-name="P96"><text:tab/><text:tab/><text:tab/>if(str.charAt(i)=='-'){</text:p>
      <text:p text:style-name="P96"><text:tab/><text:tab/><text:tab/><text:tab/>c=0;</text:p>
      <text:p text:style-name="P96"><text:tab/><text:tab/><text:tab/>}</text:p>
      <text:p text:style-name="P96"><text:tab/><text:tab/>}</text:p>
      <text:p text:style-name="P96"><text:tab/><text:tab/>System.out.println(flag);</text:p>
      <text:p text:style-name="P96"><text:tab/>}</text:p>
      <text:p text:style-name="P96">}</text:p>
      <text:p text:style-name="P96"/>
      <text:p text:style-name="P96"/>
      <text:p text:style-name="P96"/>
      <text:p text:style-name="P97">Reverse The String:</text:p>
      <text:p text:style-name="P97"/>
      <text:p text:style-name="P97">class ReverseStringWord{</text:p>
      <text:p text:style-name="P97"><text:soft-page-break/><text:tab/>public static void main(String[] args) {</text:p>
      <text:p text:style-name="P97"><text:tab/><text:tab/>String s="My name is X Y Z";</text:p>
      <text:p text:style-name="P97"><text:tab/><text:tab/>StringBuilder result=new StringBuilder();</text:p>
      <text:p text:style-name="P97"><text:tab/><text:tab/>StringBuilder str=new StringBuilder();</text:p>
      <text:p text:style-name="P97"><text:tab/><text:tab/>for(int i=0;i&lt;s.length();i++){</text:p>
      <text:p text:style-name="P97"><text:tab/><text:tab/><text:tab/>if(s.charAt(i)==' '){</text:p>
      <text:p text:style-name="P97"><text:tab/><text:tab/><text:tab/><text:tab/>result.insert(0,str+" ");</text:p>
      <text:p text:style-name="P97"><text:tab/><text:tab/><text:tab/><text:tab/>str.setLength(0);</text:p>
      <text:p text:style-name="P97"><text:tab/><text:tab/><text:tab/>}</text:p>
      <text:p text:style-name="P97"><text:tab/><text:tab/><text:tab/>else{</text:p>
      <text:p text:style-name="P97"><text:tab/><text:tab/><text:tab/><text:tab/>str.append(s.charAt(i));</text:p>
      <text:p text:style-name="P97"><text:tab/><text:tab/><text:tab/><text:tab/>if(i==s.length()-1){</text:p>
      <text:p text:style-name="P97"><text:tab/><text:tab/><text:tab/><text:tab/><text:tab/>result.insert(0,str+" ");</text:p>
      <text:p text:style-name="P97"><text:tab/><text:tab/><text:tab/><text:tab/>}</text:p>
      <text:p text:style-name="P97"><text:tab/><text:tab/><text:tab/>}</text:p>
      <text:p text:style-name="P97"><text:tab/><text:tab/>}</text:p>
      <text:p text:style-name="P97"><text:tab/><text:tab/>System.out.println(result);</text:p>
      <text:p text:style-name="P97"><text:tab/>}</text:p>
      <text:p text:style-name="P97">}</text:p>
      <text:p text:style-name="P97"/>
      <text:p text:style-name="P97">Sort120 element:</text:p>
      <text:p text:style-name="P97"/>
      <text:p text:style-name="P97">class Sort012{</text:p>
      <text:p text:style-name="P97"><text:tab/>public static void main(String[] args) {</text:p>
      <text:p text:style-name="P97"><text:tab/><text:tab/>int[] a={1,2,0,0,0,2,2,2,1,1,0,1,2};</text:p>
      <text:p text:style-name="P97"><text:tab/><text:tab/>int[] c={0,0,0};</text:p>
      <text:p text:style-name="P97"><text:tab/><text:tab/>for(int k=0;k&lt;a.length;k++){</text:p>
      <text:p text:style-name="P97"><text:tab/><text:tab/><text:tab/>c[a[k]]+=1;</text:p>
      <text:p text:style-name="P97"><text:tab/><text:tab/>}</text:p>
      <text:p text:style-name="P97"><text:tab/><text:tab/></text:p>
      <text:p text:style-name="P97"><text:tab/><text:tab/>int i=0;</text:p>
      <text:p text:style-name="P97"><text:soft-page-break/><text:tab/><text:tab/>int m=0;</text:p>
      <text:p text:style-name="P97"><text:tab/><text:tab/>int index=0;</text:p>
      <text:p text:style-name="P97"><text:tab/><text:tab/>while(m&lt;=a.length+1){</text:p>
      <text:p text:style-name="P97"><text:tab/><text:tab/><text:tab/></text:p>
      <text:p text:style-name="P97"><text:tab/><text:tab/><text:tab/>if(c[i]==0){</text:p>
      <text:p text:style-name="P97"><text:tab/><text:tab/><text:tab/><text:tab/>i++;</text:p>
      <text:p text:style-name="P97"><text:tab/><text:tab/><text:tab/>}</text:p>
      <text:p text:style-name="P97"><text:tab/><text:tab/><text:tab/>else{</text:p>
      <text:p text:style-name="P97"><text:tab/><text:tab/><text:tab/><text:tab/>a[index++]=i;</text:p>
      <text:p text:style-name="P97"><text:tab/><text:tab/><text:tab/><text:tab/>//System.out.print(a[i]+" <text:s/>");</text:p>
      <text:p text:style-name="P97"><text:tab/><text:tab/><text:tab/><text:tab/>c[i]-=1;</text:p>
      <text:p text:style-name="P97"><text:tab/><text:tab/><text:tab/>}</text:p>
      <text:p text:style-name="P97"><text:tab/><text:tab/><text:tab/>m++;</text:p>
      <text:p text:style-name="P97"><text:tab/><text:tab/><text:tab/></text:p>
      <text:p text:style-name="P97"><text:tab/><text:tab/>}</text:p>
      <text:p text:style-name="P97"><text:tab/><text:tab/>for(int k=0;k&lt;a.length;k++){</text:p>
      <text:p text:style-name="P97"><text:tab/><text:tab/><text:tab/>System.out.print(a[k]+" <text:s/>");</text:p>
      <text:p text:style-name="P97"><text:tab/><text:tab/>}</text:p>
      <text:p text:style-name="P97"><text:tab/>}</text:p>
      <text:p text:style-name="P97"/>
      <text:p text:style-name="P97">}</text:p>
      <text:p text:style-name="P97"/>
      <text:p text:style-name="P97">Find Missing Two element:</text:p>
      <text:p text:style-name="P97"/>
      <text:p text:style-name="P97">class Missing2Element{</text:p>
      <text:p text:style-name="P97"><text:tab/>public static void main(String[] args) {</text:p>
      <text:p text:style-name="P97"><text:tab/><text:tab/>int[] a={1,2,3,4,7,8,9,10};</text:p>
      <text:p text:style-name="P97"><text:tab/><text:tab/>boolean[] b=new boolean[a.length+3];</text:p>
      <text:p text:style-name="P97"><text:tab/><text:tab/>for(int i=0;i&lt;a.length;i++){</text:p>
      <text:p text:style-name="P97"><text:tab/><text:tab/><text:tab/>b[a[i]]=true;</text:p>
      <text:p text:style-name="P97"><text:tab/><text:tab/>}</text:p>
      <text:p text:style-name="P97"><text:soft-page-break/><text:tab/><text:tab/>for(int i=1;i&lt;b.length;i++){</text:p>
      <text:p text:style-name="P97"><text:tab/><text:tab/><text:tab/>if(!b[i]){</text:p>
      <text:p text:style-name="P97"><text:tab/><text:tab/><text:tab/><text:tab/>System.out.println(i);</text:p>
      <text:p text:style-name="P97"><text:tab/><text:tab/><text:tab/>}</text:p>
      <text:p text:style-name="P97"><text:tab/><text:tab/>}</text:p>
      <text:p text:style-name="P97"><text:tab/>}</text:p>
      <text:p text:style-name="P97">}</text:p>
      <text:p text:style-name="P97"/>
      <text:h text:style-name="P70" text:outline-level="1">Merge two sorted linked lists such that merged list is in reverse order</text:h>
      <text:p text:style-name="P47">Given two linked lists sorted in increasing order. Merge them such a way that the result list is in decreasing order (reverse order).</text:p>
      <text:p text:style-name="P47">Examples:</text:p>
      <text:p text:style-name="P48">Input: <text:s/>a: 5-&gt;10-&gt;15-&gt;40</text:p>
      <text:p text:style-name="P111"><text:s text:c="8"/><text:span text:style-name="T71">b: 2-&gt;3-&gt;20 </text:span></text:p>
      <text:p text:style-name="P110">Output: res: 40-&gt;20-&gt;15-&gt;10-&gt;5-&gt;3-&gt;2</text:p>
      <text:p text:style-name="P112"/>
      <text:p text:style-name="P110">Input: <text:s/>a: NULL</text:p>
      <text:p text:style-name="P111"><text:s text:c="8"/><text:span text:style-name="T71">b: 2-&gt;3-&gt;20 </text:span></text:p>
      <text:p text:style-name="P110">Output: res: 20-&gt;3-&gt;2</text:p>
      <text:section text:style-name="Sect1" text:name="Section16">
        <text:h text:style-name="P30" text:outline-level="2"><text:bookmark text:name="practiceLinkDiv15"/><text:a xlink:type="simple" xlink:href="https://practice.geeksforgeeks.org/problems/merge-2-sorted-linked-list-in-reverse-order/1" text:style-name="Internet_20_link" text:visited-style-name="Visited_20_Internet_20_Link"><text:span text:style-name="T64">Recommended: Please solve it on “</text:span></text:a><text:a xlink:type="simple" xlink:href="https://practice.geeksforgeeks.org/problems/merge-2-sorted-linked-list-in-reverse-order/1" text:style-name="Internet_20_link" text:visited-style-name="Visited_20_Internet_20_Link"><text:span text:style-name="T65">PRACTICE</text:span></text:a><text:a xlink:type="simple" xlink:href="https://practice.geeksforgeeks.org/problems/merge-2-sorted-linked-list-in-reverse-order/1" text:style-name="Internet_20_link" text:visited-style-name="Visited_20_Internet_20_Link"><text:span text:style-name="T64">” first, before moving on to the solution.</text:span></text:a></text:h>
      </text:section>
      <text:p text:style-name="P101"/>
      <text:p text:style-name="P20"><text:span text:style-name="T56">A </text:span><text:span text:style-name="Strong_20_Emphasis"><text:span text:style-name="T56">Simple Solution</text:span></text:span><text:span text:style-name="T56">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6">.<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6">.<text:line-break/>3) </text:span><text:a xlink:type="simple" xlink:href="https://www.geeksforgeeks.org/merge-two-sorted-linked-lists/" text:style-name="Internet_20_link" text:visited-style-name="Visited_20_Internet_20_Link"><text:span text:style-name="T23">Merge two reversed lists</text:span></text:a><text:span text:style-name="T56">.</text:span></text:p>
      <text:p text:style-name="P47">Another Simple Solution is first Merge both lists, then reverse the merged list.</text:p>
      <text:p text:style-name="P47"><text:soft-page-break/>Both of the above solutions require two traversals of linked list.</text:p>
      <text:p text:style-name="P20"><text:span text:style-name="Strong_20_Emphasis"><text:span text:style-name="T56">How to solve without reverse, O(1) auxiliary space (in-place) and only one traversal of both lists?</text:span></text:span><text:span text:style-name="T56"><text:line-break/>The idea is to follow merge style process. Initialize result list as empty. Traverse both lists from beginning to end. Compare current nodes of both lists and insert smaller of two at the beginning of the result list.</text:span></text:p>
      <text:p text:style-name="P48">1) Initialize result list as empty: res = NULL.</text:p>
      <text:p text:style-name="P110">2) Let 'a' and 'b' be heads first and second lists respectively.</text:p>
      <text:p text:style-name="P110">3) While (a != NULL and b != NULL)</text:p>
      <text:p text:style-name="P111"><text:s text:c="4"/><text:span text:style-name="T71">a) Find the smaller of two (Current 'a' and 'b')</text:span></text:p>
      <text:p text:style-name="P111"><text:s text:c="4"/><text:span text:style-name="T71">b) Insert the smaller value node at the front of result.</text:span></text:p>
      <text:p text:style-name="P111"><text:s text:c="4"/><text:span text:style-name="T71">c) Move ahead in the list of smaller node. </text:span></text:p>
      <text:p text:style-name="P110">4) If 'b' becomes NULL before 'a', insert all nodes of 'a' </text:p>
      <text:p text:style-name="P111"><text:s text:c="3"/><text:span text:style-name="T71">into result list at the beginning.</text:span></text:p>
      <text:p text:style-name="P110">5) If 'a' becomes NULL before 'b', insert all nodes of 'a' </text:p>
      <text:p text:style-name="P111"><text:s text:c="3"/><text:span text:style-name="T71">into result list at the beginning. </text:span></text:p>
      <text:p text:style-name="P47">Below is the implementation of above solution.</text:p>
      <text:list xml:id="list1827311094871864087" text:style-name="L7">
        <text:list-item>
          <text:p text:style-name="P133"><text:bookmark text:name="tablist1-tab12"/>C/C++</text:p>
        </text:list-item>
        <text:list-item>
          <text:p text:style-name="P129"><text:bookmark text:name="tablist1-tab22"/>Java</text:p>
        </text:list-item>
      </text:list>
      <text:section text:style-name="Sect2" text:name="Section17">
        <text:p text:style-name="P52"><text:bookmark text:name="copy-code-button1"/><text:bookmark text:name="tablist1-panel2"/>filter_none</text:p>
        <text:p text:style-name="P53"><text:bookmark text:name="run-and-edit-button1"/>edit</text:p>
        <text:p text:style-name="P53"><text:bookmark text:name="run-code-button1"/>play_arrow</text:p>
        <text:p text:style-name="P54">brightness_4</text:p>
        <text:section text:style-name="Sect2" text:name="highlighter_820103">
          <table:table table:name="Table4" table:style-name="Table4">
            <table:table-column table:style-name="Table4.A"/>
            <table:table-row>
              <table:table-cell table:style-name="Table4.A1" office:value-type="string">
                <text:p text:style-name="P42"><text:span text:style-name="Source_20_Text"><text:span text:style-name="T32">// Java program to merge two sorted linked list such that merged  </text:span></text:span></text:p>
                <text:p text:style-name="P42"><text:span text:style-name="Source_20_Text"><text:span text:style-name="T32">// list is in reverse order </text:span></text:span></text:p>
                <text:p text:style-name="P42"><text:span text:style-name="Source_20_Text"><text:span text:style-name="T41"> </text:span></text:span><text:span text:style-name="T41"> </text:span></text:p>
                <text:p text:style-name="P42"><text:span text:style-name="Source_20_Text"><text:span text:style-name="T32">// Linked List Class </text:span></text:span></text:p>
                <text:p text:style-name="P42"><text:span text:style-name="Source_20_Text"><text:span text:style-name="T27">class</text:span></text:span><text:span text:style-name="T47"> </text:span><text:span text:style-name="Source_20_Text"><text:span text:style-name="T10">LinkedList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Node head;  </text:span></text:span><text:span text:style-name="Source_20_Text"><text:span text:style-name="T32">// head of list </text:span></text:span></text:p>
                <text:p text:style-name="P42"><text:soft-page-break/><text:span text:style-name="Source_20_Text"><text:span text:style-name="T41">    </text:span></text:span><text:span text:style-name="Source_20_Text"><text:span text:style-name="T27">static</text:span></text:span><text:span text:style-name="T47"> </text:span><text:span text:style-name="Source_20_Text"><text:span text:style-name="T10">Node a, b;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Node Class */</text:span></text:span></text:p>
                <text:p text:style-name="P42"><text:span text:style-name="Source_20_Text"><text:span text:style-name="T41">    </text:span></text:span><text:span text:style-name="Source_20_Text"><text:span text:style-name="T27">static</text:span></text:span><text:span text:style-name="T47"> </text:span><text:span text:style-name="Source_20_Text"><text:span text:style-name="T27">class</text:span></text:span><text:span text:style-name="T47"> </text:span><text:span text:style-name="Source_20_Text"><text:span text:style-name="T10">Node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int</text:span></text:span><text:span text:style-name="T47"> </text:span><text:span text:style-name="Source_20_Text"><text:span text:style-name="T10">data; </text:span></text:span></text:p>
                <text:p text:style-name="P42"><text:span text:style-name="Source_20_Text"><text:span text:style-name="T41">        </text:span></text:span><text:span text:style-name="Source_20_Text"><text:span text:style-name="T10">Node next;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Constructor to create a new node </text:span></text:span></text:p>
                <text:p text:style-name="P42"><text:span text:style-name="Source_20_Text"><text:span text:style-name="T41">        </text:span></text:span><text:span text:style-name="Source_20_Text"><text:span text:style-name="T10">Node(</text:span></text:span><text:span text:style-name="Source_20_Text"><text:span text:style-name="T27">int</text:span></text:span><text:span text:style-name="T47"> </text:span><text:span text:style-name="Source_20_Text"><text:span text:style-name="T10">d) { </text:span></text:span></text:p>
                <text:p text:style-name="P42"><text:span text:style-name="Source_20_Text"><text:span text:style-name="T41">            </text:span></text:span><text:span text:style-name="Source_20_Text"><text:span text:style-name="T10">data = d; </text:span></text:span></text:p>
                <text:p text:style-name="P42"><text:span text:style-name="Source_20_Text"><text:span text:style-name="T41">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void</text:span></text:span><text:span text:style-name="T47"> </text:span><text:span text:style-name="Source_20_Text"><text:span text:style-name="T10">printlist(Node node) {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node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Source_20_Text"><text:span text:style-name="T10">System.out.print(node.data + </text:span></text:span><text:span text:style-name="Source_20_Text"><text:span text:style-name="T52">" "</text:span></text:span><text:span text:style-name="Source_20_Text"><text:span text:style-name="T10">); </text:span></text:span></text:p>
                <text:p text:style-name="P42"><text:span text:style-name="Source_20_Text"><text:span text:style-name="T41">            </text:span></text:span><text:span text:style-name="Source_20_Text"><text:span text:style-name="T10">node = node.next;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Node sortedmerge(Node node1, Node node2)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both the nodes are null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Source_20_Text"><text:span text:style-name="T27">return</text:span></text:span><text:span text:style-name="T47"> </text:span><text:span text:style-name="Source_20_Text"><text:span text:style-name="T27">null</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resultant node </text:span></text:span></text:p>
                <text:p text:style-name="P42"><text:span text:style-name="Source_20_Text"><text:span text:style-name="T41">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both of them have nodes present traverse them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T47">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Now compare both nodes current data </text:span></text:span></text:p>
                <text:p text:style-name="P42"><text:span text:style-name="Source_20_Text"><text:span text:style-name="T41">            </text:span></text:span><text:span text:style-name="Source_20_Text"><text:span text:style-name="T27">if</text:span></text:span><text:span text:style-name="T47"> </text:span><text:span text:style-name="Source_20_Text"><text:span text:style-name="T10">(node1.data &lt;= node2.data) { </text:span></text:span></text:p>
                <text:p text:style-name="P42"><text:span text:style-name="Source_20_Text"><text:span text:style-name="T41">                </text:span></text:span><text:span text:style-name="Source_20_Text"><text:span text:style-name="T10">Node temp = node1.next; </text:span></text:span></text:p>
                <text:p text:style-name="P42"><text:span text:style-name="Source_20_Text"><text:span text:style-name="T41">                </text:span></text:span><text:span text:style-name="Source_20_Text"><text:span text:style-name="T10">node1.next = res; </text:span></text:span></text:p>
                <text:p text:style-name="P42"><text:span text:style-name="Source_20_Text"><text:span text:style-name="T41">                </text:span></text:span><text:span text:style-name="Source_20_Text"><text:span text:style-name="T10">res = node1; </text:span></text:span></text:p>
                <text:p text:style-name="P42"><text:span text:style-name="Source_20_Text"><text:span text:style-name="T41">                </text:span></text:span><text:span text:style-name="Source_20_Text"><text:span text:style-name="T10">node1 = temp; </text:span></text:span></text:p>
                <text:p text:style-name="P42"><text:span text:style-name="Source_20_Text"><text:span text:style-name="T41">            </text:span></text:span><text:span text:style-name="Source_20_Text"><text:span text:style-name="T10">} </text:span></text:span><text:span text:style-name="Source_20_Text"><text:span text:style-name="T27">else</text:span></text:span><text:span text:style-name="T47"> </text:span><text:span text:style-name="Source_20_Text"><text:span text:style-name="T10">{ </text:span></text:span></text:p>
                <text:p text:style-name="P42"><text:span text:style-name="Source_20_Text"><text:span text:style-name="T41">                </text:span></text:span><text:span text:style-name="Source_20_Text"><text:span text:style-name="T10">Node temp = node2.next; </text:span></text:span></text:p>
                <text:p text:style-name="P42"><text:span text:style-name="Source_20_Text"><text:span text:style-name="T41">                </text:span></text:span><text:span text:style-name="Source_20_Text"><text:span text:style-name="T10">node2.next = res; </text:span></text:span></text:p>
                <text:p text:style-name="P42"><text:span text:style-name="Source_20_Text"><text:span text:style-name="T41">                </text:span></text:span><text:span text:style-name="Source_20_Text"><text:span text:style-name="T10">res = node2; </text:span></text:span></text:p>
                <text:p text:style-name="P42"><text:span text:style-name="Source_20_Text"><text:span text:style-name="T41">                </text:span></text:span><text:span text:style-name="Source_20_Text"><text:span text:style-name="T10">node2 = temp;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oft-page-break/><text:span text:style-name="Source_20_Text"><text:span text:style-name="T41">        </text:span></text:span><text:span text:style-name="Source_20_Text"><text:span text:style-name="T32">// If second list reached end, but first list has </text:span></text:span></text:p>
                <text:p text:style-name="P42"><text:span text:style-name="Source_20_Text"><text:span text:style-name="T41">        </text:span></text:span><text:span text:style-name="Source_20_Text"><text:span text:style-name="T32">// nodes. Add remaining nodes of first list at the </text:span></text:span></text:p>
                <text:p text:style-name="P42"><text:span text:style-name="Source_20_Text"><text:span text:style-name="T41">        </text:span></text:span><text:span text:style-name="Source_20_Text"><text:span text:style-name="T32">// front of result list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node1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Source_20_Text"><text:span text:style-name="T10">Node temp = node1.next; </text:span></text:span></text:p>
                <text:p text:style-name="P42"><text:span text:style-name="Source_20_Text"><text:span text:style-name="T41">            </text:span></text:span><text:span text:style-name="Source_20_Text"><text:span text:style-name="T10">node1.next = res; </text:span></text:span></text:p>
                <text:p text:style-name="P42"><text:span text:style-name="Source_20_Text"><text:span text:style-name="T41">            </text:span></text:span><text:span text:style-name="Source_20_Text"><text:span text:style-name="T10">res = node1; </text:span></text:span></text:p>
                <text:p text:style-name="P42"><text:span text:style-name="Source_20_Text"><text:span text:style-name="T41">            </text:span></text:span><text:span text:style-name="Source_20_Text"><text:span text:style-name="T10">node1 = temp;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If first list reached end, but second list has </text:span></text:span></text:p>
                <text:p text:style-name="P42"><text:span text:style-name="Source_20_Text"><text:span text:style-name="T41">        </text:span></text:span><text:span text:style-name="Source_20_Text"><text:span text:style-name="T32">// node. Add remaining nodes of first list at the </text:span></text:span></text:p>
                <text:p text:style-name="P42"><text:span text:style-name="Source_20_Text"><text:span text:style-name="T41">        </text:span></text:span><text:span text:style-name="Source_20_Text"><text:span text:style-name="T32">// front of result list </text:span></text:span></text:p>
                <text:p text:style-name="P42"><text:span text:style-name="Source_20_Text"><text:span text:style-name="T41">        </text:span></text:span><text:span text:style-name="Source_20_Text"><text:span text:style-name="T27">while</text:span></text:span><text:span text:style-name="T47"> </text:span><text:span text:style-name="Source_20_Text"><text:span text:style-name="T10">(node2 != </text:span></text:span><text:span text:style-name="Source_20_Text"><text:span text:style-name="T27">null</text:span></text:span><text:span text:style-name="Source_20_Text"><text:span text:style-name="T10">) { </text:span></text:span></text:p>
                <text:p text:style-name="P42"><text:span text:style-name="Source_20_Text"><text:span text:style-name="T41">            </text:span></text:span><text:span text:style-name="Source_20_Text"><text:span text:style-name="T10">Node temp = node2.next; </text:span></text:span></text:p>
                <text:p text:style-name="P42"><text:span text:style-name="Source_20_Text"><text:span text:style-name="T41">            </text:span></text:span><text:span text:style-name="Source_20_Text"><text:span text:style-name="T10">node2.next = res; </text:span></text:span></text:p>
                <text:p text:style-name="P42"><text:span text:style-name="Source_20_Text"><text:span text:style-name="T41">            </text:span></text:span><text:span text:style-name="Source_20_Text"><text:span text:style-name="T10">res = node2; </text:span></text:span></text:p>
                <text:p text:style-name="P42"><text:span text:style-name="Source_20_Text"><text:span text:style-name="T41">            </text:span></text:span><text:span text:style-name="Source_20_Text"><text:span text:style-name="T10">node2 = temp; </text:span></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return</text:span></text:span><text:span text:style-name="T47"> </text:span><text:span text:style-name="Source_20_Text"><text:span text:style-name="T10">res;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27">public</text:span></text:span><text:span text:style-name="T47"> </text:span><text:span text:style-name="Source_20_Text"><text:span text:style-name="T27">static</text:span></text:span><text:span text:style-name="T47"> </text:span><text:span text:style-name="Source_20_Text"><text:span text:style-name="T27">void</text:span></text:span><text:span text:style-name="T47"> </text:span><text:span text:style-name="Source_20_Text"><text:span text:style-name="T10">main(String[] args) {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LinkedList list = </text:span></text:span><text:span text:style-name="Source_20_Text"><text:span text:style-name="T27">new</text:span></text:span><text:span text:style-name="T47"> </text:span><text:span text:style-name="Source_20_Text"><text:span text:style-name="T10">LinkedList(); </text:span></text:span></text:p>
                <text:p text:style-name="P42"><text:span text:style-name="Source_20_Text"><text:span text:style-name="T41">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Let us create two sorted linked lists to test </text:span></text:span></text:p>
                <text:p text:style-name="P42"><text:span text:style-name="Source_20_Text"><text:span text:style-name="T41">         </text:span></text:span><text:span text:style-name="Source_20_Text"><text:span text:style-name="T32">the above functions. Created lists shall be </text:span></text:span></text:p>
                <text:p text:style-name="P42"><text:span text:style-name="Source_20_Text"><text:span text:style-name="T41">         </text:span></text:span><text:span text:style-name="Source_20_Text"><text:span text:style-name="T32">a: 5-&gt;10-&gt;15 </text:span></text:span></text:p>
                <text:p text:style-name="P42"><text:span text:style-name="Source_20_Text"><text:span text:style-name="T41">         </text:span></text:span><text:span text:style-name="Source_20_Text"><text:span text:style-name="T32">b: 2-&gt;3-&gt;20*/</text:span></text:span></text:p>
                <text:p text:style-name="P42"><text:span text:style-name="Source_20_Text"><text:span text:style-name="T41">        </text:span></text:span><text:span text:style-name="Source_20_Text"><text:span text:style-name="T10">list.a = </text:span></text:span><text:span text:style-name="Source_20_Text"><text:span text:style-name="T27">new</text:span></text:span><text:span text:style-name="T47"> </text:span><text:span text:style-name="Source_20_Text"><text:span text:style-name="T10">Node(</text:span></text:span><text:span text:style-name="Source_20_Text"><text:span text:style-name="T38">5</text:span></text:span><text:span text:style-name="Source_20_Text"><text:span text:style-name="T10">); </text:span></text:span></text:p>
                <text:p text:style-name="P42"><text:span text:style-name="Source_20_Text"><text:span text:style-name="T41">        </text:span></text:span><text:span text:style-name="Source_20_Text"><text:span text:style-name="T10">list.a.next = </text:span></text:span><text:span text:style-name="Source_20_Text"><text:span text:style-name="T27">new</text:span></text:span><text:span text:style-name="T47"> </text:span><text:span text:style-name="Source_20_Text"><text:span text:style-name="T10">Node(</text:span></text:span><text:span text:style-name="Source_20_Text"><text:span text:style-name="T38">10</text:span></text:span><text:span text:style-name="Source_20_Text"><text:span text:style-name="T10">); </text:span></text:span></text:p>
                <text:p text:style-name="P42"><text:span text:style-name="Source_20_Text"><text:span text:style-name="T41">        </text:span></text:span><text:span text:style-name="Source_20_Text"><text:span text:style-name="T10">list.a.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15</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list.b = </text:span></text:span><text:span text:style-name="Source_20_Text"><text:span text:style-name="T27">new</text:span></text:span><text:span text:style-name="T47"> </text:span><text:span text:style-name="Source_20_Text"><text:span text:style-name="T10">Node(</text:span></text:span><text:span text:style-name="Source_20_Text"><text:span text:style-name="T38">2</text:span></text:span><text:span text:style-name="Source_20_Text"><text:span text:style-name="T10">); </text:span></text:span></text:p>
                <text:p text:style-name="P42"><text:span text:style-name="Source_20_Text"><text:span text:style-name="T41">        </text:span></text:span><text:span text:style-name="Source_20_Text"><text:span text:style-name="T10">list.b.next = </text:span></text:span><text:span text:style-name="Source_20_Text"><text:span text:style-name="T27">new</text:span></text:span><text:span text:style-name="T47"> </text:span><text:span text:style-name="Source_20_Text"><text:span text:style-name="T10">Node(</text:span></text:span><text:span text:style-name="Source_20_Text"><text:span text:style-name="T38">3</text:span></text:span><text:span text:style-name="Source_20_Text"><text:span text:style-name="T10">); </text:span></text:span></text:p>
                <text:p text:style-name="P42"><text:span text:style-name="Source_20_Text"><text:span text:style-name="T41">        </text:span></text:span><text:span text:style-name="Source_20_Text"><text:span text:style-name="T10">list.b.next.next = </text:span></text:span><text:span text:style-name="Source_20_Text"><text:span text:style-name="T27">new</text:span></text:span><text:span text:style-name="T47"> </text:span><text:span text:style-name="Source_20_Text"><text:span text:style-name="T10">Node(</text:span></text:span><text:span text:style-name="Source_20_Text"><text:span text:style-name="T38">20</text:span></text:span><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System.out.println(</text:span></text:span><text:span text:style-name="Source_20_Text"><text:span text:style-name="T52">"List a before merge :"</text:span></text:span><text:span text:style-name="Source_20_Text"><text:span text:style-name="T10">); </text:span></text:span></text:p>
                <text:p text:style-name="P42"><text:span text:style-name="Source_20_Text"><text:span text:style-name="T41">        </text:span></text:span><text:span text:style-name="Source_20_Text"><text:span text:style-name="T10">list.printlist(a); </text:span></text:span></text:p>
                <text:p text:style-name="P42"><text:span text:style-name="Source_20_Text"><text:span text:style-name="T41">        </text:span></text:span><text:span text:style-name="Source_20_Text"><text:span text:style-name="T10">System.out.println(</text:span></text:span><text:span text:style-name="Source_20_Text"><text:span text:style-name="T52">""</text:span></text:span><text:span text:style-name="Source_20_Text"><text:span text:style-name="T10">); </text:span></text:span></text:p>
                <text:p text:style-name="P42"><text:span text:style-name="Source_20_Text"><text:span text:style-name="T41">        </text:span></text:span><text:span text:style-name="Source_20_Text"><text:span text:style-name="T10">System.out.println(</text:span></text:span><text:span text:style-name="Source_20_Text"><text:span text:style-name="T52">"List b before merge :"</text:span></text:span><text:span text:style-name="Source_20_Text"><text:span text:style-name="T10">); </text:span></text:span></text:p>
                <text:p text:style-name="P42"><text:span text:style-name="Source_20_Text"><text:span text:style-name="T41">        </text:span></text:span><text:span text:style-name="Source_20_Text"><text:span text:style-name="T10">list.printlist(b);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32">// merge two sorted linkedlist in decreasing order </text:span></text:span></text:p>
                <text:p text:style-name="P42"><text:span text:style-name="Source_20_Text"><text:span text:style-name="T41">        </text:span></text:span><text:span text:style-name="Source_20_Text"><text:span text:style-name="T10">result = list.sortedmerge(a, b); </text:span></text:span></text:p>
                <text:p text:style-name="P42"><text:soft-page-break/><text:span text:style-name="Source_20_Text"><text:span text:style-name="T41">        </text:span></text:span><text:span text:style-name="Source_20_Text"><text:span text:style-name="T10">System.out.println(</text:span></text:span><text:span text:style-name="Source_20_Text"><text:span text:style-name="T52">""</text:span></text:span><text:span text:style-name="Source_20_Text"><text:span text:style-name="T10">); </text:span></text:span></text:p>
                <text:p text:style-name="P42"><text:span text:style-name="Source_20_Text"><text:span text:style-name="T41">        </text:span></text:span><text:span text:style-name="Source_20_Text"><text:span text:style-name="T10">System.out.println(</text:span></text:span><text:span text:style-name="Source_20_Text"><text:span text:style-name="T52">"Merged linked list : "</text:span></text:span><text:span text:style-name="Source_20_Text"><text:span text:style-name="T10">); </text:span></text:span></text:p>
                <text:p text:style-name="P42"><text:span text:style-name="Source_20_Text"><text:span text:style-name="T41">        </text:span></text:span><text:span text:style-name="Source_20_Text"><text:span text:style-name="T10">list.printlist(result); </text:span></text:span></text:p>
                <text:p text:style-name="P42"><text:span text:style-name="Source_20_Text"><text:span text:style-name="T41"> </text:span></text:span><text:span text:style-name="T41"> </text:span></text:p>
                <text:p text:style-name="P42"><text:span text:style-name="Source_20_Text"><text:span text:style-name="T41">    </text:span></text:span><text:span text:style-name="Source_20_Text"><text:span text:style-name="T10">} </text:span></text:span></text:p>
                <text:p text:style-name="P42"><text:span text:style-name="Source_20_Text"><text:span text:style-name="T10">} </text:span></text:span></text:p>
                <text:p text:style-name="P42"><text:span text:style-name="Source_20_Text"><text:span text:style-name="T41"> </text:span></text:span><text:span text:style-name="T41"> </text:span></text:p>
                <text:p text:style-name="P42"><text:span text:style-name="Source_20_Text"><text:span text:style-name="T32">// This code has been contributed by Mayank Jaiswal </text:span></text:span></text:p>
              </table:table-cell>
            </table:table-row>
          </table:table>
        </text:section>
      </text:section>
      <text:p text:style-name="P101"><text:line-break/>Output:</text:p>
      <text:p text:style-name="P48">List A before merge: </text:p>
      <text:p text:style-name="P110">5 10 15 </text:p>
      <text:p text:style-name="P110">List B before merge: </text:p>
      <text:p text:style-name="P110">2 3 20 </text:p>
      <text:p text:style-name="P110">Merged Linked List is: </text:p>
      <text:p text:style-name="P110">20 15 10 5 3 2 </text:p>
      <text:p text:style-name="P97"/>
      <text:p text:style-name="P97"/>
      <text:p text:style-name="P97"/>
      <text:p text:style-name="P97"/>
      <text:h text:style-name="P70" text:outline-level="1">Compare two strings represented as linked lists</text:h>
      <text:p text:style-name="P47">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47">Examples:</text:p>
      <text:p text:style-name="P48">Input: list1 = g-&gt;e-&gt;e-&gt;k-&gt;s-&gt;a</text:p>
      <text:p text:style-name="P111"><text:s text:c="7"/><text:span text:style-name="T71">list2 = g-&gt;e-&gt;e-&gt;k-&gt;s-&gt;b</text:span></text:p>
      <text:p text:style-name="P110">Output: -1</text:p>
      <text:p text:style-name="P112"/>
      <text:p text:style-name="P110">Input: list1 = g-&gt;e-&gt;e-&gt;k-&gt;s-&gt;a</text:p>
      <text:p text:style-name="P111"><text:soft-page-break/><text:s text:c="7"/><text:span text:style-name="T71">list2 = g-&gt;e-&gt;e-&gt;k-&gt;s</text:span></text:p>
      <text:p text:style-name="P110">Output: 1</text:p>
      <text:p text:style-name="P112"/>
      <text:p text:style-name="P110">Input: list1 = g-&gt;e-&gt;e-&gt;k-&gt;s</text:p>
      <text:p text:style-name="P111"><text:s text:c="7"/><text:span text:style-name="T71">list2 = g-&gt;e-&gt;e-&gt;k-&gt;s</text:span></text:p>
      <text:p text:style-name="P110">Output: 0</text:p>
      <text:h text:style-name="P70" text:outline-level="1">A program to check if a binary tree is BST or not</text:h>
      <text:p text:style-name="P47">A binary search tree (BST) is a node based binary tree data structure which has the following properties.<text:line-break/>• The left subtree of a node contains only nodes with keys less than the node’s key.<text:line-break/>• The right subtree of a node contains only nodes with keys greater than the node’s key.<text:line-break/>• Both the left and right subtrees must also be binary search trees.</text:p>
      <text:p text:style-name="P47">From the above properties it naturally follows that:<text:line-break/>• Each node (item in the tree) has a distinct key.</text:p>
      <text:p text:style-name="P97"/>
      <text:p text:style-name="P97"/>
      <text:p text:style-name="P120">import java.util.*;</text:p>
      <text:p text:style-name="P120">class JsonObject{</text:p>
      <text:p text:style-name="P120"><text:tab/>public static void main(String[] args) {</text:p>
      <text:p text:style-name="P120"><text:tab/><text:tab/>String s = "b) (c) ()";</text:p>
      <text:p text:style-name="P120"><text:tab/><text:tab/>int temp=0;</text:p>
      <text:p text:style-name="P120"><text:tab/><text:tab/>int flag=0;</text:p>
      <text:p text:style-name="P120"><text:tab/><text:tab/>for(int i=0;i&lt;s.length();i++){</text:p>
      <text:p text:style-name="P120"><text:tab/><text:tab/><text:tab/>if(s.charAt(i)=='('){</text:p>
      <text:p text:style-name="P120"><text:tab/><text:tab/><text:tab/><text:tab/>temp++;</text:p>
      <text:p text:style-name="P120"><text:tab/><text:tab/><text:tab/><text:tab/>if(temp&gt;flag){</text:p>
      <text:p text:style-name="P120"><text:soft-page-break/><text:tab/><text:tab/><text:tab/><text:tab/><text:tab/>flag=temp;</text:p>
      <text:p text:style-name="P120"><text:tab/><text:tab/><text:tab/><text:tab/>}</text:p>
      <text:p text:style-name="P120"><text:tab/><text:tab/><text:tab/>}</text:p>
      <text:p text:style-name="P120"><text:tab/><text:tab/><text:tab/>else if(s.charAt(i)==')'){</text:p>
      <text:p text:style-name="P120"><text:tab/><text:tab/><text:tab/><text:tab/>temp--;</text:p>
      <text:p text:style-name="P120"><text:tab/><text:tab/><text:tab/>}</text:p>
      <text:p text:style-name="P120"><text:tab/><text:tab/>}</text:p>
      <text:p text:style-name="P120"><text:tab/><text:tab/>System.out.println(flag);</text:p>
      <text:p text:style-name="P120"><text:tab/>}</text:p>
      <text:p text:style-name="P120"/>
      <text:p text:style-name="P120">}</text:p>
      <text:p text:style-name="P120"/>
      <text:p text:style-name="P120"/>
      <text:h text:style-name="P138" text:outline-level="1">Print path from root to a given node in a binary tree</text:h>
      <text:p text:style-name="P28">Given a binary tree with distinct nodes(no two nodes have the same have data values). The problem is to print the path from root to a given node <text:span text:style-name="T60">x</text:span>. If node <text:span text:style-name="T60">x</text:span> is not present then print “No Path”.</text:p>
      <text:p text:style-name="P47">Examples:</text:p>
      <text:p text:style-name="P48">Input : <text:s text:c="9"/>1</text:p>
      <text:p text:style-name="P111"><text:s text:c="15"/><text:span text:style-name="T71">/ <text:s text:c="2"/>\</text:span></text:p>
      <text:p text:style-name="P111"><text:s text:c="14"/><text:span text:style-name="T71">2 <text:s text:c="4"/>3</text:span></text:p>
      <text:p text:style-name="P111"><text:s text:c="13"/><text:span text:style-name="T71">/ \ <text:s text:c="2"/>/ <text:s/>\</text:span></text:p>
      <text:p text:style-name="P111"><text:s text:c="12"/><text:span text:style-name="T71">4 <text:s text:c="2"/>5 <text:s/>6 <text:s text:c="2"/>7</text:span></text:p>
      <text:p text:style-name="P112"/>
      <text:p text:style-name="P111"><text:s text:c="15"/><text:span text:style-name="T71">x = 5</text:span></text:p>
      <text:p text:style-name="P112"/>
      <text:p text:style-name="P110">Output : 1-&gt;2-&gt;5</text:p>
      <text:section text:style-name="Sect1" text:name="Section18">
        <text:h text:style-name="P30" text:outline-level="2"><text:bookmark text:name="practiceLinkDiv16"/><text:soft-page-break/><text:a xlink:type="simple" xlink:href="https://ide.geeksforgeeks.org/" text:style-name="Internet_20_link" text:visited-style-name="Visited_20_Internet_20_Link"><text:span text:style-name="T64">Recommended: Please try your approach on </text:span></text:a><text:a xlink:type="simple" xlink:href="https://ide.geeksforgeeks.org/" text:style-name="Internet_20_link" text:visited-style-name="Visited_20_Internet_20_Link"><text:span text:style-name="T65">{IDE}</text:span></text:a><text:a xlink:type="simple" xlink:href="https://ide.geeksforgeeks.org/" text:style-name="Internet_20_link" text:visited-style-name="Visited_20_Internet_20_Link"><text:span text:style-name="T64"> first, before moving on to the solution.</text:span></text:a></text:h>
      </text:section>
      <text:p text:style-name="P101"/>
      <text:p text:style-name="P28"><text:span text:style-name="T60">Approach:</text:span> Create a recursive function that traverses the different path in the binary tree to find the required node <text:span text:style-name="T60">x</text:span>. If node <text:span text:style-name="T60">x</text:span> is present then it returns true and accumulates the path nodes in some array <text:span text:style-name="T60">arr[]</text:span>. Else it returns false.</text:p>
      <text:p text:style-name="P47">Following are the cases during the traversal:</text:p>
      <text:list xml:id="list1486106367129650668" text:style-name="L8">
        <text:list-item>
          <text:p text:style-name="P125">If <text:span text:style-name="T60">root = NULL</text:span>, return false.</text:p>
        </text:list-item>
        <text:list-item>
          <text:p text:style-name="P125">push the root’s data into <text:span text:style-name="T60">arr[]</text:span>.</text:p>
        </text:list-item>
        <text:list-item>
          <text:p text:style-name="P125">if <text:span text:style-name="T60">root’s data = x</text:span>, return true.</text:p>
        </text:list-item>
        <text:list-item>
          <text:p text:style-name="P125">if node <text:span text:style-name="T60">x</text:span> is present in root’s left or right subtree, return true.</text:p>
        </text:list-item>
        <text:list-item>
          <text:p text:style-name="P125">Else remove root’s data value from <text:span text:style-name="T60">arr[]</text:span> and return false.</text:p>
        </text:list-item>
      </text:list>
      <text:p text:style-name="P120"/>
      <text:p text:style-name="P121">import java.util.*;</text:p>
      <text:p text:style-name="P121">class Node{</text:p>
      <text:p text:style-name="P121"><text:tab/>int data;</text:p>
      <text:p text:style-name="P121"><text:tab/>Node left, right;</text:p>
      <text:p text:style-name="P121"><text:tab/>Node(int d){</text:p>
      <text:p text:style-name="P121"><text:tab/><text:tab/>data=d;</text:p>
      <text:p text:style-name="P121"><text:tab/><text:tab/>left=null;</text:p>
      <text:p text:style-name="P121"><text:tab/><text:tab/>right=null;</text:p>
      <text:p text:style-name="P121"><text:tab/>}</text:p>
      <text:p text:style-name="P121"/>
      <text:p text:style-name="P121"/>
      <text:p text:style-name="P121">}</text:p>
      <text:p text:style-name="P121"/>
      <text:p text:style-name="P121">class RoottoNodePath{</text:p>
      <text:p text:style-name="P121"><text:tab/>static ArrayList&lt;Integer&gt; ar=new ArrayList&lt;Integer&gt;();</text:p>
      <text:p text:style-name="P121"><text:tab/>public static void main(String[] args) {</text:p>
      <text:p text:style-name="P121"><text:tab/><text:tab/>Node root=new Node(1); </text:p>
      <text:p text:style-name="P121"><text:s text:c="8"/>root.left = new Node(2); <text:s/></text:p>
      <text:p text:style-name="P121"><text:soft-page-break/><text:s text:c="8"/>root.right = new Node(3); <text:s/></text:p>
      <text:p text:style-name="P121"><text:s text:c="8"/>root.left.left = new Node(4); <text:s/></text:p>
      <text:p text:style-name="P121"><text:s text:c="8"/>root.left.right = new Node(5); <text:s/></text:p>
      <text:p text:style-name="P121"><text:s text:c="8"/>root.right.left = new Node(6); <text:s/></text:p>
      <text:p text:style-name="P121"><text:s text:c="8"/>root.right.right = new Node(7); <text:s/></text:p>
      <text:p text:style-name="P121"><text:s text:c="8"/>int x=5; </text:p>
      <text:p text:style-name="P121"><text:s text:c="8"/>printPath(root, x); </text:p>
      <text:p text:style-name="P121"><text:tab/>}</text:p>
      <text:p text:style-name="P121"><text:tab/>public static void printPath(Node root,int x){</text:p>
      <text:p text:style-name="P121"><text:tab/><text:tab/>if(hasPath(root,x,ar)){</text:p>
      <text:p text:style-name="P121"><text:tab/><text:tab/><text:tab/>for(int i=0;i&lt;ar.size();i++){</text:p>
      <text:p text:style-name="P121"><text:tab/><text:tab/><text:tab/><text:tab/>System.out.print(ar.get(i));</text:p>
      <text:p text:style-name="P121"><text:tab/><text:tab/><text:tab/>}</text:p>
      <text:p text:style-name="P121"><text:tab/><text:tab/>}</text:p>
      <text:p text:style-name="P121"><text:tab/><text:tab/>else{</text:p>
      <text:p text:style-name="P121"><text:tab/><text:tab/><text:tab/><text:tab/>System.out.println("No path exist");</text:p>
      <text:p text:style-name="P121"><text:tab/><text:tab/><text:tab/>}</text:p>
      <text:p text:style-name="P121"><text:tab/>}</text:p>
      <text:p text:style-name="P121"/>
      <text:p text:style-name="P121"><text:tab/>public static boolean hasPath(Node root,int x,ArrayList&lt;Integer&gt; ar){</text:p>
      <text:p text:style-name="P121"><text:tab/><text:tab/>if(root==null){</text:p>
      <text:p text:style-name="P121"><text:tab/><text:tab/><text:tab/>return false;</text:p>
      <text:p text:style-name="P121"><text:tab/><text:tab/>}</text:p>
      <text:p text:style-name="P121"><text:tab/><text:tab/>ar.add(root.data);</text:p>
      <text:p text:style-name="P121"><text:tab/><text:tab/>if(root.data==x){</text:p>
      <text:p text:style-name="P121"><text:tab/><text:tab/><text:tab/>return true;</text:p>
      <text:p text:style-name="P121"><text:tab/><text:tab/>}</text:p>
      <text:p text:style-name="P121"/>
      <text:p text:style-name="P121"><text:tab/><text:tab/>if(hasPath(root.left,x,ar) || hasPath(root.right,x,ar)){</text:p>
      <text:p text:style-name="P121"><text:tab/><text:tab/><text:tab/>return true;</text:p>
      <text:p text:style-name="P121"><text:tab/><text:tab/>}</text:p>
      <text:p text:style-name="P121"><text:soft-page-break/></text:p>
      <text:p text:style-name="P121"><text:tab/><text:tab/>ar.remove(ar.size()-1);</text:p>
      <text:p text:style-name="P121"><text:tab/><text:tab/>return false;</text:p>
      <text:p text:style-name="P121"/>
      <text:p text:style-name="P121"/>
      <text:p text:style-name="P121"/>
      <text:p text:style-name="P121"><text:tab/>}</text:p>
      <text:p text:style-name="P121"><text:tab/></text:p>
      <text:p text:style-name="P1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Material Icons" svg:font-family="'Material Icons'"/>
    <style:font-face style:name="Open Sans" svg:font-family="'Open Sans', Helvetica, Arial, Verdana, sans-serif"/>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13T21:28:58.894303512</dc:date>
    <meta:editing-duration>P3DT17M53S</meta:editing-duration>
    <meta:editing-cycles>28</meta:editing-cycles>
    <meta:generator>LibreOffice/5.1.6.2$Linux_X86_64 LibreOffice_project/10m0$Build-2</meta:generator>
    <meta:document-statistic meta:table-count="4" meta:image-count="7" meta:object-count="0" meta:page-count="82" meta:paragraph-count="2287" meta:word-count="10847" meta:character-count="72732" meta:non-whitespace-character-count="54938"/>
  </office:meta>
</office:document-meta>
</file>